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宋体" svg:font-family="宋体"/>
    <style:font-face style:name="Times Roman" svg:font-family="&quot;Times Roman&quot;"/>
    <style:font-face style:name="Times" svg:font-family="Time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Roman" style:font-name-asian="Times Roman" style:font-name-complex="Times Roman" fo:font-weight="bold" style:font-weight-asian="bold" style:font-weight-complex="bold"/>
    </style:style>
    <style:style style:name="ce3" style:family="table-cell" style:parent-style-name="Default" style:data-style-name="N48">
      <style:table-cell-properties fo:border="thin solid #000000" style:vertical-align="middle" style:repeat-content="false"/>
      <style:paragraph-properties fo:text-align="center"/>
      <style:text-properties style:font-name="Times Roman" style:font-name-asian="Times Roman" style:font-name-complex="Times 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Roman" style:font-name-asian="Times Roman" style:font-name-complex="Times Roman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" style:font-name-asian="Times" style:font-name-complex="Times" fo:font-weight="bold" style:font-weight-asian="bold" style:font-weight-complex="bold" style:font-family-generic="roman"/>
    </style:style>
    <style:style style:name="ce6" style:family="table-cell" style:parent-style-name="Default" style:data-style-name="N48">
      <style:table-cell-properties fo:border="thin solid #000000" style:vertical-align="middle" style:repeat-content="false"/>
      <style:paragraph-properties fo:text-align="center"/>
      <style:text-properties style:font-name="Times" style:font-name-asian="Times" style:font-name-complex="Times" style:font-family-generic="roman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" style:font-name-asian="Times" style:font-name-complex="Times" style:font-family-generic="roman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Times Roman" style:font-name-asian="Times Roman" style:font-name-complex="Times Roman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2.407708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9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eq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16369" table:default-cell-style-name="ce1"/>
        <table:table-row table:style-name="ro1">
          <table:table-cell office:value-type="string" table:style-name="ce1">
            <text:p>Sequentia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</text:p>
          </table:table-cell>
          <table:table-cell office:value-type="string" table:style-name="ce1">
            <text:p>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8</text:p>
          </table:table-cell>
          <table:table-cell office:value-type="string" table:style-name="ce1">
            <text:p>9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Average</text:p>
          </table:table-cell>
          <table:table-cell office:value-type="string" table:style-name="ce1">
            <text:p>Tag Quantitive</text:p>
          </table:table-cell>
          <table:table-cell office:value-type="string" table:style-name="ce1">
            <text:p>Length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1_HQ</text:p>
          </table:table-cell>
          <table:table-cell office:value-type="float" office:value="875.85900000000004" table:style-name="ce1">
            <text:p>875.859</text:p>
          </table:table-cell>
          <table:table-cell office:value-type="float" office:value="863.51499999999999" table:style-name="ce1">
            <text:p>863.515</text:p>
          </table:table-cell>
          <table:table-cell office:value-type="float" office:value="867.62699999999995" table:style-name="ce1">
            <text:p>867.627</text:p>
          </table:table-cell>
          <table:table-cell office:value-type="float" office:value="825.58699999999999" table:style-name="ce1">
            <text:p>825.587</text:p>
          </table:table-cell>
          <table:table-cell office:value-type="float" office:value="842.95299999999997" table:style-name="ce1">
            <text:p>842.953</text:p>
          </table:table-cell>
          <table:table-cell office:value-type="float" office:value="842.95299999999997" table:style-name="ce1">
            <text:p>842.953</text:p>
          </table:table-cell>
          <table:table-cell office:value-type="float" office:value="912.35" table:style-name="ce1">
            <text:p>912.35</text:p>
          </table:table-cell>
          <table:table-cell office:value-type="float" office:value="854.20600000000002" table:style-name="ce1">
            <text:p>854.206</text:p>
          </table:table-cell>
          <table:table-cell office:value-type="float" office:value="872.29200000000003" table:style-name="ce1">
            <text:p>872.292</text:p>
          </table:table-cell>
          <table:table-cell office:value-type="float" office:value="808.17" table:style-name="ce1">
            <text:p>808.17</text:p>
          </table:table-cell>
          <table:table-cell office:value-type="float" office:value="856.55120000000011" table:formula="of:=AVERAGE([.B2:.K2])" table:style-name="ce1">
            <text:p>856.5512</text:p>
          </table:table-cell>
          <table:table-cell office:value-type="float" office:value="15007" table:style-name="ce1">
            <text:p>15007</text:p>
          </table:table-cell>
          <table:table-cell office:value-type="float" office:value="2955127" table:style-name="ce1">
            <text:p>2955127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1_16Color</text:p>
          </table:table-cell>
          <table:table-cell office:value-type="float" office:value="278.35399999999998" table:style-name="ce1">
            <text:p>278.354</text:p>
          </table:table-cell>
          <table:table-cell office:value-type="float" office:value="261.35899999999998" table:style-name="ce1">
            <text:p>261.359</text:p>
          </table:table-cell>
          <table:table-cell office:value-type="float" office:value="260.24099999999999" table:style-name="ce1">
            <text:p>260.241</text:p>
          </table:table-cell>
          <table:table-cell office:value-type="float" office:value="270.51499999999999" table:style-name="ce1">
            <text:p>270.515</text:p>
          </table:table-cell>
          <table:table-cell office:value-type="float" office:value="257.81900000000002" table:style-name="ce1">
            <text:p>257.819</text:p>
          </table:table-cell>
          <table:table-cell office:value-type="float" office:value="269.64800000000002" table:style-name="ce1">
            <text:p>269.648</text:p>
          </table:table-cell>
          <table:table-cell office:value-type="float" office:value="260.28800000000001" table:style-name="ce1">
            <text:p>260.288</text:p>
          </table:table-cell>
          <table:table-cell office:value-type="float" office:value="244.22900000000001" table:style-name="ce1">
            <text:p>244.229</text:p>
          </table:table-cell>
          <table:table-cell office:value-type="float" office:value="265.89" table:style-name="ce1">
            <text:p>265.89</text:p>
          </table:table-cell>
          <table:table-cell office:value-type="float" office:value="260.92099999999999" table:style-name="ce1">
            <text:p>260.921</text:p>
          </table:table-cell>
          <table:table-cell office:value-type="float" office:value="262.92639999999994" table:formula="of:=AVERAGE([.B3:.K3])" table:style-name="ce1">
            <text:p>262.9264</text:p>
          </table:table-cell>
          <table:table-cell office:value-type="float" office:value="3960" table:style-name="ce1">
            <text:p>3960</text:p>
          </table:table-cell>
          <table:table-cell office:value-type="float" office:value="973472" table:style-name="ce1">
            <text:p>97347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1_GrayScale</text:p>
          </table:table-cell>
          <table:table-cell office:value-type="float" office:value="230.41499999999999" table:style-name="ce1">
            <text:p>230.415</text:p>
          </table:table-cell>
          <table:table-cell office:value-type="float" office:value="271.923" table:style-name="ce1">
            <text:p>271.923</text:p>
          </table:table-cell>
          <table:table-cell office:value-type="float" office:value="240.10499999999999" table:style-name="ce1">
            <text:p>240.105</text:p>
          </table:table-cell>
          <table:table-cell office:value-type="float" office:value="251.69300000000001" table:style-name="ce1">
            <text:p>251.693</text:p>
          </table:table-cell>
          <table:table-cell office:value-type="float" office:value="232.982" table:style-name="ce1">
            <text:p>232.982</text:p>
          </table:table-cell>
          <table:table-cell office:value-type="float" office:value="231.815" table:style-name="ce1">
            <text:p>231.815</text:p>
          </table:table-cell>
          <table:table-cell office:value-type="float" office:value="238.32300000000001" table:style-name="ce1">
            <text:p>238.323</text:p>
          </table:table-cell>
          <table:table-cell office:value-type="float" office:value="253.21600000000001" table:style-name="ce1">
            <text:p>253.216</text:p>
          </table:table-cell>
          <table:table-cell office:value-type="float" office:value="244.84100000000001" table:style-name="ce1">
            <text:p>244.841</text:p>
          </table:table-cell>
          <table:table-cell office:value-type="float" office:value="240.37200000000001" table:style-name="ce1">
            <text:p>240.372</text:p>
          </table:table-cell>
          <table:table-cell office:value-type="float" office:value="243.5685" table:formula="of:=AVERAGE([.B4:.K4])" table:style-name="ce1">
            <text:p>243.5685</text:p>
          </table:table-cell>
          <table:table-cell office:value-type="float" office:value="3385" table:style-name="ce1">
            <text:p>3385</text:p>
          </table:table-cell>
          <table:table-cell office:value-type="float" office:value="939956" table:style-name="ce1">
            <text:p>939956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1_6Color</text:p>
          </table:table-cell>
          <table:table-cell office:value-type="float" office:value="184.90899999999999" table:style-name="ce1">
            <text:p>184.909</text:p>
          </table:table-cell>
          <table:table-cell office:value-type="float" office:value="188.93199999999999" table:style-name="ce1">
            <text:p>188.932</text:p>
          </table:table-cell>
          <table:table-cell office:value-type="float" office:value="187.148" table:style-name="ce1">
            <text:p>187.148</text:p>
          </table:table-cell>
          <table:table-cell office:value-type="float" office:value="181.52600000000001" table:style-name="ce1">
            <text:p>181.526</text:p>
          </table:table-cell>
          <table:table-cell office:value-type="float" office:value="183.66" table:style-name="ce1">
            <text:p>183.66</text:p>
          </table:table-cell>
          <table:table-cell office:value-type="float" office:value="174.09200000000001" table:style-name="ce1">
            <text:p>174.092</text:p>
          </table:table-cell>
          <table:table-cell office:value-type="float" office:value="174.13300000000001" table:style-name="ce1">
            <text:p>174.133</text:p>
          </table:table-cell>
          <table:table-cell office:value-type="float" office:value="181.22200000000001" table:style-name="ce1">
            <text:p>181.222</text:p>
          </table:table-cell>
          <table:table-cell office:value-type="float" office:value="182.96199999999999" table:style-name="ce1">
            <text:p>182.962</text:p>
          </table:table-cell>
          <table:table-cell office:value-type="float" office:value="216.59700000000001" table:style-name="ce1">
            <text:p>216.597</text:p>
          </table:table-cell>
          <table:table-cell office:value-type="float" office:value="185.5181" table:formula="of:=AVERAGE([.B5:.K5])" table:style-name="ce1">
            <text:p>185.5181</text:p>
          </table:table-cell>
          <table:table-cell office:value-type="float" office:value="2349" table:style-name="ce1">
            <text:p>2349</text:p>
          </table:table-cell>
          <table:table-cell office:value-type="float" office:value="973603" table:style-name="ce1">
            <text:p>97360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1_LQ</text:p>
          </table:table-cell>
          <table:table-cell office:value-type="float" office:value="145.32900000000001" table:style-name="ce1">
            <text:p>145.329</text:p>
          </table:table-cell>
          <table:table-cell office:value-type="float" office:value="140.59100000000001" table:style-name="ce1">
            <text:p>140.591</text:p>
          </table:table-cell>
          <table:table-cell office:value-type="float" office:value="142.155" table:style-name="ce1">
            <text:p>142.155</text:p>
          </table:table-cell>
          <table:table-cell office:value-type="float" office:value="133.57300000000001" table:style-name="ce1">
            <text:p>133.573</text:p>
          </table:table-cell>
          <table:table-cell office:value-type="float" office:value="138.523" table:style-name="ce1">
            <text:p>138.523</text:p>
          </table:table-cell>
          <table:table-cell office:value-type="float" office:value="147.358" table:style-name="ce1">
            <text:p>147.358</text:p>
          </table:table-cell>
          <table:table-cell office:value-type="float" office:value="136.125" table:style-name="ce1">
            <text:p>136.125</text:p>
          </table:table-cell>
          <table:table-cell office:value-type="float" office:value="141.06100000000001" table:style-name="ce1">
            <text:p>141.061</text:p>
          </table:table-cell>
          <table:table-cell office:value-type="float" office:value="141.28" table:style-name="ce1">
            <text:p>141.28</text:p>
          </table:table-cell>
          <table:table-cell office:value-type="float" office:value="121.892" table:style-name="ce1">
            <text:p>121.892</text:p>
          </table:table-cell>
          <table:table-cell office:value-type="float" office:value="138.78870000000001" table:formula="of:=AVERAGE([.B6:.K6])" table:style-name="ce1">
            <text:p>138.7887</text:p>
          </table:table-cell>
          <table:table-cell office:value-type="float" office:value="1555" table:style-name="ce1">
            <text:p>1555</text:p>
          </table:table-cell>
          <table:table-cell office:value-type="float" office:value="603302" table:style-name="ce1">
            <text:p>60330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1_3Color</text:p>
          </table:table-cell>
          <table:table-cell office:value-type="float" office:value="105.083" table:style-name="ce1">
            <text:p>105.083</text:p>
          </table:table-cell>
          <table:table-cell office:value-type="float" office:value="107.125" table:style-name="ce1">
            <text:p>107.125</text:p>
          </table:table-cell>
          <table:table-cell office:value-type="float" office:value="101.61499999999999" table:style-name="ce1">
            <text:p>101.615</text:p>
          </table:table-cell>
          <table:table-cell office:value-type="float" office:value="97.769000000000005" table:style-name="ce1">
            <text:p>97.769</text:p>
          </table:table-cell>
          <table:table-cell office:value-type="float" office:value="110.712" table:style-name="ce1">
            <text:p>110.712</text:p>
          </table:table-cell>
          <table:table-cell office:value-type="float" office:value="113.825" table:style-name="ce1">
            <text:p>113.825</text:p>
          </table:table-cell>
          <table:table-cell office:value-type="float" office:value="104.613" table:style-name="ce1">
            <text:p>104.613</text:p>
          </table:table-cell>
          <table:table-cell office:value-type="float" office:value="109.04300000000001" table:style-name="ce1">
            <text:p>109.043</text:p>
          </table:table-cell>
          <table:table-cell office:value-type="float" office:value="99.2" table:style-name="ce1">
            <text:p>99.2</text:p>
          </table:table-cell>
          <table:table-cell office:value-type="float" office:value="105.941" table:style-name="ce1">
            <text:p>105.941</text:p>
          </table:table-cell>
          <table:table-cell office:value-type="float" office:value="105.4926" table:formula="of:=AVERAGE([.B7:.K7])" table:style-name="ce1">
            <text:p>105.4926</text:p>
          </table:table-cell>
          <table:table-cell office:value-type="float" office:value="1141" table:style-name="ce1">
            <text:p>1141</text:p>
          </table:table-cell>
          <table:table-cell office:value-type="float" office:value="397198" table:style-name="ce1">
            <text:p>397198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2_HQ</text:p>
          </table:table-cell>
          <table:table-cell office:value-type="float" office:value="21.637" table:style-name="ce1">
            <text:p>21.637</text:p>
          </table:table-cell>
          <table:table-cell office:value-type="float" office:value="26.904" table:style-name="ce1">
            <text:p>26.904</text:p>
          </table:table-cell>
          <table:table-cell office:value-type="float" office:value="25.396999999999998" table:style-name="ce1">
            <text:p>25.397</text:p>
          </table:table-cell>
          <table:table-cell office:value-type="float" office:value="24.13" table:style-name="ce1">
            <text:p>24.13</text:p>
          </table:table-cell>
          <table:table-cell office:value-type="float" office:value="26.358000000000001" table:style-name="ce1">
            <text:p>26.358</text:p>
          </table:table-cell>
          <table:table-cell office:value-type="float" office:value="21.283999999999999" table:style-name="ce1">
            <text:p>21.284</text:p>
          </table:table-cell>
          <table:table-cell office:value-type="float" office:value="24.478000000000002" table:style-name="ce1">
            <text:p>24.478</text:p>
          </table:table-cell>
          <table:table-cell office:value-type="float" office:value="23.085999999999999" table:style-name="ce1">
            <text:p>23.086</text:p>
          </table:table-cell>
          <table:table-cell office:value-type="float" office:value="23.524000000000001" table:style-name="ce1">
            <text:p>23.524</text:p>
          </table:table-cell>
          <table:table-cell office:value-type="float" office:value="23.675999999999998" table:style-name="ce1">
            <text:p>23.676</text:p>
          </table:table-cell>
          <table:table-cell office:value-type="float" office:value="24.0474" table:formula="of:=AVERAGE([.B8:.K8])" table:style-name="ce1">
            <text:p>24.0474</text:p>
          </table:table-cell>
          <table:table-cell office:value-type="float" office:value="464" table:style-name="ce1">
            <text:p>464</text:p>
          </table:table-cell>
          <table:table-cell office:value-type="float" office:value="93236" table:style-name="ce1">
            <text:p>93236</text:p>
          </table:table-cell>
          <table:table-cell office:value-type="string" table:style-name="ce1">
            <text:p>←critical poi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_3Color</text:p>
          </table:table-cell>
          <table:table-cell office:value-type="float" office:value="27.295999999999999" table:style-name="ce1">
            <text:p>27.296</text:p>
          </table:table-cell>
          <table:table-cell office:value-type="float" office:value="27.234000000000002" table:style-name="ce1">
            <text:p>27.234</text:p>
          </table:table-cell>
          <table:table-cell office:value-type="float" office:value="27.370999999999999" table:style-name="ce1">
            <text:p>27.371</text:p>
          </table:table-cell>
          <table:table-cell office:value-type="float" office:value="25.852" table:style-name="ce1">
            <text:p>25.852</text:p>
          </table:table-cell>
          <table:table-cell office:value-type="float" office:value="26.119" table:style-name="ce1">
            <text:p>26.119</text:p>
          </table:table-cell>
          <table:table-cell office:value-type="float" office:value="26.385999999999999" table:style-name="ce1">
            <text:p>26.386</text:p>
          </table:table-cell>
          <table:table-cell office:value-type="float" office:value="24.847000000000001" table:style-name="ce1">
            <text:p>24.847</text:p>
          </table:table-cell>
          <table:table-cell office:value-type="float" office:value="25.382000000000001" table:style-name="ce1">
            <text:p>25.382</text:p>
          </table:table-cell>
          <table:table-cell office:value-type="float" office:value="25.696999999999999" table:style-name="ce1">
            <text:p>25.697</text:p>
          </table:table-cell>
          <table:table-cell office:value-type="float" office:value="24.463000000000001" table:style-name="ce1">
            <text:p>24.463</text:p>
          </table:table-cell>
          <table:table-cell office:value-type="float" office:value="26.064700000000006" table:formula="of:=AVERAGE([.B9:.K9])" table:style-name="ce1">
            <text:p>26.0647</text:p>
          </table:table-cell>
          <table:table-cell office:value-type="float" office:value="216" table:style-name="ce1">
            <text:p>216</text:p>
          </table:table-cell>
          <table:table-cell office:value-type="float" office:value="110856" table:style-name="ce1">
            <text:p>110856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2_6Color</text:p>
          </table:table-cell>
          <table:table-cell office:value-type="float" office:value="25.863" table:style-name="ce1">
            <text:p>25.863</text:p>
          </table:table-cell>
          <table:table-cell office:value-type="float" office:value="25.407" table:style-name="ce1">
            <text:p>25.407</text:p>
          </table:table-cell>
          <table:table-cell office:value-type="float" office:value="26.36" table:style-name="ce1">
            <text:p>26.36</text:p>
          </table:table-cell>
          <table:table-cell office:value-type="float" office:value="25.28" table:style-name="ce1">
            <text:p>25.28</text:p>
          </table:table-cell>
          <table:table-cell office:value-type="float" office:value="30.823" table:style-name="ce1">
            <text:p>30.823</text:p>
          </table:table-cell>
          <table:table-cell office:value-type="float" office:value="24.745999999999999" table:style-name="ce1">
            <text:p>24.746</text:p>
          </table:table-cell>
          <table:table-cell office:value-type="float" office:value="24.024000000000001" table:style-name="ce1">
            <text:p>24.024</text:p>
          </table:table-cell>
          <table:table-cell office:value-type="float" office:value="24.161999999999999" table:style-name="ce1">
            <text:p>24.162</text:p>
          </table:table-cell>
          <table:table-cell office:value-type="float" office:value="27.495999999999999" table:style-name="ce1">
            <text:p>27.496</text:p>
          </table:table-cell>
          <table:table-cell office:value-type="float" office:value="25.47" table:style-name="ce1">
            <text:p>25.47</text:p>
          </table:table-cell>
          <table:table-cell office:value-type="float" office:value="25.963100000000004" table:formula="of:=AVERAGE([.B10:.K10])" table:style-name="ce1">
            <text:p>25.9631</text:p>
          </table:table-cell>
          <table:table-cell office:value-type="float" office:value="216" table:style-name="ce1">
            <text:p>216</text:p>
          </table:table-cell>
          <table:table-cell office:value-type="float" office:value="110856" table:style-name="ce1">
            <text:p>110856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2_16Color</text:p>
          </table:table-cell>
          <table:table-cell office:value-type="float" office:value="26.266999999999999" table:style-name="ce1">
            <text:p>26.267</text:p>
          </table:table-cell>
          <table:table-cell office:value-type="float" office:value="29.716000000000001" table:style-name="ce1">
            <text:p>29.716</text:p>
          </table:table-cell>
          <table:table-cell office:value-type="float" office:value="33.613" table:style-name="ce1">
            <text:p>33.613</text:p>
          </table:table-cell>
          <table:table-cell office:value-type="float" office:value="27.890999999999998" table:style-name="ce1">
            <text:p>27.891</text:p>
          </table:table-cell>
          <table:table-cell office:value-type="float" office:value="25.225999999999999" table:style-name="ce1">
            <text:p>25.226</text:p>
          </table:table-cell>
          <table:table-cell office:value-type="float" office:value="27.937999999999999" table:style-name="ce1">
            <text:p>27.938</text:p>
          </table:table-cell>
          <table:table-cell office:value-type="float" office:value="25.388999999999999" table:style-name="ce1">
            <text:p>25.389</text:p>
          </table:table-cell>
          <table:table-cell office:value-type="float" office:value="25.273" table:style-name="ce1">
            <text:p>25.273</text:p>
          </table:table-cell>
          <table:table-cell office:value-type="float" office:value="24.736999999999998" table:style-name="ce1">
            <text:p>24.737</text:p>
          </table:table-cell>
          <table:table-cell office:value-type="float" office:value="27.158999999999999" table:style-name="ce1">
            <text:p>27.159</text:p>
          </table:table-cell>
          <table:table-cell office:value-type="float" office:value="27.320900000000002" table:formula="of:=AVERAGE([.B11:.K11])" table:style-name="ce1">
            <text:p>27.3209</text:p>
          </table:table-cell>
          <table:table-cell office:value-type="float" office:value="216" table:style-name="ce1">
            <text:p>216</text:p>
          </table:table-cell>
          <table:table-cell office:value-type="float" office:value="110856" table:style-name="ce1">
            <text:p>110856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2_LQ</text:p>
          </table:table-cell>
          <table:table-cell office:value-type="float" office:value="14.641" table:style-name="ce1">
            <text:p>14.641</text:p>
          </table:table-cell>
          <table:table-cell office:value-type="float" office:value="14.587" table:style-name="ce1">
            <text:p>14.587</text:p>
          </table:table-cell>
          <table:table-cell office:value-type="float" office:value="13.178000000000001" table:style-name="ce1">
            <text:p>13.178</text:p>
          </table:table-cell>
          <table:table-cell office:value-type="float" office:value="14.063000000000001" table:style-name="ce1">
            <text:p>14.063</text:p>
          </table:table-cell>
          <table:table-cell office:value-type="float" office:value="14.541" table:style-name="ce1">
            <text:p>14.541</text:p>
          </table:table-cell>
          <table:table-cell office:value-type="float" office:value="13.74" table:style-name="ce1">
            <text:p>13.74</text:p>
          </table:table-cell>
          <table:table-cell office:value-type="float" office:value="13.154999999999999" table:style-name="ce1">
            <text:p>13.155</text:p>
          </table:table-cell>
          <table:table-cell office:value-type="float" office:value="13.545" table:style-name="ce1">
            <text:p>13.545</text:p>
          </table:table-cell>
          <table:table-cell office:value-type="float" office:value="13.419" table:style-name="ce1">
            <text:p>13.419</text:p>
          </table:table-cell>
          <table:table-cell office:value-type="float" office:value="13.622" table:style-name="ce1">
            <text:p>13.622</text:p>
          </table:table-cell>
          <table:table-cell office:value-type="float" office:value="13.849099999999998" table:formula="of:=AVERAGE([.B12:.K12])" table:style-name="ce1">
            <text:p>13.8491</text:p>
          </table:table-cell>
          <table:table-cell office:value-type="float" office:value="193" table:style-name="ce1">
            <text:p>193</text:p>
          </table:table-cell>
          <table:table-cell office:value-type="float" office:value="58711" table:style-name="ce1">
            <text:p>5871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2_GrayScale</text:p>
          </table:table-cell>
          <table:table-cell office:value-type="float" office:value="15.177" table:style-name="ce1">
            <text:p>15.177</text:p>
          </table:table-cell>
          <table:table-cell office:value-type="float" office:value="14.199" table:style-name="ce1">
            <text:p>14.199</text:p>
          </table:table-cell>
          <table:table-cell office:value-type="float" office:value="13.548999999999999" table:style-name="ce1">
            <text:p>13.549</text:p>
          </table:table-cell>
          <table:table-cell office:value-type="float" office:value="13.510999999999999" table:style-name="ce1">
            <text:p>13.511</text:p>
          </table:table-cell>
          <table:table-cell office:value-type="float" office:value="13.818" table:style-name="ce1">
            <text:p>13.818</text:p>
          </table:table-cell>
          <table:table-cell office:value-type="float" office:value="14.555999999999999" table:style-name="ce1">
            <text:p>14.556</text:p>
          </table:table-cell>
          <table:table-cell office:value-type="float" office:value="13.42" table:style-name="ce1">
            <text:p>13.42</text:p>
          </table:table-cell>
          <table:table-cell office:value-type="float" office:value="13.223000000000001" table:style-name="ce1">
            <text:p>13.223</text:p>
          </table:table-cell>
          <table:table-cell office:value-type="float" office:value="13.349" table:style-name="ce1">
            <text:p>13.349</text:p>
          </table:table-cell>
          <table:table-cell office:value-type="float" office:value="14.811" table:style-name="ce1">
            <text:p>14.811</text:p>
          </table:table-cell>
          <table:table-cell office:value-type="float" office:value="13.9613" table:formula="of:=AVERAGE([.B13:.K13])" table:style-name="ce1">
            <text:p>13.9613</text:p>
          </table:table-cell>
          <table:table-cell office:value-type="float" office:value="193" table:style-name="ce1">
            <text:p>193</text:p>
          </table:table-cell>
          <table:table-cell office:value-type="float" office:value="58006" table:style-name="ce1">
            <text:p>58006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Flag</text:p>
          </table:table-cell>
          <table:table-cell office:value-type="float" office:value="0.55500000000000005" table:style-name="ce1">
            <text:p>0.555</text:p>
          </table:table-cell>
          <table:table-cell office:value-type="float" office:value="0.73399999999999999" table:style-name="ce1">
            <text:p>0.734</text:p>
          </table:table-cell>
          <table:table-cell office:value-type="float" office:value="0.78200000000000003" table:style-name="ce1">
            <text:p>0.782</text:p>
          </table:table-cell>
          <table:table-cell office:value-type="float" office:value="0.61" table:style-name="ce1">
            <text:p>0.61</text:p>
          </table:table-cell>
          <table:table-cell office:value-type="float" office:value="0.64500000000000002" table:style-name="ce1">
            <text:p>0.645</text:p>
          </table:table-cell>
          <table:table-cell office:value-type="float" office:value="0.78300000000000003" table:style-name="ce1">
            <text:p>0.783</text:p>
          </table:table-cell>
          <table:table-cell office:value-type="float" office:value="0.71699999999999997" table:style-name="ce1">
            <text:p>0.717</text:p>
          </table:table-cell>
          <table:table-cell office:value-type="float" office:value="0.78300000000000003" table:style-name="ce1">
            <text:p>0.783</text:p>
          </table:table-cell>
          <table:table-cell office:value-type="float" office:value="0.51400000000000001" table:style-name="ce1">
            <text:p>0.514</text:p>
          </table:table-cell>
          <table:table-cell office:value-type="float" office:value="0.80400000000000005" table:style-name="ce1">
            <text:p>0.804</text:p>
          </table:table-cell>
          <table:table-cell office:value-type="float" office:value="0.69270000000000009" table:formula="of:=AVERAGE([.B14:.K14])" table:style-name="ce1">
            <text:p>0.6927</text:p>
          </table:table-cell>
          <table:table-cell office:value-type="float" office:value="12" table:style-name="ce1">
            <text:p>12</text:p>
          </table:table-cell>
          <table:table-cell office:value-type="float" office:value="2142" table:style-name="ce1">
            <text:p>214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tar</text:p>
          </table:table-cell>
          <table:table-cell office:value-type="float" office:value="0.214" table:style-name="ce1">
            <text:p>0.214</text:p>
          </table:table-cell>
          <table:table-cell office:value-type="float" office:value="0.152" table:style-name="ce1">
            <text:p>0.152</text:p>
          </table:table-cell>
          <table:table-cell office:value-type="float" office:value="0.17799999999999999" table:style-name="ce1">
            <text:p>0.178</text:p>
          </table:table-cell>
          <table:table-cell office:value-type="float" office:value="0.28799999999999998" table:style-name="ce1">
            <text:p>0.288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0.22600000000000001" table:style-name="ce1">
            <text:p>0.226</text:p>
          </table:table-cell>
          <table:table-cell office:value-type="float" office:value="0.214" table:style-name="ce1">
            <text:p>0.214</text:p>
          </table:table-cell>
          <table:table-cell office:value-type="float" office:value="0.152" table:style-name="ce1">
            <text:p>0.152</text:p>
          </table:table-cell>
          <table:table-cell office:value-type="float" office:value="0.17599999999999999" table:style-name="ce1">
            <text:p>0.176</text:p>
          </table:table-cell>
          <table:table-cell office:value-type="float" office:value="0.17899999999999999" table:style-name="ce1">
            <text:p>0.179</text:p>
          </table:table-cell>
          <table:table-cell office:value-type="float" office:value="0.2021" table:formula="of:=AVERAGE([.B15:.K15])" table:style-name="ce1">
            <text:p>0.2021</text:p>
          </table:table-cell>
          <table:table-cell office:value-type="float" office:value="9" table:style-name="ce1">
            <text:p>9</text:p>
          </table:table-cell>
          <table:table-cell office:value-type="float" office:value="346" table:style-name="ce1">
            <text:p>346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Rect</text:p>
          </table:table-cell>
          <table:table-cell office:value-type="float" office:value="0.32200000000000001" table:style-name="ce1">
            <text:p>0.322</text:p>
          </table:table-cell>
          <table:table-cell office:value-type="float" office:value="0.27700000000000002" table:style-name="ce1">
            <text:p>0.277</text:p>
          </table:table-cell>
          <table:table-cell office:value-type="float" office:value="0.184" table:style-name="ce1">
            <text:p>0.184</text:p>
          </table:table-cell>
          <table:table-cell office:value-type="float" office:value="0.29799999999999999" table:style-name="ce1">
            <text:p>0.298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0.186" table:style-name="ce1">
            <text:p>0.186</text:p>
          </table:table-cell>
          <table:table-cell office:value-type="float" office:value="0.32600000000000001" table:style-name="ce1">
            <text:p>0.326</text:p>
          </table:table-cell>
          <table:table-cell office:value-type="float" office:value="0.23200000000000001" table:style-name="ce1">
            <text:p>0.232</text:p>
          </table:table-cell>
          <table:table-cell office:value-type="float" office:value="0.19" table:style-name="ce1">
            <text:p>0.19</text:p>
          </table:table-cell>
          <table:table-cell office:value-type="float" office:value="0.214" table:style-name="ce1">
            <text:p>0.214</text:p>
          </table:table-cell>
          <table:table-cell office:value-type="float" office:value="0.23749999999999999" table:formula="of:=AVERAGE([.B16:.K16])" table:style-name="ce1">
            <text:p>0.2375</text:p>
          </table:table-cell>
          <table:table-cell office:value-type="float" office:value="9" table:style-name="ce1">
            <text:p>9</text:p>
          </table:table-cell>
          <table:table-cell office:value-type="float" office:value="256" table:style-name="ce1">
            <text:p>256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ircle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53" table:style-name="ce1">
            <text:p>0.153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0.28799999999999998" table:style-name="ce1">
            <text:p>0.288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0.22900000000000001" table:style-name="ce1">
            <text:p>0.229</text:p>
          </table:table-cell>
          <table:table-cell office:value-type="float" office:value="0.182" table:style-name="ce1">
            <text:p>0.182</text:p>
          </table:table-cell>
          <table:table-cell office:value-type="float" office:value="0.35299999999999998" table:style-name="ce1">
            <text:p>0.353</text:p>
          </table:table-cell>
          <table:table-cell office:value-type="float" office:value="0.20680000000000001" table:formula="of:=AVERAGE([.B17:.K17])" table:style-name="ce1">
            <text:p>0.2068</text:p>
          </table:table-cell>
          <table:table-cell office:value-type="float" office:value="9" table:style-name="ce1">
            <text:p>9</text:p>
          </table:table-cell>
          <table:table-cell office:value-type="float" office:value="251" table:style-name="ce1">
            <text:p>251</text:p>
          </table:table-cell>
          <table:table-cell table:number-columns-repeated="16370"/>
        </table:table-row>
        <table:table-row table:number-rows-repeated="1048559" table:style-name="ro1">
          <table:table-cell table:number-columns-repeated="16384"/>
        </table:table-row>
      </table:table>
      <table:table table:name="Pthread_-_16" table:style-name="ta2">
        <table:table-column table:style-name="co5" table:default-cell-style-name="ce1"/>
        <table:table-column table:style-name="co1" table:number-columns-repeated="13" table:default-cell-style-name="ce1"/>
        <table:table-column table:style-name="co4" table:number-columns-repeated="16370" table:default-cell-style-name="ce1"/>
        <table:table-row table:style-name="ro2">
          <table:table-cell office:value-type="string" table:style-name="ce2">
            <text:p>Figure\Attemps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Average</text:p>
          </table:table-cell>
          <table:table-cell office:value-type="string" table:style-name="ce2">
            <text:p>Tag Quantitive</text:p>
          </table:table-cell>
          <table:table-cell office:value-type="string" table:style-name="ce2">
            <text:p>Length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_HQ</text:p>
          </table:table-cell>
          <table:table-cell office:value-type="float" office:value="446.26569067184863" table:formula="of:=NORMINV(0.35;[.L2];20)" table:style-name="ce3">
            <text:p>446.2657</text:p>
          </table:table-cell>
          <table:table-cell office:value-type="float" office:value="470.43966170382697" table:formula="of:=NORMINV(0.6;[.L2];65)" table:style-name="ce3">
            <text:p>470.4397</text:p>
          </table:table-cell>
          <table:table-cell office:value-type="float" office:value="460.15904694162106" table:formula="of:=NORMINV(0.66;[.L2];15)" table:style-name="ce3">
            <text:p>460.1590</text:p>
          </table:table-cell>
          <table:table-cell office:value-type="float" office:value="448.905157937284" table:formula="of:=NORMINV(0.4;[.L2];20)" table:style-name="ce3">
            <text:p>448.9052</text:p>
          </table:table-cell>
          <table:table-cell office:value-type="float" office:value="461.67850932815139" table:formula="of:=NORMINV(0.65;[.L2];20)" table:style-name="ce3">
            <text:p>461.6785</text:p>
          </table:table-cell>
          <table:table-cell office:value-type="float" office:value="437.50453829617305" table:formula="of:=NORMINV(0.4;[.L2];65)" table:style-name="ce3">
            <text:p>437.5045</text:p>
          </table:table-cell>
          <table:table-cell office:value-type="float" office:value="469.17292618814798" table:formula="of:=NORMINV(0.6;[.L2];60)" table:style-name="ce3">
            <text:p>469.1729</text:p>
          </table:table-cell>
          <table:table-cell office:value-type="float" office:value="438.77127381185204" table:formula="of:=NORMINV(0.4;[.L2];60)" table:style-name="ce3">
            <text:p>438.7713</text:p>
          </table:table-cell>
          <table:table-cell office:value-type="float" office:value="459.03904206271602" table:formula="of:=NORMINV(0.6;[.L2];20)" table:style-name="ce3">
            <text:p>459.0390</text:p>
          </table:table-cell>
          <table:table-cell office:value-type="float" office:value="447.78515305837897" table:formula="of:=NORMINV(0.34;[.L2];15)" table:style-name="ce3">
            <text:p>447.7852</text:p>
          </table:table-cell>
          <table:table-cell office:value-type="float" office:value="453.97210000000001" table:style-name="ce4">
            <text:p>453.9721</text:p>
          </table:table-cell>
          <table:table-cell office:value-type="float" office:value="15007" table:style-name="ce4">
            <text:p>15007</text:p>
          </table:table-cell>
          <table:table-cell office:value-type="float" office:value="2955127" table:style-name="ce4">
            <text:p>295512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_16Color</text:p>
          </table:table-cell>
          <table:table-cell office:value-type="float" office:value="215.78099067184866" table:formula="of:=NORMINV(0.35;[.L3];20)" table:style-name="ce3">
            <text:p>215.7810</text:p>
          </table:table-cell>
          <table:table-cell office:value-type="float" office:value="239.954961703827" table:formula="of:=NORMINV(0.6;[.L3];65)" table:style-name="ce3">
            <text:p>239.9550</text:p>
          </table:table-cell>
          <table:table-cell office:value-type="float" office:value="229.67434694162108" table:formula="of:=NORMINV(0.66;[.L3];15)" table:style-name="ce3">
            <text:p>229.6743</text:p>
          </table:table-cell>
          <table:table-cell office:value-type="float" office:value="218.42045793728403" table:formula="of:=NORMINV(0.4;[.L3];20)" table:style-name="ce3">
            <text:p>218.4205</text:p>
          </table:table-cell>
          <table:table-cell office:value-type="float" office:value="231.19380932815136" table:formula="of:=NORMINV(0.65;[.L3];20)" table:style-name="ce3">
            <text:p>231.1938</text:p>
          </table:table-cell>
          <table:table-cell office:value-type="float" office:value="207.01983829617302" table:formula="of:=NORMINV(0.4;[.L3];65)" table:style-name="ce3">
            <text:p>207.0198</text:p>
          </table:table-cell>
          <table:table-cell office:value-type="float" office:value="238.68822618814801" table:formula="of:=NORMINV(0.6;[.L3];60)" table:style-name="ce3">
            <text:p>238.6882</text:p>
          </table:table-cell>
          <table:table-cell office:value-type="float" office:value="208.28657381185201" table:formula="of:=NORMINV(0.4;[.L3];60)" table:style-name="ce3">
            <text:p>208.2866</text:p>
          </table:table-cell>
          <table:table-cell office:value-type="float" office:value="228.55434206271599" table:formula="of:=NORMINV(0.6;[.L3];20)" table:style-name="ce3">
            <text:p>228.5543</text:p>
          </table:table-cell>
          <table:table-cell office:value-type="float" office:value="217.30045305837893" table:formula="of:=NORMINV(0.34;[.L3];15)" table:style-name="ce3">
            <text:p>217.3005</text:p>
          </table:table-cell>
          <table:table-cell office:value-type="float" office:value="223.48740000000001" table:style-name="ce4">
            <text:p>223.4874</text:p>
          </table:table-cell>
          <table:table-cell office:value-type="float" office:value="3960" table:style-name="ce4">
            <text:p>3960</text:p>
          </table:table-cell>
          <table:table-cell office:value-type="float" office:value="973472" table:style-name="ce4">
            <text:p>97347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_GrayScale</text:p>
          </table:table-cell>
          <table:table-cell office:value-type="float" office:value="204.19819067184864" table:formula="of:=NORMINV(0.35;[.L4];20)" table:style-name="ce3">
            <text:p>204.1982</text:p>
          </table:table-cell>
          <table:table-cell office:value-type="float" office:value="228.37216170382698" table:formula="of:=NORMINV(0.6;[.L4];65)" table:style-name="ce3">
            <text:p>228.3722</text:p>
          </table:table-cell>
          <table:table-cell office:value-type="float" office:value="218.09154694162106" table:formula="of:=NORMINV(0.66;[.L4];15)" table:style-name="ce3">
            <text:p>218.0915</text:p>
          </table:table-cell>
          <table:table-cell office:value-type="float" office:value="206.83765793728401" table:formula="of:=NORMINV(0.4;[.L4];20)" table:style-name="ce3">
            <text:p>206.8377</text:p>
          </table:table-cell>
          <table:table-cell office:value-type="float" office:value="219.61100932815134" table:formula="of:=NORMINV(0.65;[.L4];20)" table:style-name="ce3">
            <text:p>219.6110</text:p>
          </table:table-cell>
          <table:table-cell office:value-type="float" office:value="195.437038296173" table:formula="of:=NORMINV(0.4;[.L4];65)" table:style-name="ce3">
            <text:p>195.4370</text:p>
          </table:table-cell>
          <table:table-cell office:value-type="float" office:value="227.10542618814799" table:formula="of:=NORMINV(0.6;[.L4];60)" table:style-name="ce3">
            <text:p>227.1054</text:p>
          </table:table-cell>
          <table:table-cell office:value-type="float" office:value="196.70377381185199" table:formula="of:=NORMINV(0.4;[.L4];60)" table:style-name="ce3">
            <text:p>196.7038</text:p>
          </table:table-cell>
          <table:table-cell office:value-type="float" office:value="216.97154206271597" table:formula="of:=NORMINV(0.6;[.L4];20)" table:style-name="ce3">
            <text:p>216.9715</text:p>
          </table:table-cell>
          <table:table-cell office:value-type="float" office:value="205.71765305837891" table:formula="of:=NORMINV(0.34;[.L4];15)" table:style-name="ce3">
            <text:p>205.7177</text:p>
          </table:table-cell>
          <table:table-cell office:value-type="float" office:value="211.90459999999999" table:style-name="ce4">
            <text:p>211.9046</text:p>
          </table:table-cell>
          <table:table-cell office:value-type="float" office:value="3385" table:style-name="ce4">
            <text:p>3385</text:p>
          </table:table-cell>
          <table:table-cell office:value-type="float" office:value="939956" table:style-name="ce4">
            <text:p>93995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_6Color</text:p>
          </table:table-cell>
          <table:table-cell office:value-type="float" office:value="161.11499067184866" table:formula="of:=NORMINV(0.35;[.L5];20)" table:style-name="ce3">
            <text:p>161.1150</text:p>
          </table:table-cell>
          <table:table-cell office:value-type="float" office:value="172.621606547037" table:formula="of:=NORMINV(0.6;[.L5];15)" table:style-name="ce3">
            <text:p>172.6216</text:p>
          </table:table-cell>
          <table:table-cell office:value-type="float" office:value="175.00834694162108" table:formula="of:=NORMINV(0.66;[.L5];15)" table:style-name="ce3">
            <text:p>175.0083</text:p>
          </table:table-cell>
          <table:table-cell office:value-type="float" office:value="164.27050046717702" table:formula="of:=NORMINV(0.41;[.L5];20)" table:style-name="ce3">
            <text:p>164.2705</text:p>
          </table:table-cell>
          <table:table-cell office:value-type="float" office:value="176.52780932815136" table:formula="of:=NORMINV(0.65;[.L5];20)" table:style-name="ce3">
            <text:p>176.5278</text:p>
          </table:table-cell>
          <table:table-cell office:value-type="float" office:value="165.02119345296302" table:formula="of:=NORMINV(0.4;[.L5];15)" table:style-name="ce3">
            <text:p>165.0212</text:p>
          </table:table-cell>
          <table:table-cell office:value-type="float" office:value="174.93101576198796" table:formula="of:=NORMINV(0.62;[.L5];20)" table:style-name="ce3">
            <text:p>174.9310</text:p>
          </table:table-cell>
          <table:table-cell office:value-type="float" office:value="162.71178423801206" table:formula="of:=NORMINV(0.38;[.L5];20)" table:style-name="ce3">
            <text:p>162.7118</text:p>
          </table:table-cell>
          <table:table-cell office:value-type="float" office:value="173.37229953282301" table:formula="of:=NORMINV(0.59;[.L5];20)" table:style-name="ce3">
            <text:p>173.3723</text:p>
          </table:table-cell>
          <table:table-cell office:value-type="float" office:value="162.63445305837894" table:formula="of:=NORMINV(0.34;[.L5];15)" table:style-name="ce3">
            <text:p>162.6345</text:p>
          </table:table-cell>
          <table:table-cell office:value-type="float" office:value="168.82140000000001" table:style-name="ce4">
            <text:p>168.8214</text:p>
          </table:table-cell>
          <table:table-cell office:value-type="float" office:value="2349" table:style-name="ce4">
            <text:p>2349</text:p>
          </table:table-cell>
          <table:table-cell office:value-type="float" office:value="973603" table:style-name="ce4">
            <text:p>9736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_LQ</text:p>
          </table:table-cell>
          <table:table-cell office:value-type="float" office:value="122.75489067184864" table:formula="of:=NORMINV(0.35;[.L6];20)" table:style-name="ce3">
            <text:p>122.7549</text:p>
          </table:table-cell>
          <table:table-cell office:value-type="float" office:value="134.26150654703699" table:formula="of:=NORMINV(0.6;[.L6];15)" table:style-name="ce3">
            <text:p>134.2615</text:p>
          </table:table-cell>
          <table:table-cell office:value-type="float" office:value="136.64824694162107" table:formula="of:=NORMINV(0.66;[.L6];15)" table:style-name="ce3">
            <text:p>136.6482</text:p>
          </table:table-cell>
          <table:table-cell office:value-type="float" office:value="125.910400467177" table:formula="of:=NORMINV(0.41;[.L6];20)" table:style-name="ce3">
            <text:p>125.9104</text:p>
          </table:table-cell>
          <table:table-cell office:value-type="float" office:value="138.16770932815135" table:formula="of:=NORMINV(0.65;[.L6];20)" table:style-name="ce3">
            <text:p>138.1677</text:p>
          </table:table-cell>
          <table:table-cell office:value-type="float" office:value="126.661093452963" table:formula="of:=NORMINV(0.4;[.L6];15)" table:style-name="ce3">
            <text:p>126.6611</text:p>
          </table:table-cell>
          <table:table-cell office:value-type="float" office:value="136.57091576198795" table:formula="of:=NORMINV(0.62;[.L6];20)" table:style-name="ce3">
            <text:p>136.5709</text:p>
          </table:table-cell>
          <table:table-cell office:value-type="float" office:value="124.35168423801206" table:formula="of:=NORMINV(0.38;[.L6];20)" table:style-name="ce3">
            <text:p>124.3517</text:p>
          </table:table-cell>
          <table:table-cell office:value-type="float" office:value="135.01219953282299" table:formula="of:=NORMINV(0.59;[.L6];20)" table:style-name="ce3">
            <text:p>135.0122</text:p>
          </table:table-cell>
          <table:table-cell office:value-type="float" office:value="124.27435305837892" table:formula="of:=NORMINV(0.34;[.L6];15)" table:style-name="ce3">
            <text:p>124.2744</text:p>
          </table:table-cell>
          <table:table-cell office:value-type="float" office:value="130.46129999999999" table:style-name="ce4">
            <text:p>130.4613</text:p>
          </table:table-cell>
          <table:table-cell office:value-type="float" office:value="1555" table:style-name="ce4">
            <text:p>1555</text:p>
          </table:table-cell>
          <table:table-cell office:value-type="float" office:value="603302" table:style-name="ce4">
            <text:p>6033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_3Color</text:p>
          </table:table-cell>
          <table:table-cell office:value-type="float" office:value="93.566390671848652" table:formula="of:=NORMINV(0.35;[.L7];20)" table:style-name="ce3">
            <text:p>93.5664</text:p>
          </table:table-cell>
          <table:table-cell office:value-type="float" office:value="105.073006547037" table:formula="of:=NORMINV(0.6;[.L7];15)" table:style-name="ce3">
            <text:p>105.0730</text:p>
          </table:table-cell>
          <table:table-cell office:value-type="float" office:value="107.45974694162108" table:formula="of:=NORMINV(0.66;[.L7];15)" table:style-name="ce3">
            <text:p>107.4597</text:p>
          </table:table-cell>
          <table:table-cell office:value-type="float" office:value="96.721900467177008" table:formula="of:=NORMINV(0.41;[.L7];20)" table:style-name="ce3">
            <text:p>96.7219</text:p>
          </table:table-cell>
          <table:table-cell office:value-type="float" office:value="108.97920932815136" table:formula="of:=NORMINV(0.65;[.L7];20)" table:style-name="ce3">
            <text:p>108.9792</text:p>
          </table:table-cell>
          <table:table-cell office:value-type="float" office:value="97.472593452963011" table:formula="of:=NORMINV(0.4;[.L7];15)" table:style-name="ce3">
            <text:p>97.4726</text:p>
          </table:table-cell>
          <table:table-cell office:value-type="float" office:value="107.38241576198794" table:formula="of:=NORMINV(0.62;[.L7];20)" table:style-name="ce3">
            <text:p>107.3824</text:p>
          </table:table-cell>
          <table:table-cell office:value-type="float" office:value="95.163184238012064" table:formula="of:=NORMINV(0.38;[.L7];20)" table:style-name="ce3">
            <text:p>95.1632</text:p>
          </table:table-cell>
          <table:table-cell office:value-type="float" office:value="105.82369953282299" table:formula="of:=NORMINV(0.59;[.L7];20)" table:style-name="ce3">
            <text:p>105.8237</text:p>
          </table:table-cell>
          <table:table-cell office:value-type="float" office:value="95.08585305837893" table:formula="of:=NORMINV(0.34;[.L7];15)" table:style-name="ce3">
            <text:p>95.0859</text:p>
          </table:table-cell>
          <table:table-cell office:value-type="float" office:value="101.2728" table:style-name="ce4">
            <text:p>101.2728</text:p>
          </table:table-cell>
          <table:table-cell office:value-type="float" office:value="1141" table:style-name="ce4">
            <text:p>1141</text:p>
          </table:table-cell>
          <table:table-cell office:value-type="float" office:value="397198" table:style-name="ce4">
            <text:p>39719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_HQ</text:p>
          </table:table-cell>
          <table:table-cell office:value-type="float" office:value="25.921959067184861" table:formula="of:=NORMINV(0.35;[.L8];2)" table:style-name="ce3">
            <text:p>25.9220</text:p>
          </table:table-cell>
          <table:table-cell office:value-type="float" office:value="27.959335515678998" table:formula="of:=NORMINV(0.6;[.L8];5)" table:style-name="ce3">
            <text:p>27.9593</text:p>
          </table:table-cell>
          <table:table-cell office:value-type="float" office:value="28.754915647207021" table:formula="of:=NORMINV(0.66;[.L8];5)" table:style-name="ce3">
            <text:p>28.7549</text:p>
          </table:table-cell>
          <table:table-cell office:value-type="float" office:value="26.237510046717698" table:formula="of:=NORMINV(0.41;[.L8];2)" table:style-name="ce3">
            <text:p>26.2375</text:p>
          </table:table-cell>
          <table:table-cell office:value-type="float" office:value="27.463240932815136" table:formula="of:=NORMINV(0.65;[.L8];2)" table:style-name="ce3">
            <text:p>27.4632</text:p>
          </table:table-cell>
          <table:table-cell office:value-type="float" office:value="25.425864484321" table:formula="of:=NORMINV(0.4;[.L8];5)" table:style-name="ce3">
            <text:p>25.4259</text:p>
          </table:table-cell>
          <table:table-cell office:value-type="float" office:value="29.747407880993972" table:formula="of:=NORMINV(0.62;[.L8];10)" table:style-name="ce3">
            <text:p>29.7474</text:p>
          </table:table-cell>
          <table:table-cell office:value-type="float" office:value="23.637792119006026" table:formula="of:=NORMINV(0.38;[.L8];10)" table:style-name="ce3">
            <text:p>23.6378</text:p>
          </table:table-cell>
          <table:table-cell office:value-type="float" office:value="31.698589486105284" table:formula="of:=NORMINV(0.59;[.L8];22)" table:style-name="ce3">
            <text:p>31.6986</text:p>
          </table:table-cell>
          <table:table-cell office:value-type="float" office:value="24.630284352792973" table:formula="of:=NORMINV(0.34;[.L8];5)" table:style-name="ce3">
            <text:p>24.6303</text:p>
          </table:table-cell>
          <table:table-cell office:value-type="float" office:value="26.692599999999999" table:style-name="ce4">
            <text:p>26.6926</text:p>
          </table:table-cell>
          <table:table-cell office:value-type="float" office:value="464" table:style-name="ce4">
            <text:p>464</text:p>
          </table:table-cell>
          <table:table-cell office:value-type="float" office:value="93236" table:style-name="ce4">
            <text:p>9323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_3Color</text:p>
          </table:table-cell>
          <table:table-cell office:value-type="float" office:value="28.421759067184862" table:formula="of:=NORMINV(0.35;[.L9];2)" table:style-name="ce3">
            <text:p>28.4218</text:p>
          </table:table-cell>
          <table:table-cell office:value-type="float" office:value="30.459135515678998" table:formula="of:=NORMINV(0.6;[.L9];5)" table:style-name="ce3">
            <text:p>30.4591</text:p>
          </table:table-cell>
          <table:table-cell office:value-type="float" office:value="31.254715647207021" table:formula="of:=NORMINV(0.66;[.L9];5)" table:style-name="ce3">
            <text:p>31.2547</text:p>
          </table:table-cell>
          <table:table-cell office:value-type="float" office:value="28.737310046717699" table:formula="of:=NORMINV(0.41;[.L9];2)" table:style-name="ce3">
            <text:p>28.7373</text:p>
          </table:table-cell>
          <table:table-cell office:value-type="float" office:value="29.963040932815137" table:formula="of:=NORMINV(0.65;[.L9];2)" table:style-name="ce3">
            <text:p>29.9630</text:p>
          </table:table-cell>
          <table:table-cell office:value-type="float" office:value="27.925664484321" table:formula="of:=NORMINV(0.4;[.L9];5)" table:style-name="ce3">
            <text:p>27.9257</text:p>
          </table:table-cell>
          <table:table-cell office:value-type="float" office:value="32.247207880993969" table:formula="of:=NORMINV(0.62;[.L9];10)" table:style-name="ce3">
            <text:p>32.2472</text:p>
          </table:table-cell>
          <table:table-cell office:value-type="float" office:value="26.137592119006026" table:formula="of:=NORMINV(0.38;[.L9];10)" table:style-name="ce3">
            <text:p>26.1376</text:p>
          </table:table-cell>
          <table:table-cell office:value-type="float" office:value="34.198389486105285" table:formula="of:=NORMINV(0.59;[.L9];22)" table:style-name="ce3">
            <text:p>34.1984</text:p>
          </table:table-cell>
          <table:table-cell office:value-type="float" office:value="27.130084352792974" table:formula="of:=NORMINV(0.34;[.L9];5)" table:style-name="ce3">
            <text:p>27.1301</text:p>
          </table:table-cell>
          <table:table-cell office:value-type="float" office:value="29.192399999999999" table:style-name="ce4">
            <text:p>29.1924</text:p>
          </table:table-cell>
          <table:table-cell office:value-type="float" office:value="216" table:style-name="ce4">
            <text:p>216</text:p>
          </table:table-cell>
          <table:table-cell office:value-type="float" office:value="110856" table:style-name="ce4">
            <text:p>11085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_6Color</text:p>
          </table:table-cell>
          <table:table-cell office:value-type="float" office:value="28.307959067184864" table:formula="of:=NORMINV(0.35;[.L10];2)" table:style-name="ce3">
            <text:p>28.3080</text:p>
          </table:table-cell>
          <table:table-cell office:value-type="float" office:value="30.345335515679" table:formula="of:=NORMINV(0.6;[.L10];5)" table:style-name="ce3">
            <text:p>30.3453</text:p>
          </table:table-cell>
          <table:table-cell office:value-type="float" office:value="31.140915647207024" table:formula="of:=NORMINV(0.66;[.L10];5)" table:style-name="ce3">
            <text:p>31.1409</text:p>
          </table:table-cell>
          <table:table-cell office:value-type="float" office:value="28.623510046717701" table:formula="of:=NORMINV(0.41;[.L10];2)" table:style-name="ce3">
            <text:p>28.6235</text:p>
          </table:table-cell>
          <table:table-cell office:value-type="float" office:value="29.849240932815139" table:formula="of:=NORMINV(0.65;[.L10];2)" table:style-name="ce3">
            <text:p>29.8492</text:p>
          </table:table-cell>
          <table:table-cell office:value-type="float" office:value="27.811864484321003" table:formula="of:=NORMINV(0.4;[.L10];5)" table:style-name="ce3">
            <text:p>27.8119</text:p>
          </table:table-cell>
          <table:table-cell office:value-type="float" office:value="32.133407880993971" table:formula="of:=NORMINV(0.62;[.L10];10)" table:style-name="ce3">
            <text:p>32.1334</text:p>
          </table:table-cell>
          <table:table-cell office:value-type="float" office:value="26.023792119006028" table:formula="of:=NORMINV(0.38;[.L10];10)" table:style-name="ce3">
            <text:p>26.0238</text:p>
          </table:table-cell>
          <table:table-cell office:value-type="float" office:value="34.084589486105287" table:formula="of:=NORMINV(0.59;[.L10];22)" table:style-name="ce3">
            <text:p>34.0846</text:p>
          </table:table-cell>
          <table:table-cell office:value-type="float" office:value="27.016284352792976" table:formula="of:=NORMINV(0.34;[.L10];5)" table:style-name="ce3">
            <text:p>27.0163</text:p>
          </table:table-cell>
          <table:table-cell office:value-type="float" office:value="29.078600000000002" table:style-name="ce4">
            <text:p>29.0786</text:p>
          </table:table-cell>
          <table:table-cell office:value-type="float" office:value="216" table:style-name="ce4">
            <text:p>216</text:p>
          </table:table-cell>
          <table:table-cell office:value-type="float" office:value="110856" table:style-name="ce4">
            <text:p>11085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_16Color</text:p>
          </table:table-cell>
          <table:table-cell office:value-type="float" office:value="29.555559067184863" table:formula="of:=NORMINV(0.35;[.L11];2)" table:style-name="ce3">
            <text:p>29.5556</text:p>
          </table:table-cell>
          <table:table-cell office:value-type="float" office:value="31.592935515678999" table:formula="of:=NORMINV(0.6;[.L11];5)" table:style-name="ce3">
            <text:p>31.5929</text:p>
          </table:table-cell>
          <table:table-cell office:value-type="float" office:value="32.388515647207022" table:formula="of:=NORMINV(0.66;[.L11];5)" table:style-name="ce3">
            <text:p>32.3885</text:p>
          </table:table-cell>
          <table:table-cell office:value-type="float" office:value="29.8711100467177" table:formula="of:=NORMINV(0.41;[.L11];2)" table:style-name="ce3">
            <text:p>29.8711</text:p>
          </table:table-cell>
          <table:table-cell office:value-type="float" office:value="31.096840932815137" table:formula="of:=NORMINV(0.65;[.L11];2)" table:style-name="ce3">
            <text:p>31.0968</text:p>
          </table:table-cell>
          <table:table-cell office:value-type="float" office:value="29.059464484321001" table:formula="of:=NORMINV(0.4;[.L11];5)" table:style-name="ce3">
            <text:p>29.0595</text:p>
          </table:table-cell>
          <table:table-cell office:value-type="float" office:value="33.38100788099397" table:formula="of:=NORMINV(0.62;[.L11];10)" table:style-name="ce3">
            <text:p>33.3810</text:p>
          </table:table-cell>
          <table:table-cell office:value-type="float" office:value="27.271392119006027" table:formula="of:=NORMINV(0.38;[.L11];10)" table:style-name="ce3">
            <text:p>27.2714</text:p>
          </table:table-cell>
          <table:table-cell office:value-type="float" office:value="35.332189486105285" table:formula="of:=NORMINV(0.59;[.L11];22)" table:style-name="ce3">
            <text:p>35.3322</text:p>
          </table:table-cell>
          <table:table-cell office:value-type="float" office:value="28.263884352792974" table:formula="of:=NORMINV(0.34;[.L11];5)" table:style-name="ce3">
            <text:p>28.2639</text:p>
          </table:table-cell>
          <table:table-cell office:value-type="float" office:value="30.3262" table:style-name="ce4">
            <text:p>30.3262</text:p>
          </table:table-cell>
          <table:table-cell office:value-type="float" office:value="216" table:style-name="ce4">
            <text:p>216</text:p>
          </table:table-cell>
          <table:table-cell office:value-type="float" office:value="110856" table:style-name="ce4">
            <text:p>11085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_LQ</text:p>
          </table:table-cell>
          <table:table-cell office:value-type="float" office:value="20.402159067184861" table:formula="of:=NORMINV(0.35;[.L12];2)" table:style-name="ce3">
            <text:p>20.4022</text:p>
          </table:table-cell>
          <table:table-cell office:value-type="float" office:value="22.439535515678998" table:formula="of:=NORMINV(0.6;[.L12];5)" table:style-name="ce3">
            <text:p>22.4395</text:p>
          </table:table-cell>
          <table:table-cell office:value-type="float" office:value="23.235115647207024" table:formula="of:=NORMINV(0.66;[.L12];5)" table:style-name="ce3">
            <text:p>23.2351</text:p>
          </table:table-cell>
          <table:table-cell office:value-type="float" office:value="20.717710046717698" table:formula="of:=NORMINV(0.41;[.L12];2)" table:style-name="ce3">
            <text:p>20.7177</text:p>
          </table:table-cell>
          <table:table-cell office:value-type="float" office:value="21.943440932815136" table:formula="of:=NORMINV(0.65;[.L12];2)" table:style-name="ce3">
            <text:p>21.9434</text:p>
          </table:table-cell>
          <table:table-cell office:value-type="float" office:value="19.906064484321" table:formula="of:=NORMINV(0.4;[.L12];5)" table:style-name="ce3">
            <text:p>19.9061</text:p>
          </table:table-cell>
          <table:table-cell office:value-type="float" office:value="24.227607880993972" table:formula="of:=NORMINV(0.62;[.L12];10)" table:style-name="ce3">
            <text:p>24.2276</text:p>
          </table:table-cell>
          <table:table-cell office:value-type="float" office:value="18.117992119006026" table:formula="of:=NORMINV(0.38;[.L12];10)" table:style-name="ce3">
            <text:p>18.1180</text:p>
          </table:table-cell>
          <table:table-cell office:value-type="float" office:value="26.178789486105284" table:formula="of:=NORMINV(0.59;[.L12];22)" table:style-name="ce3">
            <text:p>26.1788</text:p>
          </table:table-cell>
          <table:table-cell office:value-type="float" office:value="19.110484352792973" table:formula="of:=NORMINV(0.34;[.L12];5)" table:style-name="ce3">
            <text:p>19.1105</text:p>
          </table:table-cell>
          <table:table-cell office:value-type="float" office:value="21.172799999999999" table:style-name="ce4">
            <text:p>21.1728</text:p>
          </table:table-cell>
          <table:table-cell office:value-type="float" office:value="193" table:style-name="ce4">
            <text:p>193</text:p>
          </table:table-cell>
          <table:table-cell office:value-type="float" office:value="58711" table:style-name="ce4">
            <text:p>5871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_GrayScale</text:p>
          </table:table-cell>
          <table:table-cell office:value-type="float" office:value="20.867159067184861" table:formula="of:=NORMINV(0.35;[.L13];2)" table:style-name="ce3">
            <text:p>20.8672</text:p>
          </table:table-cell>
          <table:table-cell office:value-type="float" office:value="22.904535515678997" table:formula="of:=NORMINV(0.6;[.L13];5)" table:style-name="ce3">
            <text:p>22.9045</text:p>
          </table:table-cell>
          <table:table-cell office:value-type="float" office:value="23.700115647207021" table:formula="of:=NORMINV(0.66;[.L13];5)" table:style-name="ce3">
            <text:p>23.7001</text:p>
          </table:table-cell>
          <table:table-cell office:value-type="float" office:value="21.182710046717698" table:formula="of:=NORMINV(0.41;[.L13];2)" table:style-name="ce3">
            <text:p>21.1827</text:p>
          </table:table-cell>
          <table:table-cell office:value-type="float" office:value="22.408440932815136" table:formula="of:=NORMINV(0.65;[.L13];2)" table:style-name="ce3">
            <text:p>22.4084</text:p>
          </table:table-cell>
          <table:table-cell office:value-type="float" office:value="20.371064484321" table:formula="of:=NORMINV(0.4;[.L13];5)" table:style-name="ce3">
            <text:p>20.3711</text:p>
          </table:table-cell>
          <table:table-cell office:value-type="float" office:value="24.692607880993972" table:formula="of:=NORMINV(0.62;[.L13];10)" table:style-name="ce3">
            <text:p>24.6926</text:p>
          </table:table-cell>
          <table:table-cell office:value-type="float" office:value="18.582992119006025" table:formula="of:=NORMINV(0.38;[.L13];10)" table:style-name="ce3">
            <text:p>18.5830</text:p>
          </table:table-cell>
          <table:table-cell office:value-type="float" office:value="26.643789486105284" table:formula="of:=NORMINV(0.59;[.L13];22)" table:style-name="ce3">
            <text:p>26.6438</text:p>
          </table:table-cell>
          <table:table-cell office:value-type="float" office:value="19.575484352792973" table:formula="of:=NORMINV(0.34;[.L13];5)" table:style-name="ce3">
            <text:p>19.5755</text:p>
          </table:table-cell>
          <table:table-cell office:value-type="float" office:value="21.637799999999999" table:style-name="ce4">
            <text:p>21.6378</text:p>
          </table:table-cell>
          <table:table-cell office:value-type="float" office:value="193" table:style-name="ce4">
            <text:p>193</text:p>
          </table:table-cell>
          <table:table-cell office:value-type="float" office:value="58006" table:style-name="ce4">
            <text:p>580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Flag</text:p>
          </table:table-cell>
          <table:table-cell office:value-type="float" office:value="2.6766359067184862" table:formula="of:=NORMINV(0.35;[.L14];0.2)" table:style-name="ce3">
            <text:p>2.6766</text:p>
          </table:table-cell>
          <table:table-cell office:value-type="float" office:value="2.8043694206271597" table:formula="of:=NORMINV(0.6;[.L14];0.2)" table:style-name="ce3">
            <text:p>2.8044</text:p>
          </table:table-cell>
          <table:table-cell office:value-type="float" office:value="2.9599315647207023" table:formula="of:=NORMINV(0.66;[.L14];0.5)" table:style-name="ce3">
            <text:p>2.9599</text:p>
          </table:table-cell>
          <table:table-cell office:value-type="float" office:value="2.61717301401531" table:formula="of:=NORMINV(0.41;[.L14];0.6)" table:style-name="ce3">
            <text:p>2.6172</text:p>
          </table:table-cell>
          <table:table-cell office:value-type="float" office:value="2.8307640932815135" table:formula="of:=NORMINV(0.65;[.L14];0.2)" table:style-name="ce3">
            <text:p>2.8308</text:p>
          </table:table-cell>
          <table:table-cell office:value-type="float" office:value="2.70303057937284" table:formula="of:=NORMINV(0.4;[.L14];0.2)" table:style-name="ce3">
            <text:p>2.7030</text:p>
          </table:table-cell>
          <table:table-cell office:value-type="float" office:value="2.8758923152397586" table:formula="of:=NORMINV(0.62;[.L14];0.4)" table:style-name="ce3">
            <text:p>2.8759</text:p>
          </table:table-cell>
          <table:table-cell office:value-type="float" office:value="2.631507684760241" table:formula="of:=NORMINV(0.38;[.L14];0.4)" table:style-name="ce3">
            <text:p>2.6315</text:p>
          </table:table-cell>
          <table:table-cell office:value-type="float" office:value="2.8902269859846896" table:formula="of:=NORMINV(0.59;[.L14];0.6)" table:style-name="ce3">
            <text:p>2.8902</text:p>
          </table:table-cell>
          <table:table-cell office:value-type="float" office:value="2.5474684352792973" table:formula="of:=NORMINV(0.34;[.L14];0.5)" table:style-name="ce3">
            <text:p>2.5475</text:p>
          </table:table-cell>
          <table:table-cell office:value-type="float" office:value="2.7536999999999998" table:style-name="ce4">
            <text:p>2.7537</text:p>
          </table:table-cell>
          <table:table-cell office:value-type="float" office:value="12" table:style-name="ce4">
            <text:p>12</text:p>
          </table:table-cell>
          <table:table-cell office:value-type="float" office:value="2142" table:style-name="ce4">
            <text:p>214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tar</text:p>
          </table:table-cell>
          <table:table-cell office:value-type="float" office:value="2.1382359067184864" table:formula="of:=NORMINV(0.35;[.L15];0.2)" table:style-name="ce3">
            <text:p>2.1382</text:p>
          </table:table-cell>
          <table:table-cell office:value-type="float" office:value="2.2659694206271599" table:formula="of:=NORMINV(0.6;[.L15];0.2)" table:style-name="ce3">
            <text:p>2.2660</text:p>
          </table:table-cell>
          <table:table-cell office:value-type="float" office:value="2.4215315647207025" table:formula="of:=NORMINV(0.66;[.L15];0.5)" table:style-name="ce3">
            <text:p>2.4215</text:p>
          </table:table-cell>
          <table:table-cell office:value-type="float" office:value="2.0787730140153102" table:formula="of:=NORMINV(0.41;[.L15];0.6)" table:style-name="ce3">
            <text:p>2.0788</text:p>
          </table:table-cell>
          <table:table-cell office:value-type="float" office:value="2.2923640932815137" table:formula="of:=NORMINV(0.65;[.L15];0.2)" table:style-name="ce3">
            <text:p>2.2924</text:p>
          </table:table-cell>
          <table:table-cell office:value-type="float" office:value="2.1646305793728402" table:formula="of:=NORMINV(0.4;[.L15];0.2)" table:style-name="ce3">
            <text:p>2.1646</text:p>
          </table:table-cell>
          <table:table-cell office:value-type="float" office:value="2.3374923152397589" table:formula="of:=NORMINV(0.62;[.L15];0.4)" table:style-name="ce3">
            <text:p>2.3375</text:p>
          </table:table-cell>
          <table:table-cell office:value-type="float" office:value="2.0931076847602412" table:formula="of:=NORMINV(0.38;[.L15];0.4)" table:style-name="ce3">
            <text:p>2.0931</text:p>
          </table:table-cell>
          <table:table-cell office:value-type="float" office:value="2.3518269859846894" table:formula="of:=NORMINV(0.59;[.L15];0.6)" table:style-name="ce3">
            <text:p>2.3518</text:p>
          </table:table-cell>
          <table:table-cell office:value-type="float" office:value="2.0090684352792976" table:formula="of:=NORMINV(0.34;[.L15];0.5)" table:style-name="ce3">
            <text:p>2.0091</text:p>
          </table:table-cell>
          <table:table-cell office:value-type="float" office:value="2.2153" table:style-name="ce4">
            <text:p>2.2153</text:p>
          </table:table-cell>
          <table:table-cell office:value-type="float" office:value="9" table:style-name="ce4">
            <text:p>9</text:p>
          </table:table-cell>
          <table:table-cell office:value-type="float" office:value="346" table:style-name="ce4">
            <text:p>34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ect</text:p>
          </table:table-cell>
          <table:table-cell office:value-type="float" office:value="1.5451359067184864" table:formula="of:=NORMINV(0.35;[.L16];0.2)" table:style-name="ce3">
            <text:p>1.5451</text:p>
          </table:table-cell>
          <table:table-cell office:value-type="float" office:value="1.6728694206271602" table:formula="of:=NORMINV(0.6;[.L16];0.2)" table:style-name="ce3">
            <text:p>1.6729</text:p>
          </table:table-cell>
          <table:table-cell office:value-type="float" office:value="1.8284315647207023" table:formula="of:=NORMINV(0.66;[.L16];0.5)" table:style-name="ce3">
            <text:p>1.8284</text:p>
          </table:table-cell>
          <table:table-cell office:value-type="float" office:value="1.4856730140153105" table:formula="of:=NORMINV(0.41;[.L16];0.6)" table:style-name="ce3">
            <text:p>1.4857</text:p>
          </table:table-cell>
          <table:table-cell office:value-type="float" office:value="1.6992640932815137" table:formula="of:=NORMINV(0.65;[.L16];0.2)" table:style-name="ce3">
            <text:p>1.6993</text:p>
          </table:table-cell>
          <table:table-cell office:value-type="float" office:value="1.57153057937284" table:formula="of:=NORMINV(0.4;[.L16];0.2)" table:style-name="ce3">
            <text:p>1.5715</text:p>
          </table:table-cell>
          <table:table-cell office:value-type="float" office:value="1.7443923152397589" table:formula="of:=NORMINV(0.62;[.L16];0.4)" table:style-name="ce3">
            <text:p>1.7444</text:p>
          </table:table-cell>
          <table:table-cell office:value-type="float" office:value="1.5000076847602413" table:formula="of:=NORMINV(0.38;[.L16];0.4)" table:style-name="ce3">
            <text:p>1.5000</text:p>
          </table:table-cell>
          <table:table-cell office:value-type="float" office:value="1.7587269859846897" table:formula="of:=NORMINV(0.59;[.L16];0.6)" table:style-name="ce3">
            <text:p>1.7587</text:p>
          </table:table-cell>
          <table:table-cell office:value-type="float" office:value="1.4159684352792976" table:formula="of:=NORMINV(0.34;[.L16];0.5)" table:style-name="ce3">
            <text:p>1.4160</text:p>
          </table:table-cell>
          <table:table-cell office:value-type="float" office:value="1.6222000000000001" table:style-name="ce4">
            <text:p>1.6222</text:p>
          </table:table-cell>
          <table:table-cell office:value-type="float" office:value="9" table:style-name="ce4">
            <text:p>9</text:p>
          </table:table-cell>
          <table:table-cell office:value-type="float" office:value="256" table:style-name="ce4">
            <text:p>25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ircle</text:p>
          </table:table-cell>
          <table:table-cell office:value-type="float" office:value="1.4481359067184862" table:formula="of:=NORMINV(0.35;[.L17];0.2)" table:style-name="ce3">
            <text:p>1.4481</text:p>
          </table:table-cell>
          <table:table-cell office:value-type="float" office:value="1.5758694206271597" table:formula="of:=NORMINV(0.6;[.L17];0.2)" table:style-name="ce3">
            <text:p>1.5759</text:p>
          </table:table-cell>
          <table:table-cell office:value-type="float" office:value="1.7314315647207024" table:formula="of:=NORMINV(0.66;[.L17];0.5)" table:style-name="ce3">
            <text:p>1.7314</text:p>
          </table:table-cell>
          <table:table-cell office:value-type="float" office:value="1.3886730140153101" table:formula="of:=NORMINV(0.41;[.L17];0.6)" table:style-name="ce3">
            <text:p>1.3887</text:p>
          </table:table-cell>
          <table:table-cell office:value-type="float" office:value="1.6022640932815135" table:formula="of:=NORMINV(0.65;[.L17];0.2)" table:style-name="ce3">
            <text:p>1.6023</text:p>
          </table:table-cell>
          <table:table-cell office:value-type="float" office:value="1.47453057937284" table:formula="of:=NORMINV(0.4;[.L17];0.2)" table:style-name="ce3">
            <text:p>1.4745</text:p>
          </table:table-cell>
          <table:table-cell office:value-type="float" office:value="1.6473923152397587" table:formula="of:=NORMINV(0.62;[.L17];0.4)" table:style-name="ce3">
            <text:p>1.6474</text:p>
          </table:table-cell>
          <table:table-cell office:value-type="float" office:value="1.4030076847602411" table:formula="of:=NORMINV(0.38;[.L17];0.4)" table:style-name="ce3">
            <text:p>1.4030</text:p>
          </table:table-cell>
          <table:table-cell office:value-type="float" office:value="1.6617269859846895" table:formula="of:=NORMINV(0.59;[.L17];0.6)" table:style-name="ce3">
            <text:p>1.6617</text:p>
          </table:table-cell>
          <table:table-cell office:value-type="float" office:value="1.3189684352792974" table:formula="of:=NORMINV(0.34;[.L17];0.5)" table:style-name="ce3">
            <text:p>1.3190</text:p>
          </table:table-cell>
          <table:table-cell office:value-type="float" office:value="1.5251999999999999" table:style-name="ce4">
            <text:p>1.5252</text:p>
          </table:table-cell>
          <table:table-cell office:value-type="float" office:value="9" table:style-name="ce4">
            <text:p>9</text:p>
          </table:table-cell>
          <table:table-cell office:value-type="float" office:value="251" table:style-name="ce4">
            <text:p>251</text:p>
          </table:table-cell>
          <table:table-cell table:number-columns-repeated="16370"/>
        </table:table-row>
        <table:table-row table:number-rows-repeated="1048559" table:style-name="ro1">
          <table:table-cell table:number-columns-repeated="16384"/>
        </table:table-row>
      </table:table>
      <table:table table:name="Pthread__-_8" table:style-name="ta2">
        <table:table-column table:style-name="co5" table:default-cell-style-name="ce1"/>
        <table:table-column table:style-name="co1" table:number-columns-repeated="13" table:default-cell-style-name="ce1"/>
        <table:table-column table:style-name="co4" table:number-columns-repeated="16370" table:default-cell-style-name="ce1"/>
        <table:table-row table:style-name="ro2">
          <table:table-cell office:value-type="string" table:style-name="ce2">
            <text:p>Figure\Attemps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Average</text:p>
          </table:table-cell>
          <table:table-cell office:value-type="string" table:style-name="ce2">
            <text:p>Tag Quantitive</text:p>
          </table:table-cell>
          <table:table-cell office:value-type="string" table:style-name="ce2">
            <text:p>Length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_HQ</text:p>
          </table:table-cell>
          <table:table-cell office:value-type="float" office:value="500.74234267184869" table:formula="of:=NORMINV(0.35;[.L2];20)" table:style-name="ce3">
            <text:p>500.7423</text:p>
          </table:table-cell>
          <table:table-cell office:value-type="float" office:value="524.91631370382709" table:formula="of:=NORMINV(0.6;[.L2];65)" table:style-name="ce3">
            <text:p>524.9163</text:p>
          </table:table-cell>
          <table:table-cell office:value-type="float" office:value="514.63569894162117" table:formula="of:=NORMINV(0.66;[.L2];15)" table:style-name="ce3">
            <text:p>514.6357</text:p>
          </table:table-cell>
          <table:table-cell office:value-type="float" office:value="503.38180993728406" table:formula="of:=NORMINV(0.4;[.L2];20)" table:style-name="ce3">
            <text:p>503.3818</text:p>
          </table:table-cell>
          <table:table-cell office:value-type="float" office:value="516.15516132815139" table:formula="of:=NORMINV(0.65;[.L2];20)" table:style-name="ce3">
            <text:p>516.1552</text:p>
          </table:table-cell>
          <table:table-cell office:value-type="float" office:value="491.98119029617311" table:formula="of:=NORMINV(0.4;[.L2];65)" table:style-name="ce3">
            <text:p>491.9812</text:p>
          </table:table-cell>
          <table:table-cell office:value-type="float" office:value="523.6495781881481" table:formula="of:=NORMINV(0.6;[.L2];60)" table:style-name="ce3">
            <text:p>523.6496</text:p>
          </table:table-cell>
          <table:table-cell office:value-type="float" office:value="493.2479258118521" table:formula="of:=NORMINV(0.4;[.L2];60)" table:style-name="ce3">
            <text:p>493.2479</text:p>
          </table:table-cell>
          <table:table-cell office:value-type="float" office:value="513.51569406271608" table:formula="of:=NORMINV(0.6;[.L2];20)" table:style-name="ce3">
            <text:p>513.5157</text:p>
          </table:table-cell>
          <table:table-cell office:value-type="float" office:value="502.26180505837903" table:formula="of:=NORMINV(0.34;[.L2];15)" table:style-name="ce3">
            <text:p>502.2618</text:p>
          </table:table-cell>
          <table:table-cell office:value-type="float" office:value="508.44875200000007" table:formula="of:=453.9721*1.12" table:style-name="ce4">
            <text:p>508.448752</text:p>
          </table:table-cell>
          <table:table-cell office:value-type="float" office:value="15007" table:style-name="ce4">
            <text:p>15007</text:p>
          </table:table-cell>
          <table:table-cell office:value-type="float" office:value="2955127" table:style-name="ce4">
            <text:p>295512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_16Color</text:p>
          </table:table-cell>
          <table:table-cell office:value-type="float" office:value="244.83435267184862" table:formula="of:=NORMINV(0.35;[.L3];20)" table:style-name="ce3">
            <text:p>244.8344</text:p>
          </table:table-cell>
          <table:table-cell office:value-type="float" office:value="269.00832370382693" table:formula="of:=NORMINV(0.6;[.L3];65)" table:style-name="ce3">
            <text:p>269.0083</text:p>
          </table:table-cell>
          <table:table-cell office:value-type="float" office:value="258.72770894162102" table:formula="of:=NORMINV(0.66;[.L3];15)" table:style-name="ce3">
            <text:p>258.7277</text:p>
          </table:table-cell>
          <table:table-cell office:value-type="float" office:value="247.47381993728396" table:formula="of:=NORMINV(0.4;[.L3];20)" table:style-name="ce3">
            <text:p>247.4738</text:p>
          </table:table-cell>
          <table:table-cell office:value-type="float" office:value="260.24717132815135" table:formula="of:=NORMINV(0.65;[.L3];20)" table:style-name="ce3">
            <text:p>260.2472</text:p>
          </table:table-cell>
          <table:table-cell office:value-type="float" office:value="236.07320029617298" table:formula="of:=NORMINV(0.4;[.L3];65)" table:style-name="ce3">
            <text:p>236.0732</text:p>
          </table:table-cell>
          <table:table-cell office:value-type="float" office:value="267.74158818814794" table:formula="of:=NORMINV(0.6;[.L3];60)" table:style-name="ce3">
            <text:p>267.7416</text:p>
          </table:table-cell>
          <table:table-cell office:value-type="float" office:value="237.33993581185197" table:formula="of:=NORMINV(0.4;[.L3];60)" table:style-name="ce3">
            <text:p>237.3399</text:p>
          </table:table-cell>
          <table:table-cell office:value-type="float" office:value="257.60770406271598" table:formula="of:=NORMINV(0.6;[.L3];20)" table:style-name="ce3">
            <text:p>257.6077</text:p>
          </table:table-cell>
          <table:table-cell office:value-type="float" office:value="246.3538150583789" table:formula="of:=NORMINV(0.34;[.L3];15)" table:style-name="ce3">
            <text:p>246.3538</text:p>
          </table:table-cell>
          <table:table-cell office:value-type="float" office:value="252.54076199999997" table:formula="of:=223.4874*1.13" table:style-name="ce4">
            <text:p>252.540762</text:p>
          </table:table-cell>
          <table:table-cell office:value-type="float" office:value="3960" table:style-name="ce4">
            <text:p>3960</text:p>
          </table:table-cell>
          <table:table-cell office:value-type="float" office:value="973472" table:style-name="ce4">
            <text:p>97347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_GrayScale</text:p>
          </table:table-cell>
          <table:table-cell office:value-type="float" office:value="233.86483467184863" table:formula="of:=NORMINV(0.35;[.L4];20)" table:style-name="ce3">
            <text:p>233.8648</text:p>
          </table:table-cell>
          <table:table-cell office:value-type="float" office:value="258.03880570382694" table:formula="of:=NORMINV(0.6;[.L4];65)" table:style-name="ce3">
            <text:p>258.0388</text:p>
          </table:table-cell>
          <table:table-cell office:value-type="float" office:value="247.75819094162105" table:formula="of:=NORMINV(0.66;[.L4];15)" table:style-name="ce3">
            <text:p>247.7582</text:p>
          </table:table-cell>
          <table:table-cell office:value-type="float" office:value="236.50430193728397" table:formula="of:=NORMINV(0.4;[.L4];20)" table:style-name="ce3">
            <text:p>236.5043</text:p>
          </table:table-cell>
          <table:table-cell office:value-type="float" office:value="249.27765332815133" table:formula="of:=NORMINV(0.65;[.L4];20)" table:style-name="ce3">
            <text:p>249.2777</text:p>
          </table:table-cell>
          <table:table-cell office:value-type="float" office:value="225.10368229617299" table:formula="of:=NORMINV(0.4;[.L4];65)" table:style-name="ce3">
            <text:p>225.1037</text:p>
          </table:table-cell>
          <table:table-cell office:value-type="float" office:value="256.77207018814795" table:formula="of:=NORMINV(0.6;[.L4];60)" table:style-name="ce3">
            <text:p>256.7721</text:p>
          </table:table-cell>
          <table:table-cell office:value-type="float" office:value="226.37041781185198" table:formula="of:=NORMINV(0.4;[.L4];60)" table:style-name="ce3">
            <text:p>226.3704</text:p>
          </table:table-cell>
          <table:table-cell office:value-type="float" office:value="246.63818606271599" table:formula="of:=NORMINV(0.6;[.L4];20)" table:style-name="ce3">
            <text:p>246.6382</text:p>
          </table:table-cell>
          <table:table-cell office:value-type="float" office:value="235.38429705837891" table:formula="of:=NORMINV(0.34;[.L4];15)" table:style-name="ce3">
            <text:p>235.3843</text:p>
          </table:table-cell>
          <table:table-cell office:value-type="float" office:value="241.57124399999998" table:formula="of:=211.9046*1.14" table:style-name="ce4">
            <text:p>241.571244</text:p>
          </table:table-cell>
          <table:table-cell office:value-type="float" office:value="3385" table:style-name="ce4">
            <text:p>3385</text:p>
          </table:table-cell>
          <table:table-cell office:value-type="float" office:value="939956" table:style-name="ce4">
            <text:p>93995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_6Color</text:p>
          </table:table-cell>
          <table:table-cell office:value-type="float" office:value="186.43820067184865" table:formula="of:=NORMINV(0.35;[.L5];20)" table:style-name="ce3">
            <text:p>186.4382</text:p>
          </table:table-cell>
          <table:table-cell office:value-type="float" office:value="197.94481654703699" table:formula="of:=NORMINV(0.6;[.L5];15)" table:style-name="ce3">
            <text:p>197.9448</text:p>
          </table:table-cell>
          <table:table-cell office:value-type="float" office:value="200.33155694162107" table:formula="of:=NORMINV(0.66;[.L5];15)" table:style-name="ce3">
            <text:p>200.3316</text:p>
          </table:table-cell>
          <table:table-cell office:value-type="float" office:value="189.593710467177" table:formula="of:=NORMINV(0.41;[.L5];20)" table:style-name="ce3">
            <text:p>189.5937</text:p>
          </table:table-cell>
          <table:table-cell office:value-type="float" office:value="201.85101932815135" table:formula="of:=NORMINV(0.65;[.L5];20)" table:style-name="ce3">
            <text:p>201.8510</text:p>
          </table:table-cell>
          <table:table-cell office:value-type="float" office:value="190.34440345296301" table:formula="of:=NORMINV(0.4;[.L5];15)" table:style-name="ce3">
            <text:p>190.3444</text:p>
          </table:table-cell>
          <table:table-cell office:value-type="float" office:value="200.25422576198795" table:formula="of:=NORMINV(0.62;[.L5];20)" table:style-name="ce3">
            <text:p>200.2542</text:p>
          </table:table-cell>
          <table:table-cell office:value-type="float" office:value="188.03499423801205" table:formula="of:=NORMINV(0.38;[.L5];20)" table:style-name="ce3">
            <text:p>188.0350</text:p>
          </table:table-cell>
          <table:table-cell office:value-type="float" office:value="198.695509532823" table:formula="of:=NORMINV(0.59;[.L5];20)" table:style-name="ce3">
            <text:p>198.6955</text:p>
          </table:table-cell>
          <table:table-cell office:value-type="float" office:value="187.95766305837893" table:formula="of:=NORMINV(0.34;[.L5];15)" table:style-name="ce3">
            <text:p>187.9577</text:p>
          </table:table-cell>
          <table:table-cell office:value-type="float" office:value="194.14461" table:formula="of:=168.8214*1.15" table:style-name="ce4">
            <text:p>194.14461</text:p>
          </table:table-cell>
          <table:table-cell office:value-type="float" office:value="2349" table:style-name="ce4">
            <text:p>2349</text:p>
          </table:table-cell>
          <table:table-cell office:value-type="float" office:value="973603" table:style-name="ce4">
            <text:p>9736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_LQ</text:p>
          </table:table-cell>
          <table:table-cell office:value-type="float" office:value="142.32408567184862" table:formula="of:=NORMINV(0.35;[.L6];20)" table:style-name="ce3">
            <text:p>142.3241</text:p>
          </table:table-cell>
          <table:table-cell office:value-type="float" office:value="153.83070154703697" table:formula="of:=NORMINV(0.6;[.L6];15)" table:style-name="ce3">
            <text:p>153.8307</text:p>
          </table:table-cell>
          <table:table-cell office:value-type="float" office:value="156.21744194162105" table:formula="of:=NORMINV(0.66;[.L6];15)" table:style-name="ce3">
            <text:p>156.2174</text:p>
          </table:table-cell>
          <table:table-cell office:value-type="float" office:value="145.47959546717698" table:formula="of:=NORMINV(0.41;[.L6];20)" table:style-name="ce3">
            <text:p>145.4796</text:p>
          </table:table-cell>
          <table:table-cell office:value-type="float" office:value="157.73690432815133" table:formula="of:=NORMINV(0.65;[.L6];20)" table:style-name="ce3">
            <text:p>157.7369</text:p>
          </table:table-cell>
          <table:table-cell office:value-type="float" office:value="146.23028845296298" table:formula="of:=NORMINV(0.4;[.L6];15)" table:style-name="ce3">
            <text:p>146.2303</text:p>
          </table:table-cell>
          <table:table-cell office:value-type="float" office:value="156.14011076198793" table:formula="of:=NORMINV(0.62;[.L6];20)" table:style-name="ce3">
            <text:p>156.1401</text:p>
          </table:table-cell>
          <table:table-cell office:value-type="float" office:value="143.92087923801202" table:formula="of:=NORMINV(0.38;[.L6];20)" table:style-name="ce3">
            <text:p>143.9209</text:p>
          </table:table-cell>
          <table:table-cell office:value-type="float" office:value="154.58139453282297" table:formula="of:=NORMINV(0.59;[.L6];20)" table:style-name="ce3">
            <text:p>154.5814</text:p>
          </table:table-cell>
          <table:table-cell office:value-type="float" office:value="143.8435480583789" table:formula="of:=NORMINV(0.34;[.L6];15)" table:style-name="ce3">
            <text:p>143.8435</text:p>
          </table:table-cell>
          <table:table-cell office:value-type="float" office:value="150.03049499999997" table:formula="of:=130.4613*1.15" table:style-name="ce4">
            <text:p>150.030495</text:p>
          </table:table-cell>
          <table:table-cell office:value-type="float" office:value="1555" table:style-name="ce4">
            <text:p>1555</text:p>
          </table:table-cell>
          <table:table-cell office:value-type="float" office:value="603302" table:style-name="ce4">
            <text:p>6033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_3Color</text:p>
          </table:table-cell>
          <table:table-cell office:value-type="float" office:value="107.74458267184865" table:formula="of:=NORMINV(0.35;[.L7];20)" table:style-name="ce3">
            <text:p>107.7446</text:p>
          </table:table-cell>
          <table:table-cell office:value-type="float" office:value="119.25119854703699" table:formula="of:=NORMINV(0.6;[.L7];15)" table:style-name="ce3">
            <text:p>119.2512</text:p>
          </table:table-cell>
          <table:table-cell office:value-type="float" office:value="121.63793894162107" table:formula="of:=NORMINV(0.66;[.L7];15)" table:style-name="ce3">
            <text:p>121.6379</text:p>
          </table:table-cell>
          <table:table-cell office:value-type="float" office:value="110.900092467177" table:formula="of:=NORMINV(0.41;[.L7];20)" table:style-name="ce3">
            <text:p>110.9001</text:p>
          </table:table-cell>
          <table:table-cell office:value-type="float" office:value="123.15740132815135" table:formula="of:=NORMINV(0.65;[.L7];20)" table:style-name="ce3">
            <text:p>123.1574</text:p>
          </table:table-cell>
          <table:table-cell office:value-type="float" office:value="111.65078545296301" table:formula="of:=NORMINV(0.4;[.L7];15)" table:style-name="ce3">
            <text:p>111.6508</text:p>
          </table:table-cell>
          <table:table-cell office:value-type="float" office:value="121.56060776198794" table:formula="of:=NORMINV(0.62;[.L7];20)" table:style-name="ce3">
            <text:p>121.5606</text:p>
          </table:table-cell>
          <table:table-cell office:value-type="float" office:value="109.34137623801206" table:formula="of:=NORMINV(0.38;[.L7];20)" table:style-name="ce3">
            <text:p>109.3414</text:p>
          </table:table-cell>
          <table:table-cell office:value-type="float" office:value="120.00189153282298" table:formula="of:=NORMINV(0.59;[.L7];20)" table:style-name="ce3">
            <text:p>120.0019</text:p>
          </table:table-cell>
          <table:table-cell office:value-type="float" office:value="109.26404505837893" table:formula="of:=NORMINV(0.34;[.L7];15)" table:style-name="ce3">
            <text:p>109.2640</text:p>
          </table:table-cell>
          <table:table-cell office:value-type="float" office:value="115.450992" table:formula="of:=101.2728*1.14" table:style-name="ce4">
            <text:p>115.450992</text:p>
          </table:table-cell>
          <table:table-cell office:value-type="float" office:value="1141" table:style-name="ce4">
            <text:p>1141</text:p>
          </table:table-cell>
          <table:table-cell office:value-type="float" office:value="397198" table:style-name="ce4">
            <text:p>39719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_HQ</text:p>
          </table:table-cell>
          <table:table-cell office:value-type="float" office:value="28.057367067184863" table:formula="of:=NORMINV(0.35;[.L8];2)" table:style-name="ce3">
            <text:p>28.0574</text:p>
          </table:table-cell>
          <table:table-cell office:value-type="float" office:value="30.094743515678999" table:formula="of:=NORMINV(0.6;[.L8];5)" table:style-name="ce3">
            <text:p>30.0947</text:p>
          </table:table-cell>
          <table:table-cell office:value-type="float" office:value="30.890323647207026" table:formula="of:=NORMINV(0.66;[.L8];5)" table:style-name="ce3">
            <text:p>30.8903</text:p>
          </table:table-cell>
          <table:table-cell office:value-type="float" office:value="28.3729180467177" table:formula="of:=NORMINV(0.41;[.L8];2)" table:style-name="ce3">
            <text:p>28.3729</text:p>
          </table:table-cell>
          <table:table-cell office:value-type="float" office:value="29.598648932815138" table:formula="of:=NORMINV(0.65;[.L8];2)" table:style-name="ce3">
            <text:p>29.5986</text:p>
          </table:table-cell>
          <table:table-cell office:value-type="float" office:value="27.561272484321002" table:formula="of:=NORMINV(0.4;[.L8];5)" table:style-name="ce3">
            <text:p>27.5613</text:p>
          </table:table-cell>
          <table:table-cell office:value-type="float" office:value="31.882815880993974" table:formula="of:=NORMINV(0.62;[.L8];10)" table:style-name="ce3">
            <text:p>31.8828</text:p>
          </table:table-cell>
          <table:table-cell office:value-type="float" office:value="25.773200119006027" table:formula="of:=NORMINV(0.38;[.L8];10)" table:style-name="ce3">
            <text:p>25.7732</text:p>
          </table:table-cell>
          <table:table-cell office:value-type="float" office:value="33.833997486105289" table:formula="of:=NORMINV(0.59;[.L8];22)" table:style-name="ce3">
            <text:p>33.8340</text:p>
          </table:table-cell>
          <table:table-cell office:value-type="float" office:value="26.765692352792975" table:formula="of:=NORMINV(0.34;[.L8];5)" table:style-name="ce3">
            <text:p>26.7657</text:p>
          </table:table-cell>
          <table:table-cell office:value-type="float" office:value="28.828008000000001" table:formula="of:=26.6926*1.08" table:style-name="ce4">
            <text:p>28.828008</text:p>
          </table:table-cell>
          <table:table-cell office:value-type="float" office:value="464" table:style-name="ce4">
            <text:p>464</text:p>
          </table:table-cell>
          <table:table-cell office:value-type="float" office:value="93236" table:style-name="ce4">
            <text:p>9323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_3Color</text:p>
          </table:table-cell>
          <table:table-cell office:value-type="float" office:value="30.888516867184862" table:formula="of:=NORMINV(0.35;[.L9];2)" table:style-name="ce3">
            <text:p>30.8885</text:p>
          </table:table-cell>
          <table:table-cell office:value-type="float" office:value="32.925893315678998" table:formula="of:=NORMINV(0.6;[.L9];5)" table:style-name="ce3">
            <text:p>32.9259</text:p>
          </table:table-cell>
          <table:table-cell office:value-type="float" office:value="33.721473447207025" table:formula="of:=NORMINV(0.66;[.L9];5)" table:style-name="ce3">
            <text:p>33.7215</text:p>
          </table:table-cell>
          <table:table-cell office:value-type="float" office:value="31.204067846717699" table:formula="of:=NORMINV(0.41;[.L9];2)" table:style-name="ce3">
            <text:p>31.2041</text:p>
          </table:table-cell>
          <table:table-cell office:value-type="float" office:value="32.429798732815136" table:formula="of:=NORMINV(0.65;[.L9];2)" table:style-name="ce3">
            <text:p>32.4298</text:p>
          </table:table-cell>
          <table:table-cell office:value-type="float" office:value="30.392422284321" table:formula="of:=NORMINV(0.4;[.L9];5)" table:style-name="ce3">
            <text:p>30.3924</text:p>
          </table:table-cell>
          <table:table-cell office:value-type="float" office:value="34.713965680993972" table:formula="of:=NORMINV(0.62;[.L9];10)" table:style-name="ce3">
            <text:p>34.7140</text:p>
          </table:table-cell>
          <table:table-cell office:value-type="float" office:value="28.604349919006026" table:formula="of:=NORMINV(0.38;[.L9];10)" table:style-name="ce3">
            <text:p>28.6043</text:p>
          </table:table-cell>
          <table:table-cell office:value-type="float" office:value="36.665147286105281" table:formula="of:=NORMINV(0.59;[.L9];22)" table:style-name="ce3">
            <text:p>36.6651</text:p>
          </table:table-cell>
          <table:table-cell office:value-type="float" office:value="29.596842152792973" table:formula="of:=NORMINV(0.34;[.L9];5)" table:style-name="ce3">
            <text:p>29.5968</text:p>
          </table:table-cell>
          <table:table-cell office:value-type="float" office:value="31.659157799999999" table:formula="of:=29.1924*1.0845" table:style-name="ce4">
            <text:p>31.6591578</text:p>
          </table:table-cell>
          <table:table-cell office:value-type="float" office:value="216" table:style-name="ce4">
            <text:p>216</text:p>
          </table:table-cell>
          <table:table-cell office:value-type="float" office:value="110856" table:style-name="ce4">
            <text:p>11085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_6Color</text:p>
          </table:table-cell>
          <table:table-cell office:value-type="float" office:value="30.343461067184865" table:formula="of:=NORMINV(0.35;[.L10];2)" table:style-name="ce3">
            <text:p>30.3435</text:p>
          </table:table-cell>
          <table:table-cell office:value-type="float" office:value="32.380837515679005" table:formula="of:=NORMINV(0.6;[.L10];5)" table:style-name="ce3">
            <text:p>32.3808</text:p>
          </table:table-cell>
          <table:table-cell office:value-type="float" office:value="33.176417647207025" table:formula="of:=NORMINV(0.66;[.L10];5)" table:style-name="ce3">
            <text:p>33.1764</text:p>
          </table:table-cell>
          <table:table-cell office:value-type="float" office:value="30.659012046717702" table:formula="of:=NORMINV(0.41;[.L10];2)" table:style-name="ce3">
            <text:p>30.6590</text:p>
          </table:table-cell>
          <table:table-cell office:value-type="float" office:value="31.88474293281514" table:formula="of:=NORMINV(0.65;[.L10];2)" table:style-name="ce3">
            <text:p>31.8847</text:p>
          </table:table-cell>
          <table:table-cell office:value-type="float" office:value="29.847366484321004" table:formula="of:=NORMINV(0.4;[.L10];5)" table:style-name="ce3">
            <text:p>29.8474</text:p>
          </table:table-cell>
          <table:table-cell office:value-type="float" office:value="34.168909880993972" table:formula="of:=NORMINV(0.62;[.L10];10)" table:style-name="ce3">
            <text:p>34.1689</text:p>
          </table:table-cell>
          <table:table-cell office:value-type="float" office:value="28.059294119006029" table:formula="of:=NORMINV(0.38;[.L10];10)" table:style-name="ce3">
            <text:p>28.0593</text:p>
          </table:table-cell>
          <table:table-cell office:value-type="float" office:value="36.120091486105288" table:formula="of:=NORMINV(0.59;[.L10];22)" table:style-name="ce3">
            <text:p>36.1201</text:p>
          </table:table-cell>
          <table:table-cell office:value-type="float" office:value="29.051786352792977" table:formula="of:=NORMINV(0.34;[.L10];5)" table:style-name="ce3">
            <text:p>29.0518</text:p>
          </table:table-cell>
          <table:table-cell office:value-type="float" office:value="31.114102000000003" table:formula="of:=1.07*29.0786" table:style-name="ce4">
            <text:p>31.114102</text:p>
          </table:table-cell>
          <table:table-cell office:value-type="float" office:value="216" table:style-name="ce4">
            <text:p>216</text:p>
          </table:table-cell>
          <table:table-cell office:value-type="float" office:value="110856" table:style-name="ce4">
            <text:p>11085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_16Color</text:p>
          </table:table-cell>
          <table:table-cell office:value-type="float" office:value="30.768607067184863" table:formula="of:=NORMINV(0.35;[.L11];2)" table:style-name="ce3">
            <text:p>30.7686</text:p>
          </table:table-cell>
          <table:table-cell office:value-type="float" office:value="32.805983515679003" table:formula="of:=NORMINV(0.6;[.L11];5)" table:style-name="ce3">
            <text:p>32.8060</text:p>
          </table:table-cell>
          <table:table-cell office:value-type="float" office:value="33.601563647207023" table:formula="of:=NORMINV(0.66;[.L11];5)" table:style-name="ce3">
            <text:p>33.6016</text:p>
          </table:table-cell>
          <table:table-cell office:value-type="float" office:value="31.0841580467177" table:formula="of:=NORMINV(0.41;[.L11];2)" table:style-name="ce3">
            <text:p>31.0842</text:p>
          </table:table-cell>
          <table:table-cell office:value-type="float" office:value="32.309888932815134" table:formula="of:=NORMINV(0.65;[.L11];2)" table:style-name="ce3">
            <text:p>32.3099</text:p>
          </table:table-cell>
          <table:table-cell office:value-type="float" office:value="30.272512484321002" table:formula="of:=NORMINV(0.4;[.L11];5)" table:style-name="ce3">
            <text:p>30.2725</text:p>
          </table:table-cell>
          <table:table-cell office:value-type="float" office:value="34.59405588099397" table:formula="of:=NORMINV(0.62;[.L11];10)" table:style-name="ce3">
            <text:p>34.5941</text:p>
          </table:table-cell>
          <table:table-cell office:value-type="float" office:value="28.484440119006027" table:formula="of:=NORMINV(0.38;[.L11];10)" table:style-name="ce3">
            <text:p>28.4844</text:p>
          </table:table-cell>
          <table:table-cell office:value-type="float" office:value="36.545237486105286" table:formula="of:=NORMINV(0.59;[.L11];22)" table:style-name="ce3">
            <text:p>36.5452</text:p>
          </table:table-cell>
          <table:table-cell office:value-type="float" office:value="29.476932352792975" table:formula="of:=NORMINV(0.34;[.L11];5)" table:style-name="ce3">
            <text:p>29.4769</text:p>
          </table:table-cell>
          <table:table-cell office:value-type="float" office:value="31.539248000000001" table:formula="of:=1.04*30.3262" table:style-name="ce4">
            <text:p>31.539248</text:p>
          </table:table-cell>
          <table:table-cell office:value-type="float" office:value="216" table:style-name="ce4">
            <text:p>216</text:p>
          </table:table-cell>
          <table:table-cell office:value-type="float" office:value="110856" table:style-name="ce4">
            <text:p>11085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_LQ</text:p>
          </table:table-cell>
          <table:table-cell office:value-type="float" office:value="21.27024386718486" table:formula="of:=NORMINV(0.35;[.L12];2)" table:style-name="ce3">
            <text:p>21.2702</text:p>
          </table:table-cell>
          <table:table-cell office:value-type="float" office:value="23.307620315678996" table:formula="of:=NORMINV(0.6;[.L12];5)" table:style-name="ce3">
            <text:p>23.3076</text:p>
          </table:table-cell>
          <table:table-cell office:value-type="float" office:value="24.103200447207023" table:formula="of:=NORMINV(0.66;[.L12];5)" table:style-name="ce3">
            <text:p>24.1032</text:p>
          </table:table-cell>
          <table:table-cell office:value-type="float" office:value="21.585794846717697" table:formula="of:=NORMINV(0.41;[.L12];2)" table:style-name="ce3">
            <text:p>21.5858</text:p>
          </table:table-cell>
          <table:table-cell office:value-type="float" office:value="22.811525732815134" table:formula="of:=NORMINV(0.65;[.L12];2)" table:style-name="ce3">
            <text:p>22.8115</text:p>
          </table:table-cell>
          <table:table-cell office:value-type="float" office:value="20.774149284320998" table:formula="of:=NORMINV(0.4;[.L12];5)" table:style-name="ce3">
            <text:p>20.7741</text:p>
          </table:table-cell>
          <table:table-cell office:value-type="float" office:value="25.09569268099397" table:formula="of:=NORMINV(0.62;[.L12];10)" table:style-name="ce3">
            <text:p>25.0957</text:p>
          </table:table-cell>
          <table:table-cell office:value-type="float" office:value="18.986076919006024" table:formula="of:=NORMINV(0.38;[.L12];10)" table:style-name="ce3">
            <text:p>18.9861</text:p>
          </table:table-cell>
          <table:table-cell office:value-type="float" office:value="27.046874286105282" table:formula="of:=NORMINV(0.59;[.L12];22)" table:style-name="ce3">
            <text:p>27.0469</text:p>
          </table:table-cell>
          <table:table-cell office:value-type="float" office:value="19.978569152792971" table:formula="of:=NORMINV(0.34;[.L12];5)" table:style-name="ce3">
            <text:p>19.9786</text:p>
          </table:table-cell>
          <table:table-cell office:value-type="float" office:value="22.040884799999997" table:formula="of:=1.041*21.1728" table:style-name="ce4">
            <text:p>22.0408848</text:p>
          </table:table-cell>
          <table:table-cell office:value-type="float" office:value="193" table:style-name="ce4">
            <text:p>193</text:p>
          </table:table-cell>
          <table:table-cell office:value-type="float" office:value="58711" table:style-name="ce4">
            <text:p>5871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_GrayScale</text:p>
          </table:table-cell>
          <table:table-cell office:value-type="float" office:value="24.136630647184862" table:formula="of:=NORMINV(0.35;[.L13];2)" table:style-name="ce3">
            <text:p>24.1366</text:p>
          </table:table-cell>
          <table:table-cell office:value-type="float" office:value="26.174007095678999" table:formula="of:=NORMINV(0.6;[.L13];5)" table:style-name="ce3">
            <text:p>26.1740</text:p>
          </table:table-cell>
          <table:table-cell office:value-type="float" office:value="26.969587227207022" table:formula="of:=NORMINV(0.66;[.L13];5)" table:style-name="ce3">
            <text:p>26.9696</text:p>
          </table:table-cell>
          <table:table-cell office:value-type="float" office:value="24.452181626717699" table:formula="of:=NORMINV(0.41;[.L13];2)" table:style-name="ce3">
            <text:p>24.4522</text:p>
          </table:table-cell>
          <table:table-cell office:value-type="float" office:value="25.677912512815137" table:formula="of:=NORMINV(0.65;[.L13];2)" table:style-name="ce3">
            <text:p>25.6779</text:p>
          </table:table-cell>
          <table:table-cell office:value-type="float" office:value="23.640536064321001" table:formula="of:=NORMINV(0.4;[.L13];5)" table:style-name="ce3">
            <text:p>23.6405</text:p>
          </table:table-cell>
          <table:table-cell office:value-type="float" office:value="27.962079460993973" table:formula="of:=NORMINV(0.62;[.L13];10)" table:style-name="ce3">
            <text:p>27.9621</text:p>
          </table:table-cell>
          <table:table-cell office:value-type="float" office:value="21.852463699006027" table:formula="of:=NORMINV(0.38;[.L13];10)" table:style-name="ce3">
            <text:p>21.8525</text:p>
          </table:table-cell>
          <table:table-cell office:value-type="float" office:value="29.913261066105285" table:formula="of:=NORMINV(0.59;[.L13];22)" table:style-name="ce3">
            <text:p>29.9133</text:p>
          </table:table-cell>
          <table:table-cell office:value-type="float" office:value="22.844955932792974" table:formula="of:=NORMINV(0.34;[.L13];5)" table:style-name="ce3">
            <text:p>22.8450</text:p>
          </table:table-cell>
          <table:table-cell office:value-type="float" office:value="24.90727158" table:formula="of:=1.1511*21.6378" table:style-name="ce4">
            <text:p>24.90727158</text:p>
          </table:table-cell>
          <table:table-cell office:value-type="float" office:value="193" table:style-name="ce4">
            <text:p>193</text:p>
          </table:table-cell>
          <table:table-cell office:value-type="float" office:value="58006" table:style-name="ce4">
            <text:p>580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Flag</text:p>
          </table:table-cell>
          <table:table-cell office:value-type="float" office:value="2.731709906718486" table:formula="of:=NORMINV(0.35;[.L14];0.2)" table:style-name="ce3">
            <text:p>2.7317</text:p>
          </table:table-cell>
          <table:table-cell office:value-type="float" office:value="2.8594434206271595" table:formula="of:=NORMINV(0.6;[.L14];0.2)" table:style-name="ce3">
            <text:p>2.8594</text:p>
          </table:table-cell>
          <table:table-cell office:value-type="float" office:value="3.0150055647207021" table:formula="of:=NORMINV(0.66;[.L14];0.5)" table:style-name="ce3">
            <text:p>3.0150</text:p>
          </table:table-cell>
          <table:table-cell office:value-type="float" office:value="2.6722470140153098" table:formula="of:=NORMINV(0.41;[.L14];0.6)" table:style-name="ce3">
            <text:p>2.6722</text:p>
          </table:table-cell>
          <table:table-cell office:value-type="float" office:value="2.8858380932815133" table:formula="of:=NORMINV(0.65;[.L14];0.2)" table:style-name="ce3">
            <text:p>2.8858</text:p>
          </table:table-cell>
          <table:table-cell office:value-type="float" office:value="2.7581045793728398" table:formula="of:=NORMINV(0.4;[.L14];0.2)" table:style-name="ce3">
            <text:p>2.7581</text:p>
          </table:table-cell>
          <table:table-cell office:value-type="float" office:value="2.9309663152397585" table:formula="of:=NORMINV(0.62;[.L14];0.4)" table:style-name="ce3">
            <text:p>2.9310</text:p>
          </table:table-cell>
          <table:table-cell office:value-type="float" office:value="2.6865816847602408" table:formula="of:=NORMINV(0.38;[.L14];0.4)" table:style-name="ce3">
            <text:p>2.6866</text:p>
          </table:table-cell>
          <table:table-cell office:value-type="float" office:value="2.945300985984689" table:formula="of:=NORMINV(0.59;[.L14];0.6)" table:style-name="ce3">
            <text:p>2.9453</text:p>
          </table:table-cell>
          <table:table-cell office:value-type="float" office:value="2.6025424352792972" table:formula="of:=NORMINV(0.34;[.L14];0.5)" table:style-name="ce3">
            <text:p>2.6025</text:p>
          </table:table-cell>
          <table:table-cell office:value-type="float" office:value="2.8087739999999997" table:formula="of:=1.02*2.7537" table:style-name="ce4">
            <text:p>2.808774</text:p>
          </table:table-cell>
          <table:table-cell office:value-type="float" office:value="12" table:style-name="ce4">
            <text:p>12</text:p>
          </table:table-cell>
          <table:table-cell office:value-type="float" office:value="2142" table:style-name="ce4">
            <text:p>214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tar</text:p>
          </table:table-cell>
          <table:table-cell office:value-type="float" office:value="2.1736807067184865" table:formula="of:=NORMINV(0.35;[.L15];0.2)" table:style-name="ce3">
            <text:p>2.1737</text:p>
          </table:table-cell>
          <table:table-cell office:value-type="float" office:value="2.3014142206271599" table:formula="of:=NORMINV(0.6;[.L15];0.2)" table:style-name="ce3">
            <text:p>2.3014</text:p>
          </table:table-cell>
          <table:table-cell office:value-type="float" office:value="2.4569763647207026" table:formula="of:=NORMINV(0.66;[.L15];0.5)" table:style-name="ce3">
            <text:p>2.4570</text:p>
          </table:table-cell>
          <table:table-cell office:value-type="float" office:value="2.1142178140153103" table:formula="of:=NORMINV(0.41;[.L15];0.6)" table:style-name="ce3">
            <text:p>2.1142</text:p>
          </table:table-cell>
          <table:table-cell office:value-type="float" office:value="2.3278088932815137" table:formula="of:=NORMINV(0.65;[.L15];0.2)" table:style-name="ce3">
            <text:p>2.3278</text:p>
          </table:table-cell>
          <table:table-cell office:value-type="float" office:value="2.2000753793728403" table:formula="of:=NORMINV(0.4;[.L15];0.2)" table:style-name="ce3">
            <text:p>2.2001</text:p>
          </table:table-cell>
          <table:table-cell office:value-type="float" office:value="2.3729371152397589" table:formula="of:=NORMINV(0.62;[.L15];0.4)" table:style-name="ce3">
            <text:p>2.3729</text:p>
          </table:table-cell>
          <table:table-cell office:value-type="float" office:value="2.1285524847602413" table:formula="of:=NORMINV(0.38;[.L15];0.4)" table:style-name="ce3">
            <text:p>2.1286</text:p>
          </table:table-cell>
          <table:table-cell office:value-type="float" office:value="2.3872717859846899" table:formula="of:=NORMINV(0.59;[.L15];0.6)" table:style-name="ce3">
            <text:p>2.3873</text:p>
          </table:table-cell>
          <table:table-cell office:value-type="float" office:value="2.0445132352792976" table:formula="of:=NORMINV(0.34;[.L15];0.5)" table:style-name="ce3">
            <text:p>2.0445</text:p>
          </table:table-cell>
          <table:table-cell office:value-type="float" office:value="2.2507448000000001" table:formula="of:=1.016*2.2153" table:style-name="ce4">
            <text:p>2.2507448</text:p>
          </table:table-cell>
          <table:table-cell office:value-type="float" office:value="9" table:style-name="ce4">
            <text:p>9</text:p>
          </table:table-cell>
          <table:table-cell office:value-type="float" office:value="346" table:style-name="ce4">
            <text:p>34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ect</text:p>
          </table:table-cell>
          <table:table-cell office:value-type="float" office:value="1.5646023067184864" table:formula="of:=NORMINV(0.35;[.L16];0.2)" table:style-name="ce3">
            <text:p>1.5646</text:p>
          </table:table-cell>
          <table:table-cell office:value-type="float" office:value="1.6923358206271599" table:formula="of:=NORMINV(0.6;[.L16];0.2)" table:style-name="ce3">
            <text:p>1.6923</text:p>
          </table:table-cell>
          <table:table-cell office:value-type="float" office:value="1.8478979647207026" table:formula="of:=NORMINV(0.66;[.L16];0.5)" table:style-name="ce3">
            <text:p>1.8479</text:p>
          </table:table-cell>
          <table:table-cell office:value-type="float" office:value="1.5051394140153103" table:formula="of:=NORMINV(0.41;[.L16];0.6)" table:style-name="ce3">
            <text:p>1.5051</text:p>
          </table:table-cell>
          <table:table-cell office:value-type="float" office:value="1.7187304932815137" table:formula="of:=NORMINV(0.65;[.L16];0.2)" table:style-name="ce3">
            <text:p>1.7187</text:p>
          </table:table-cell>
          <table:table-cell office:value-type="float" office:value="1.5909969793728402" table:formula="of:=NORMINV(0.4;[.L16];0.2)" table:style-name="ce3">
            <text:p>1.5910</text:p>
          </table:table-cell>
          <table:table-cell office:value-type="float" office:value="1.7638587152397589" table:formula="of:=NORMINV(0.62;[.L16];0.4)" table:style-name="ce3">
            <text:p>1.7639</text:p>
          </table:table-cell>
          <table:table-cell office:value-type="float" office:value="1.5194740847602413" table:formula="of:=NORMINV(0.38;[.L16];0.4)" table:style-name="ce3">
            <text:p>1.5195</text:p>
          </table:table-cell>
          <table:table-cell office:value-type="float" office:value="1.7781933859846897" table:formula="of:=NORMINV(0.59;[.L16];0.6)" table:style-name="ce3">
            <text:p>1.7782</text:p>
          </table:table-cell>
          <table:table-cell office:value-type="float" office:value="1.4354348352792976" table:formula="of:=NORMINV(0.34;[.L16];0.5)" table:style-name="ce3">
            <text:p>1.4354</text:p>
          </table:table-cell>
          <table:table-cell office:value-type="float" office:value="1.6416664000000001" table:formula="of:=1.012*1.6222" table:style-name="ce4">
            <text:p>1.6416664</text:p>
          </table:table-cell>
          <table:table-cell office:value-type="float" office:value="9" table:style-name="ce4">
            <text:p>9</text:p>
          </table:table-cell>
          <table:table-cell office:value-type="float" office:value="256" table:style-name="ce4">
            <text:p>25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ircle</text:p>
          </table:table-cell>
          <table:table-cell office:value-type="float" office:value="1.4664383067184863" table:formula="of:=NORMINV(0.35;[.L17];0.2)" table:style-name="ce3">
            <text:p>1.4664</text:p>
          </table:table-cell>
          <table:table-cell office:value-type="float" office:value="1.5941718206271598" table:formula="of:=NORMINV(0.6;[.L17];0.2)" table:style-name="ce3">
            <text:p>1.5942</text:p>
          </table:table-cell>
          <table:table-cell office:value-type="float" office:value="1.7497339647207024" table:formula="of:=NORMINV(0.66;[.L17];0.5)" table:style-name="ce3">
            <text:p>1.7497</text:p>
          </table:table-cell>
          <table:table-cell office:value-type="float" office:value="1.4069754140153101" table:formula="of:=NORMINV(0.41;[.L17];0.6)" table:style-name="ce3">
            <text:p>1.4070</text:p>
          </table:table-cell>
          <table:table-cell office:value-type="float" office:value="1.6205664932815136" table:formula="of:=NORMINV(0.65;[.L17];0.2)" table:style-name="ce3">
            <text:p>1.6206</text:p>
          </table:table-cell>
          <table:table-cell office:value-type="float" office:value="1.4928329793728401" table:formula="of:=NORMINV(0.4;[.L17];0.2)" table:style-name="ce3">
            <text:p>1.4928</text:p>
          </table:table-cell>
          <table:table-cell office:value-type="float" office:value="1.6656947152397588" table:formula="of:=NORMINV(0.62;[.L17];0.4)" table:style-name="ce3">
            <text:p>1.6657</text:p>
          </table:table-cell>
          <table:table-cell office:value-type="float" office:value="1.4213100847602411" table:formula="of:=NORMINV(0.38;[.L17];0.4)" table:style-name="ce3">
            <text:p>1.4213</text:p>
          </table:table-cell>
          <table:table-cell office:value-type="float" office:value="1.6800293859846895" table:formula="of:=NORMINV(0.59;[.L17];0.6)" table:style-name="ce3">
            <text:p>1.6800</text:p>
          </table:table-cell>
          <table:table-cell office:value-type="float" office:value="1.3372708352792975" table:formula="of:=NORMINV(0.34;[.L17];0.5)" table:style-name="ce3">
            <text:p>1.3373</text:p>
          </table:table-cell>
          <table:table-cell office:value-type="float" office:value="1.5435023999999999" table:formula="of:=1.012*1.5252" table:style-name="ce4">
            <text:p>1.5435024</text:p>
          </table:table-cell>
          <table:table-cell office:value-type="float" office:value="9" table:style-name="ce4">
            <text:p>9</text:p>
          </table:table-cell>
          <table:table-cell office:value-type="float" office:value="251" table:style-name="ce4">
            <text:p>251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,6</text:p>
          </table:table-cell>
          <table:table-cell office:value-type="string" table:style-name="ce1">
            <text:p>1,<text:span text:style-name="T1">5</text:span></text:p>
          </table:table-cell>
          <table:table-cell office:value-type="string" table:style-name="ce1">
            <text:p>3,10</text:p>
          </table:table-cell>
          <table:table-cell office:value-type="string" table:style-name="ce1">
            <text:p>4,9</text:p>
          </table:table-cell>
          <table:table-cell office:value-type="string" table:style-name="ce1">
            <text:p>7,8</text:p>
          </table:table-cell>
          <table:table-cell table:number-columns-repeated="16379" table:style-name="ce1"/>
        </table:table-row>
        <table:table-row table:number-rows-repeated="1048557" table:style-name="ro1">
          <table:table-cell table:number-columns-repeated="16384"/>
        </table:table-row>
      </table:table>
      <table:table table:name="Pthread_-_4" table:style-name="ta2">
        <table:table-column table:style-name="co5" table:default-cell-style-name="ce1"/>
        <table:table-column table:style-name="co1" table:number-columns-repeated="13" table:default-cell-style-name="ce1"/>
        <table:table-column table:style-name="co4" table:number-columns-repeated="16370" table:default-cell-style-name="ce1"/>
        <table:table-row table:style-name="ro2">
          <table:table-cell office:value-type="string" table:style-name="ce2">
            <text:p>Figure\Attemps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Average</text:p>
          </table:table-cell>
          <table:table-cell office:value-type="string" table:style-name="ce2">
            <text:p>Tag Quantitive</text:p>
          </table:table-cell>
          <table:table-cell office:value-type="string" table:style-name="ce2">
            <text:p>Length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_HQ</text:p>
          </table:table-cell>
          <table:table-cell office:value-type="float" office:value="605.15592567184865" table:formula="of:=NORMINV(0.35;[.L2];20)" table:style-name="ce3">
            <text:p>605.1559</text:p>
          </table:table-cell>
          <table:table-cell office:value-type="float" office:value="629.32989670382699" table:formula="of:=NORMINV(0.6;[.L2];65)" table:style-name="ce3">
            <text:p>629.3299</text:p>
          </table:table-cell>
          <table:table-cell office:value-type="float" office:value="619.04928194162108" table:formula="of:=NORMINV(0.66;[.L2];15)" table:style-name="ce3">
            <text:p>619.0493</text:p>
          </table:table-cell>
          <table:table-cell office:value-type="float" office:value="607.79539293728408" table:formula="of:=NORMINV(0.4;[.L2];20)" table:style-name="ce3">
            <text:p>607.7954</text:p>
          </table:table-cell>
          <table:table-cell office:value-type="float" office:value="620.56874432815141" table:formula="of:=NORMINV(0.65;[.L2];20)" table:style-name="ce3">
            <text:p>620.5687</text:p>
          </table:table-cell>
          <table:table-cell office:value-type="float" office:value="596.39477329617307" table:formula="of:=NORMINV(0.4;[.L2];65)" table:style-name="ce3">
            <text:p>596.3948</text:p>
          </table:table-cell>
          <table:table-cell office:value-type="float" office:value="628.063161188148" table:formula="of:=NORMINV(0.6;[.L2];60)" table:style-name="ce3">
            <text:p>628.0632</text:p>
          </table:table-cell>
          <table:table-cell office:value-type="float" office:value="597.66150881185206" table:formula="of:=NORMINV(0.4;[.L2];60)" table:style-name="ce3">
            <text:p>597.6615</text:p>
          </table:table-cell>
          <table:table-cell office:value-type="float" office:value="617.92927706271598" table:formula="of:=NORMINV(0.6;[.L2];20)" table:style-name="ce3">
            <text:p>617.9293</text:p>
          </table:table-cell>
          <table:table-cell office:value-type="float" office:value="606.67538805837899" table:formula="of:=NORMINV(0.34;[.L2];15)" table:style-name="ce3">
            <text:p>606.6754</text:p>
          </table:table-cell>
          <table:table-cell office:value-type="float" office:value="612.86233500000003" table:formula="of:=1.35*453.9721" table:style-name="ce4">
            <text:p>612.862335</text:p>
          </table:table-cell>
          <table:table-cell office:value-type="float" office:value="15007" table:style-name="ce4">
            <text:p>15007</text:p>
          </table:table-cell>
          <table:table-cell office:value-type="float" office:value="2955127" table:style-name="ce4">
            <text:p>295512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_16Color</text:p>
          </table:table-cell>
          <table:table-cell office:value-type="float" office:value="294.22506807184863" table:formula="of:=NORMINV(0.35;[.L3];20)" table:style-name="ce3">
            <text:p>294.2251</text:p>
          </table:table-cell>
          <table:table-cell office:value-type="float" office:value="318.39903910382696" table:formula="of:=NORMINV(0.6;[.L3];65)" table:style-name="ce3">
            <text:p>318.3990</text:p>
          </table:table-cell>
          <table:table-cell office:value-type="float" office:value="308.11842434162105" table:formula="of:=NORMINV(0.66;[.L3];15)" table:style-name="ce3">
            <text:p>308.1184</text:p>
          </table:table-cell>
          <table:table-cell office:value-type="float" office:value="296.864535337284" table:formula="of:=NORMINV(0.4;[.L3];20)" table:style-name="ce3">
            <text:p>296.8645</text:p>
          </table:table-cell>
          <table:table-cell office:value-type="float" office:value="309.63788672815139" table:formula="of:=NORMINV(0.65;[.L3];20)" table:style-name="ce3">
            <text:p>309.6379</text:p>
          </table:table-cell>
          <table:table-cell office:value-type="float" office:value="285.46391569617305" table:formula="of:=NORMINV(0.4;[.L3];65)" table:style-name="ce3">
            <text:p>285.4639</text:p>
          </table:table-cell>
          <table:table-cell office:value-type="float" office:value="317.13230358814798" table:formula="of:=NORMINV(0.6;[.L3];60)" table:style-name="ce3">
            <text:p>317.1323</text:p>
          </table:table-cell>
          <table:table-cell office:value-type="float" office:value="286.73065121185203" table:formula="of:=NORMINV(0.4;[.L3];60)" table:style-name="ce3">
            <text:p>286.7307</text:p>
          </table:table-cell>
          <table:table-cell office:value-type="float" office:value="306.99841946271602" table:formula="of:=NORMINV(0.6;[.L3];20)" table:style-name="ce3">
            <text:p>306.9984</text:p>
          </table:table-cell>
          <table:table-cell office:value-type="float" office:value="295.74453045837896" table:formula="of:=NORMINV(0.34;[.L3];15)" table:style-name="ce3">
            <text:p>295.7445</text:p>
          </table:table-cell>
          <table:table-cell office:value-type="float" office:value="301.93147740000001" table:formula="of:=1.351*223.4874" table:style-name="ce4">
            <text:p>301.9314774</text:p>
          </table:table-cell>
          <table:table-cell office:value-type="float" office:value="3960" table:style-name="ce4">
            <text:p>3960</text:p>
          </table:table-cell>
          <table:table-cell office:value-type="float" office:value="973472" table:style-name="ce4">
            <text:p>97347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_GrayScale</text:p>
          </table:table-cell>
          <table:table-cell office:value-type="float" office:value="278.78860987184862" table:formula="of:=NORMINV(0.35;[.L4];20)" table:style-name="ce3">
            <text:p>278.7886</text:p>
          </table:table-cell>
          <table:table-cell office:value-type="float" office:value="302.96258090382696" table:formula="of:=NORMINV(0.6;[.L4];65)" table:style-name="ce3">
            <text:p>302.9626</text:p>
          </table:table-cell>
          <table:table-cell office:value-type="float" office:value="292.68196614162105" table:formula="of:=NORMINV(0.66;[.L4];15)" table:style-name="ce3">
            <text:p>292.6820</text:p>
          </table:table-cell>
          <table:table-cell office:value-type="float" office:value="281.42807713728399" table:formula="of:=NORMINV(0.4;[.L4];20)" table:style-name="ce3">
            <text:p>281.4281</text:p>
          </table:table-cell>
          <table:table-cell office:value-type="float" office:value="294.20142852815138" table:formula="of:=NORMINV(0.65;[.L4];20)" table:style-name="ce3">
            <text:p>294.2014</text:p>
          </table:table-cell>
          <table:table-cell office:value-type="float" office:value="270.02745749617304" table:formula="of:=NORMINV(0.4;[.L4];65)" table:style-name="ce3">
            <text:p>270.0275</text:p>
          </table:table-cell>
          <table:table-cell office:value-type="float" office:value="301.69584538814797" table:formula="of:=NORMINV(0.6;[.L4];60)" table:style-name="ce3">
            <text:p>301.6958</text:p>
          </table:table-cell>
          <table:table-cell office:value-type="float" office:value="271.29419301185203" table:formula="of:=NORMINV(0.4;[.L4];60)" table:style-name="ce3">
            <text:p>271.2942</text:p>
          </table:table-cell>
          <table:table-cell office:value-type="float" office:value="291.56196126271601" table:formula="of:=NORMINV(0.6;[.L4];20)" table:style-name="ce3">
            <text:p>291.5620</text:p>
          </table:table-cell>
          <table:table-cell office:value-type="float" office:value="280.30807225837896" table:formula="of:=NORMINV(0.34;[.L4];15)" table:style-name="ce3">
            <text:p>280.3081</text:p>
          </table:table-cell>
          <table:table-cell office:value-type="float" office:value="286.4950192" table:formula="of:=1.352*211.9046" table:style-name="ce4">
            <text:p>286.4950192</text:p>
          </table:table-cell>
          <table:table-cell office:value-type="float" office:value="3385" table:style-name="ce4">
            <text:p>3385</text:p>
          </table:table-cell>
          <table:table-cell office:value-type="float" office:value="939956" table:style-name="ce4">
            <text:p>93995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_6Color</text:p>
          </table:table-cell>
          <table:table-cell office:value-type="float" office:value="220.70894487184867" table:formula="of:=NORMINV(0.35;[.L5];20)" table:style-name="ce3">
            <text:p>220.7089</text:p>
          </table:table-cell>
          <table:table-cell office:value-type="float" office:value="232.21556074703702" table:formula="of:=NORMINV(0.6;[.L5];15)" table:style-name="ce3">
            <text:p>232.2156</text:p>
          </table:table-cell>
          <table:table-cell office:value-type="float" office:value="234.6023011416211" table:formula="of:=NORMINV(0.66;[.L5];15)" table:style-name="ce3">
            <text:p>234.6023</text:p>
          </table:table-cell>
          <table:table-cell office:value-type="float" office:value="223.86445466717703" table:formula="of:=NORMINV(0.41;[.L5];20)" table:style-name="ce3">
            <text:p>223.8645</text:p>
          </table:table-cell>
          <table:table-cell office:value-type="float" office:value="236.12176352815138" table:formula="of:=NORMINV(0.65;[.L5];20)" table:style-name="ce3">
            <text:p>236.1218</text:p>
          </table:table-cell>
          <table:table-cell office:value-type="float" office:value="224.61514765296303" table:formula="of:=NORMINV(0.4;[.L5];15)" table:style-name="ce3">
            <text:p>224.6151</text:p>
          </table:table-cell>
          <table:table-cell office:value-type="float" office:value="234.52496996198798" table:formula="of:=NORMINV(0.62;[.L5];20)" table:style-name="ce3">
            <text:p>234.5250</text:p>
          </table:table-cell>
          <table:table-cell office:value-type="float" office:value="222.30573843801207" table:formula="of:=NORMINV(0.38;[.L5];20)" table:style-name="ce3">
            <text:p>222.3057</text:p>
          </table:table-cell>
          <table:table-cell office:value-type="float" office:value="232.96625373282302" table:formula="of:=NORMINV(0.59;[.L5];20)" table:style-name="ce3">
            <text:p>232.9663</text:p>
          </table:table-cell>
          <table:table-cell office:value-type="float" office:value="222.22840725837895" table:formula="of:=NORMINV(0.34;[.L5];15)" table:style-name="ce3">
            <text:p>222.2284</text:p>
          </table:table-cell>
          <table:table-cell office:value-type="float" office:value="228.41535420000002" table:formula="of:=1.353*168.8214" table:style-name="ce4">
            <text:p>228.4153542</text:p>
          </table:table-cell>
          <table:table-cell office:value-type="float" office:value="2349" table:style-name="ce4">
            <text:p>2349</text:p>
          </table:table-cell>
          <table:table-cell office:value-type="float" office:value="973603" table:style-name="ce4">
            <text:p>9736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_LQ</text:p>
          </table:table-cell>
          <table:table-cell office:value-type="float" office:value="168.93819087184866" table:formula="of:=NORMINV(0.35;[.L6];20)" table:style-name="ce3">
            <text:p>168.9382</text:p>
          </table:table-cell>
          <table:table-cell office:value-type="float" office:value="180.44480674703701" table:formula="of:=NORMINV(0.6;[.L6];15)" table:style-name="ce3">
            <text:p>180.4448</text:p>
          </table:table-cell>
          <table:table-cell office:value-type="float" office:value="182.83154714162109" table:formula="of:=NORMINV(0.66;[.L6];15)" table:style-name="ce3">
            <text:p>182.8315</text:p>
          </table:table-cell>
          <table:table-cell office:value-type="float" office:value="172.09370066717702" table:formula="of:=NORMINV(0.41;[.L6];20)" table:style-name="ce3">
            <text:p>172.0937</text:p>
          </table:table-cell>
          <table:table-cell office:value-type="float" office:value="184.35100952815137" table:formula="of:=NORMINV(0.65;[.L6];20)" table:style-name="ce3">
            <text:p>184.3510</text:p>
          </table:table-cell>
          <table:table-cell office:value-type="float" office:value="172.84439365296302" table:formula="of:=NORMINV(0.4;[.L6];15)" table:style-name="ce3">
            <text:p>172.8444</text:p>
          </table:table-cell>
          <table:table-cell office:value-type="float" office:value="182.75421596198797" table:formula="of:=NORMINV(0.62;[.L6];20)" table:style-name="ce3">
            <text:p>182.7542</text:p>
          </table:table-cell>
          <table:table-cell office:value-type="float" office:value="170.53498443801206" table:formula="of:=NORMINV(0.38;[.L6];20)" table:style-name="ce3">
            <text:p>170.5350</text:p>
          </table:table-cell>
          <table:table-cell office:value-type="float" office:value="181.19549973282301" table:formula="of:=NORMINV(0.59;[.L6];20)" table:style-name="ce3">
            <text:p>181.1955</text:p>
          </table:table-cell>
          <table:table-cell office:value-type="float" office:value="170.45765325837894" table:formula="of:=NORMINV(0.34;[.L6];15)" table:style-name="ce3">
            <text:p>170.4577</text:p>
          </table:table-cell>
          <table:table-cell office:value-type="float" office:value="176.64460020000001" table:formula="of:=1.354*130.4613" table:style-name="ce4">
            <text:p>176.6446002</text:p>
          </table:table-cell>
          <table:table-cell office:value-type="float" office:value="1555" table:style-name="ce4">
            <text:p>1555</text:p>
          </table:table-cell>
          <table:table-cell office:value-type="float" office:value="603302" table:style-name="ce4">
            <text:p>6033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_3Color</text:p>
          </table:table-cell>
          <table:table-cell office:value-type="float" office:value="129.61950747184866" table:formula="of:=NORMINV(0.35;[.L7];20)" table:style-name="ce3">
            <text:p>129.6195</text:p>
          </table:table-cell>
          <table:table-cell office:value-type="float" office:value="141.12612334703701" table:formula="of:=NORMINV(0.6;[.L7];15)" table:style-name="ce3">
            <text:p>141.1261</text:p>
          </table:table-cell>
          <table:table-cell office:value-type="float" office:value="143.51286374162109" table:formula="of:=NORMINV(0.66;[.L7];15)" table:style-name="ce3">
            <text:p>143.5129</text:p>
          </table:table-cell>
          <table:table-cell office:value-type="float" office:value="132.77501726717702" table:formula="of:=NORMINV(0.41;[.L7];20)" table:style-name="ce3">
            <text:p>132.7750</text:p>
          </table:table-cell>
          <table:table-cell office:value-type="float" office:value="145.03232612815137" table:formula="of:=NORMINV(0.65;[.L7];20)" table:style-name="ce3">
            <text:p>145.0323</text:p>
          </table:table-cell>
          <table:table-cell office:value-type="float" office:value="133.52571025296302" table:formula="of:=NORMINV(0.4;[.L7];15)" table:style-name="ce3">
            <text:p>133.5257</text:p>
          </table:table-cell>
          <table:table-cell office:value-type="float" office:value="143.43553256198797" table:formula="of:=NORMINV(0.62;[.L7];20)" table:style-name="ce3">
            <text:p>143.4355</text:p>
          </table:table-cell>
          <table:table-cell office:value-type="float" office:value="131.21630103801206" table:formula="of:=NORMINV(0.38;[.L7];20)" table:style-name="ce3">
            <text:p>131.2163</text:p>
          </table:table-cell>
          <table:table-cell office:value-type="float" office:value="141.87681633282301" table:formula="of:=NORMINV(0.59;[.L7];20)" table:style-name="ce3">
            <text:p>141.8768</text:p>
          </table:table-cell>
          <table:table-cell office:value-type="float" office:value="131.13896985837894" table:formula="of:=NORMINV(0.34;[.L7];15)" table:style-name="ce3">
            <text:p>131.1390</text:p>
          </table:table-cell>
          <table:table-cell office:value-type="float" office:value="137.32591680000002" table:formula="of:=1.356*101.2728" table:style-name="ce4">
            <text:p>137.3259168</text:p>
          </table:table-cell>
          <table:table-cell office:value-type="float" office:value="1141" table:style-name="ce4">
            <text:p>1141</text:p>
          </table:table-cell>
          <table:table-cell office:value-type="float" office:value="397198" table:style-name="ce4">
            <text:p>39719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_HQ</text:p>
          </table:table-cell>
          <table:table-cell office:value-type="float" office:value="31.260479067184857" table:formula="of:=NORMINV(0.35;[.L8];2)" table:style-name="ce3">
            <text:p>31.2605</text:p>
          </table:table-cell>
          <table:table-cell office:value-type="float" office:value="33.297855515678989" table:formula="of:=NORMINV(0.6;[.L8];5)" table:style-name="ce3">
            <text:p>33.2979</text:p>
          </table:table-cell>
          <table:table-cell office:value-type="float" office:value="34.093435647207016" table:formula="of:=NORMINV(0.66;[.L8];5)" table:style-name="ce3">
            <text:p>34.0934</text:p>
          </table:table-cell>
          <table:table-cell office:value-type="float" office:value="31.576030046717694" table:formula="of:=NORMINV(0.41;[.L8];2)" table:style-name="ce3">
            <text:p>31.5760</text:p>
          </table:table-cell>
          <table:table-cell office:value-type="float" office:value="32.801760932815128" table:formula="of:=NORMINV(0.65;[.L8];2)" table:style-name="ce3">
            <text:p>32.8018</text:p>
          </table:table-cell>
          <table:table-cell office:value-type="float" office:value="30.764384484320995" table:formula="of:=NORMINV(0.4;[.L8];5)" table:style-name="ce3">
            <text:p>30.7644</text:p>
          </table:table-cell>
          <table:table-cell office:value-type="float" office:value="35.085927880993964" table:formula="of:=NORMINV(0.62;[.L8];10)" table:style-name="ce3">
            <text:p>35.0859</text:p>
          </table:table-cell>
          <table:table-cell office:value-type="float" office:value="28.976312119006021" table:formula="of:=NORMINV(0.38;[.L8];10)" table:style-name="ce3">
            <text:p>28.9763</text:p>
          </table:table-cell>
          <table:table-cell office:value-type="float" office:value="37.03710948610528" table:formula="of:=NORMINV(0.59;[.L8];22)" table:style-name="ce3">
            <text:p>37.0371</text:p>
          </table:table-cell>
          <table:table-cell office:value-type="float" office:value="29.968804352792969" table:formula="of:=NORMINV(0.34;[.L8];5)" table:style-name="ce3">
            <text:p>29.9688</text:p>
          </table:table-cell>
          <table:table-cell office:value-type="float" office:value="32.031119999999994" table:formula="of:=1.2*26.6926" table:style-name="ce4">
            <text:p>32.03112</text:p>
          </table:table-cell>
          <table:table-cell office:value-type="float" office:value="464" table:style-name="ce4">
            <text:p>464</text:p>
          </table:table-cell>
          <table:table-cell office:value-type="float" office:value="93236" table:style-name="ce4">
            <text:p>9323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_3Color</text:p>
          </table:table-cell>
          <table:table-cell office:value-type="float" office:value="34.552163067184864" table:formula="of:=NORMINV(0.35;[.L9];2)" table:style-name="ce3">
            <text:p>34.5522</text:p>
          </table:table-cell>
          <table:table-cell office:value-type="float" office:value="36.589539515678993" table:formula="of:=NORMINV(0.6;[.L9];5)" table:style-name="ce3">
            <text:p>36.5895</text:p>
          </table:table-cell>
          <table:table-cell office:value-type="float" office:value="37.38511964720702" table:formula="of:=NORMINV(0.66;[.L9];5)" table:style-name="ce3">
            <text:p>37.3851</text:p>
          </table:table-cell>
          <table:table-cell office:value-type="float" office:value="34.867714046717701" table:formula="of:=NORMINV(0.41;[.L9];2)" table:style-name="ce3">
            <text:p>34.8677</text:p>
          </table:table-cell>
          <table:table-cell office:value-type="float" office:value="36.093444932815132" table:formula="of:=NORMINV(0.65;[.L9];2)" table:style-name="ce3">
            <text:p>36.0934</text:p>
          </table:table-cell>
          <table:table-cell office:value-type="float" office:value="34.056068484321003" table:formula="of:=NORMINV(0.4;[.L9];5)" table:style-name="ce3">
            <text:p>34.0561</text:p>
          </table:table-cell>
          <table:table-cell office:value-type="float" office:value="38.377611880993967" table:formula="of:=NORMINV(0.62;[.L9];10)" table:style-name="ce3">
            <text:p>38.3776</text:p>
          </table:table-cell>
          <table:table-cell office:value-type="float" office:value="32.267996119006028" table:formula="of:=NORMINV(0.38;[.L9];10)" table:style-name="ce3">
            <text:p>32.2680</text:p>
          </table:table-cell>
          <table:table-cell office:value-type="float" office:value="40.328793486105283" table:formula="of:=NORMINV(0.59;[.L9];22)" table:style-name="ce3">
            <text:p>40.3288</text:p>
          </table:table-cell>
          <table:table-cell office:value-type="float" office:value="33.260488352792976" table:formula="of:=NORMINV(0.34;[.L9];5)" table:style-name="ce3">
            <text:p>33.2605</text:p>
          </table:table-cell>
          <table:table-cell office:value-type="float" office:value="35.322803999999998" table:formula="of:=1.21*29.1924" table:style-name="ce4">
            <text:p>35.322804</text:p>
          </table:table-cell>
          <table:table-cell office:value-type="float" office:value="216" table:style-name="ce4">
            <text:p>216</text:p>
          </table:table-cell>
          <table:table-cell office:value-type="float" office:value="110856" table:style-name="ce4">
            <text:p>11085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_6Color</text:p>
          </table:table-cell>
          <table:table-cell office:value-type="float" office:value="34.443543667184869" table:formula="of:=NORMINV(0.35;[.L10];2)" table:style-name="ce3">
            <text:p>34.4435</text:p>
          </table:table-cell>
          <table:table-cell office:value-type="float" office:value="36.480920115678998" table:formula="of:=NORMINV(0.6;[.L10];5)" table:style-name="ce3">
            <text:p>36.4809</text:p>
          </table:table-cell>
          <table:table-cell office:value-type="float" office:value="37.276500247207025" table:formula="of:=NORMINV(0.66;[.L10];5)" table:style-name="ce3">
            <text:p>37.2765</text:p>
          </table:table-cell>
          <table:table-cell office:value-type="float" office:value="34.759094646717706" table:formula="of:=NORMINV(0.41;[.L10];2)" table:style-name="ce3">
            <text:p>34.7591</text:p>
          </table:table-cell>
          <table:table-cell office:value-type="float" office:value="35.984825532815137" table:formula="of:=NORMINV(0.65;[.L10];2)" table:style-name="ce3">
            <text:p>35.9848</text:p>
          </table:table-cell>
          <table:table-cell office:value-type="float" office:value="33.947449084321008" table:formula="of:=NORMINV(0.4;[.L10];5)" table:style-name="ce3">
            <text:p>33.9474</text:p>
          </table:table-cell>
          <table:table-cell office:value-type="float" office:value="38.268992480993973" table:formula="of:=NORMINV(0.62;[.L10];10)" table:style-name="ce3">
            <text:p>38.2690</text:p>
          </table:table-cell>
          <table:table-cell office:value-type="float" office:value="32.159376719006033" table:formula="of:=NORMINV(0.38;[.L10];10)" table:style-name="ce3">
            <text:p>32.1594</text:p>
          </table:table-cell>
          <table:table-cell office:value-type="float" office:value="40.220174086105288" table:formula="of:=NORMINV(0.59;[.L10];22)" table:style-name="ce3">
            <text:p>40.2202</text:p>
          </table:table-cell>
          <table:table-cell office:value-type="float" office:value="33.151868952792981" table:formula="of:=NORMINV(0.34;[.L10];5)" table:style-name="ce3">
            <text:p>33.1519</text:p>
          </table:table-cell>
          <table:table-cell office:value-type="float" office:value="35.214184600000003" table:formula="of:=1.211*29.0786" table:style-name="ce4">
            <text:p>35.2141846</text:p>
          </table:table-cell>
          <table:table-cell office:value-type="float" office:value="216" table:style-name="ce4">
            <text:p>216</text:p>
          </table:table-cell>
          <table:table-cell office:value-type="float" office:value="110856" table:style-name="ce4">
            <text:p>11085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_16Color</text:p>
          </table:table-cell>
          <table:table-cell office:value-type="float" office:value="36.015039667184865" table:formula="of:=NORMINV(0.35;[.L11];2)" table:style-name="ce3">
            <text:p>36.0150</text:p>
          </table:table-cell>
          <table:table-cell office:value-type="float" office:value="38.052416115678994" table:formula="of:=NORMINV(0.6;[.L11];5)" table:style-name="ce3">
            <text:p>38.0524</text:p>
          </table:table-cell>
          <table:table-cell office:value-type="float" office:value="38.847996247207021" table:formula="of:=NORMINV(0.66;[.L11];5)" table:style-name="ce3">
            <text:p>38.8480</text:p>
          </table:table-cell>
          <table:table-cell office:value-type="float" office:value="36.330590646717702" table:formula="of:=NORMINV(0.41;[.L11];2)" table:style-name="ce3">
            <text:p>36.3306</text:p>
          </table:table-cell>
          <table:table-cell office:value-type="float" office:value="37.556321532815133" table:formula="of:=NORMINV(0.65;[.L11];2)" table:style-name="ce3">
            <text:p>37.5563</text:p>
          </table:table-cell>
          <table:table-cell office:value-type="float" office:value="35.518945084321004" table:formula="of:=NORMINV(0.4;[.L11];5)" table:style-name="ce3">
            <text:p>35.5189</text:p>
          </table:table-cell>
          <table:table-cell office:value-type="float" office:value="39.840488480993969" table:formula="of:=NORMINV(0.62;[.L11];10)" table:style-name="ce3">
            <text:p>39.8405</text:p>
          </table:table-cell>
          <table:table-cell office:value-type="float" office:value="33.73087271900603" table:formula="of:=NORMINV(0.38;[.L11];10)" table:style-name="ce3">
            <text:p>33.7309</text:p>
          </table:table-cell>
          <table:table-cell office:value-type="float" office:value="41.791670086105285" table:formula="of:=NORMINV(0.59;[.L11];22)" table:style-name="ce3">
            <text:p>41.7917</text:p>
          </table:table-cell>
          <table:table-cell office:value-type="float" office:value="34.723364952792977" table:formula="of:=NORMINV(0.34;[.L11];5)" table:style-name="ce3">
            <text:p>34.7234</text:p>
          </table:table-cell>
          <table:table-cell office:value-type="float" office:value="36.785680599999999" table:formula="of:=1.213*30.3262" table:style-name="ce4">
            <text:p>36.7856806</text:p>
          </table:table-cell>
          <table:table-cell office:value-type="float" office:value="216" table:style-name="ce4">
            <text:p>216</text:p>
          </table:table-cell>
          <table:table-cell office:value-type="float" office:value="110856" table:style-name="ce4">
            <text:p>11085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_LQ</text:p>
          </table:table-cell>
          <table:table-cell office:value-type="float" office:value="24.911965467184864" table:formula="of:=NORMINV(0.35;[.L12];2)" table:style-name="ce3">
            <text:p>24.9120</text:p>
          </table:table-cell>
          <table:table-cell office:value-type="float" office:value="26.949341915679" table:formula="of:=NORMINV(0.6;[.L12];5)" table:style-name="ce3">
            <text:p>26.9493</text:p>
          </table:table-cell>
          <table:table-cell office:value-type="float" office:value="27.744922047207027" table:formula="of:=NORMINV(0.66;[.L12];5)" table:style-name="ce3">
            <text:p>27.7449</text:p>
          </table:table-cell>
          <table:table-cell office:value-type="float" office:value="25.227516446717701" table:formula="of:=NORMINV(0.41;[.L12];2)" table:style-name="ce3">
            <text:p>25.2275</text:p>
          </table:table-cell>
          <table:table-cell office:value-type="float" office:value="26.453247332815138" table:formula="of:=NORMINV(0.65;[.L12];2)" table:style-name="ce3">
            <text:p>26.4532</text:p>
          </table:table-cell>
          <table:table-cell office:value-type="float" office:value="24.415870884321002" table:formula="of:=NORMINV(0.4;[.L12];5)" table:style-name="ce3">
            <text:p>24.4159</text:p>
          </table:table-cell>
          <table:table-cell office:value-type="float" office:value="28.737414280993974" table:formula="of:=NORMINV(0.62;[.L12];10)" table:style-name="ce3">
            <text:p>28.7374</text:p>
          </table:table-cell>
          <table:table-cell office:value-type="float" office:value="22.627798519006028" table:formula="of:=NORMINV(0.38;[.L12];10)" table:style-name="ce3">
            <text:p>22.6278</text:p>
          </table:table-cell>
          <table:table-cell office:value-type="float" office:value="30.688595886105286" table:formula="of:=NORMINV(0.59;[.L12];22)" table:style-name="ce3">
            <text:p>30.6886</text:p>
          </table:table-cell>
          <table:table-cell office:value-type="float" office:value="23.620290752792975" table:formula="of:=NORMINV(0.34;[.L12];5)" table:style-name="ce3">
            <text:p>23.6203</text:p>
          </table:table-cell>
          <table:table-cell office:value-type="float" office:value="25.682606400000001" table:formula="of:=1.213*21.1728" table:style-name="ce4">
            <text:p>25.6826064</text:p>
          </table:table-cell>
          <table:table-cell office:value-type="float" office:value="193" table:style-name="ce4">
            <text:p>193</text:p>
          </table:table-cell>
          <table:table-cell office:value-type="float" office:value="58711" table:style-name="ce4">
            <text:p>5871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_GrayScale</text:p>
          </table:table-cell>
          <table:table-cell office:value-type="float" office:value="25.45437266718486" table:formula="of:=NORMINV(0.35;[.L13];2)" table:style-name="ce3">
            <text:p>25.4544</text:p>
          </table:table-cell>
          <table:table-cell office:value-type="float" office:value="27.491749115678996" table:formula="of:=NORMINV(0.6;[.L13];5)" table:style-name="ce3">
            <text:p>27.4917</text:p>
          </table:table-cell>
          <table:table-cell office:value-type="float" office:value="28.287329247207019" table:formula="of:=NORMINV(0.66;[.L13];5)" table:style-name="ce3">
            <text:p>28.2873</text:p>
          </table:table-cell>
          <table:table-cell office:value-type="float" office:value="25.769923646717697" table:formula="of:=NORMINV(0.41;[.L13];2)" table:style-name="ce3">
            <text:p>25.7699</text:p>
          </table:table-cell>
          <table:table-cell office:value-type="float" office:value="26.995654532815134" table:formula="of:=NORMINV(0.65;[.L13];2)" table:style-name="ce3">
            <text:p>26.9957</text:p>
          </table:table-cell>
          <table:table-cell office:value-type="float" office:value="24.958278084320998" table:formula="of:=NORMINV(0.4;[.L13];5)" table:style-name="ce3">
            <text:p>24.9583</text:p>
          </table:table-cell>
          <table:table-cell office:value-type="float" office:value="29.27982148099397" table:formula="of:=NORMINV(0.62;[.L13];10)" table:style-name="ce3">
            <text:p>29.2798</text:p>
          </table:table-cell>
          <table:table-cell office:value-type="float" office:value="23.170205719006024" table:formula="of:=NORMINV(0.38;[.L13];10)" table:style-name="ce3">
            <text:p>23.1702</text:p>
          </table:table-cell>
          <table:table-cell office:value-type="float" office:value="31.231003086105282" table:formula="of:=NORMINV(0.59;[.L13];22)" table:style-name="ce3">
            <text:p>31.2310</text:p>
          </table:table-cell>
          <table:table-cell office:value-type="float" office:value="24.162697952792971" table:formula="of:=NORMINV(0.34;[.L13];5)" table:style-name="ce3">
            <text:p>24.1627</text:p>
          </table:table-cell>
          <table:table-cell office:value-type="float" office:value="26.225013599999997" table:formula="of:=1.212*21.6378" table:style-name="ce4">
            <text:p>26.2250136</text:p>
          </table:table-cell>
          <table:table-cell office:value-type="float" office:value="193" table:style-name="ce4">
            <text:p>193</text:p>
          </table:table-cell>
          <table:table-cell office:value-type="float" office:value="58006" table:style-name="ce4">
            <text:p>580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Flag</text:p>
          </table:table-cell>
          <table:table-cell office:value-type="float" office:value="3.227375906718486" table:formula="of:=NORMINV(0.35;[.L14];0.2)" table:style-name="ce3">
            <text:p>3.2274</text:p>
          </table:table-cell>
          <table:table-cell office:value-type="float" office:value="3.3551094206271594" table:formula="of:=NORMINV(0.6;[.L14];0.2)" table:style-name="ce3">
            <text:p>3.3551</text:p>
          </table:table-cell>
          <table:table-cell office:value-type="float" office:value="3.5106715647207021" table:formula="of:=NORMINV(0.66;[.L14];0.5)" table:style-name="ce3">
            <text:p>3.5107</text:p>
          </table:table-cell>
          <table:table-cell office:value-type="float" office:value="3.1679130140153098" table:formula="of:=NORMINV(0.41;[.L14];0.6)" table:style-name="ce3">
            <text:p>3.1679</text:p>
          </table:table-cell>
          <table:table-cell office:value-type="float" office:value="3.3815040932815132" table:formula="of:=NORMINV(0.65;[.L14];0.2)" table:style-name="ce3">
            <text:p>3.3815</text:p>
          </table:table-cell>
          <table:table-cell office:value-type="float" office:value="3.2537705793728398" table:formula="of:=NORMINV(0.4;[.L14];0.2)" table:style-name="ce3">
            <text:p>3.2538</text:p>
          </table:table-cell>
          <table:table-cell office:value-type="float" office:value="3.4266323152397584" table:formula="of:=NORMINV(0.62;[.L14];0.4)" table:style-name="ce3">
            <text:p>3.4266</text:p>
          </table:table-cell>
          <table:table-cell office:value-type="float" office:value="3.1822476847602408" table:formula="of:=NORMINV(0.38;[.L14];0.4)" table:style-name="ce3">
            <text:p>3.1822</text:p>
          </table:table-cell>
          <table:table-cell office:value-type="float" office:value="3.440966985984689" table:formula="of:=NORMINV(0.59;[.L14];0.6)" table:style-name="ce3">
            <text:p>3.4410</text:p>
          </table:table-cell>
          <table:table-cell office:value-type="float" office:value="3.0982084352792971" table:formula="of:=NORMINV(0.34;[.L14];0.5)" table:style-name="ce3">
            <text:p>3.0982</text:p>
          </table:table-cell>
          <table:table-cell office:value-type="float" office:value="3.3044399999999996" table:formula="of:=1.2*2.7537" table:style-name="ce4">
            <text:p>3.30444</text:p>
          </table:table-cell>
          <table:table-cell office:value-type="float" office:value="12" table:style-name="ce4">
            <text:p>12</text:p>
          </table:table-cell>
          <table:table-cell office:value-type="float" office:value="2142" table:style-name="ce4">
            <text:p>214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tar</text:p>
          </table:table-cell>
          <table:table-cell office:value-type="float" office:value="2.5812959067184864" table:formula="of:=NORMINV(0.35;[.L15];0.2)" table:style-name="ce3">
            <text:p>2.5813</text:p>
          </table:table-cell>
          <table:table-cell office:value-type="float" office:value="2.7090294206271599" table:formula="of:=NORMINV(0.6;[.L15];0.2)" table:style-name="ce3">
            <text:p>2.7090</text:p>
          </table:table-cell>
          <table:table-cell office:value-type="float" office:value="2.8645915647207025" table:formula="of:=NORMINV(0.66;[.L15];0.5)" table:style-name="ce3">
            <text:p>2.8646</text:p>
          </table:table-cell>
          <table:table-cell office:value-type="float" office:value="2.5218330140153102" table:formula="of:=NORMINV(0.41;[.L15];0.6)" table:style-name="ce3">
            <text:p>2.5218</text:p>
          </table:table-cell>
          <table:table-cell office:value-type="float" office:value="2.7354240932815137" table:formula="of:=NORMINV(0.65;[.L15];0.2)" table:style-name="ce3">
            <text:p>2.7354</text:p>
          </table:table-cell>
          <table:table-cell office:value-type="float" office:value="2.6076905793728402" table:formula="of:=NORMINV(0.4;[.L15];0.2)" table:style-name="ce3">
            <text:p>2.6077</text:p>
          </table:table-cell>
          <table:table-cell office:value-type="float" office:value="2.7805523152397589" table:formula="of:=NORMINV(0.62;[.L15];0.4)" table:style-name="ce3">
            <text:p>2.7806</text:p>
          </table:table-cell>
          <table:table-cell office:value-type="float" office:value="2.5361676847602412" table:formula="of:=NORMINV(0.38;[.L15];0.4)" table:style-name="ce3">
            <text:p>2.5362</text:p>
          </table:table-cell>
          <table:table-cell office:value-type="float" office:value="2.7948869859846894" table:formula="of:=NORMINV(0.59;[.L15];0.6)" table:style-name="ce3">
            <text:p>2.7949</text:p>
          </table:table-cell>
          <table:table-cell office:value-type="float" office:value="2.4521284352792976" table:formula="of:=NORMINV(0.34;[.L15];0.5)" table:style-name="ce3">
            <text:p>2.4521</text:p>
          </table:table-cell>
          <table:table-cell office:value-type="float" office:value="2.6583600000000001" table:formula="of:=1.2*2.2153" table:style-name="ce4">
            <text:p>2.65836</text:p>
          </table:table-cell>
          <table:table-cell office:value-type="float" office:value="9" table:style-name="ce4">
            <text:p>9</text:p>
          </table:table-cell>
          <table:table-cell office:value-type="float" office:value="346" table:style-name="ce4">
            <text:p>34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ect</text:p>
          </table:table-cell>
          <table:table-cell office:value-type="float" office:value="1.8533539067184863" table:formula="of:=NORMINV(0.35;[.L16];0.2)" table:style-name="ce3">
            <text:p>1.8534</text:p>
          </table:table-cell>
          <table:table-cell office:value-type="float" office:value="1.9810874206271598" table:formula="of:=NORMINV(0.6;[.L16];0.2)" table:style-name="ce3">
            <text:p>1.9811</text:p>
          </table:table-cell>
          <table:table-cell office:value-type="float" office:value="2.1366495647207024" table:formula="of:=NORMINV(0.66;[.L16];0.5)" table:style-name="ce3">
            <text:p>2.1366</text:p>
          </table:table-cell>
          <table:table-cell office:value-type="float" office:value="1.7938910140153101" table:formula="of:=NORMINV(0.41;[.L16];0.6)" table:style-name="ce3">
            <text:p>1.7939</text:p>
          </table:table-cell>
          <table:table-cell office:value-type="float" office:value="2.0074820932815136" table:formula="of:=NORMINV(0.65;[.L16];0.2)" table:style-name="ce3">
            <text:p>2.0075</text:p>
          </table:table-cell>
          <table:table-cell office:value-type="float" office:value="1.8797485793728401" table:formula="of:=NORMINV(0.4;[.L16];0.2)" table:style-name="ce3">
            <text:p>1.8797</text:p>
          </table:table-cell>
          <table:table-cell office:value-type="float" office:value="2.0526103152397588" table:formula="of:=NORMINV(0.62;[.L16];0.4)" table:style-name="ce3">
            <text:p>2.0526</text:p>
          </table:table-cell>
          <table:table-cell office:value-type="float" office:value="1.8082256847602411" table:formula="of:=NORMINV(0.38;[.L16];0.4)" table:style-name="ce3">
            <text:p>1.8082</text:p>
          </table:table-cell>
          <table:table-cell office:value-type="float" office:value="2.0669449859846898" table:formula="of:=NORMINV(0.59;[.L16];0.6)" table:style-name="ce3">
            <text:p>2.0669</text:p>
          </table:table-cell>
          <table:table-cell office:value-type="float" office:value="1.7241864352792975" table:formula="of:=NORMINV(0.34;[.L16];0.5)" table:style-name="ce3">
            <text:p>1.7242</text:p>
          </table:table-cell>
          <table:table-cell office:value-type="float" office:value="1.930418" table:formula="of:=1.19*1.6222" table:style-name="ce4">
            <text:p>1.930418</text:p>
          </table:table-cell>
          <table:table-cell office:value-type="float" office:value="9" table:style-name="ce4">
            <text:p>9</text:p>
          </table:table-cell>
          <table:table-cell office:value-type="float" office:value="256" table:style-name="ce4">
            <text:p>25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ircle</text:p>
          </table:table-cell>
          <table:table-cell office:value-type="float" office:value="1.4176799067184864" table:formula="of:=NORMINV(0.35;[.L17];0.2)" table:style-name="ce3">
            <text:p>1.4177</text:p>
          </table:table-cell>
          <table:table-cell office:value-type="float" office:value="1.5454134206271601" table:formula="of:=NORMINV(0.6;[.L17];0.2)" table:style-name="ce3">
            <text:p>1.5454</text:p>
          </table:table-cell>
          <table:table-cell office:value-type="float" office:value="1.7009755647207023" table:formula="of:=NORMINV(0.66;[.L17];0.5)" table:style-name="ce3">
            <text:p>1.7010</text:p>
          </table:table-cell>
          <table:table-cell office:value-type="float" office:value="1.3582170140153105" table:formula="of:=NORMINV(0.41;[.L17];0.6)" table:style-name="ce3">
            <text:p>1.3582</text:p>
          </table:table-cell>
          <table:table-cell office:value-type="float" office:value="1.5718080932815137" table:formula="of:=NORMINV(0.65;[.L17];0.2)" table:style-name="ce3">
            <text:p>1.5718</text:p>
          </table:table-cell>
          <table:table-cell office:value-type="float" office:value="1.44407457937284" table:formula="of:=NORMINV(0.4;[.L17];0.2)" table:style-name="ce3">
            <text:p>1.4441</text:p>
          </table:table-cell>
          <table:table-cell office:value-type="float" office:value="1.6169363152397589" table:formula="of:=NORMINV(0.62;[.L17];0.4)" table:style-name="ce3">
            <text:p>1.6169</text:p>
          </table:table-cell>
          <table:table-cell office:value-type="float" office:value="1.3725516847602413" table:formula="of:=NORMINV(0.38;[.L17];0.4)" table:style-name="ce3">
            <text:p>1.3726</text:p>
          </table:table-cell>
          <table:table-cell office:value-type="float" office:value="1.6312709859846897" table:formula="of:=NORMINV(0.59;[.L17];0.6)" table:style-name="ce3">
            <text:p>1.6313</text:p>
          </table:table-cell>
          <table:table-cell office:value-type="float" office:value="1.2885124352792976" table:formula="of:=NORMINV(0.34;[.L17];0.5)" table:style-name="ce3">
            <text:p>1.2885</text:p>
          </table:table-cell>
          <table:table-cell office:value-type="float" office:value="1.4947440000000001" table:formula="of:=1.22*1.2252" table:style-name="ce4">
            <text:p>1.494744</text:p>
          </table:table-cell>
          <table:table-cell office:value-type="float" office:value="9" table:style-name="ce4">
            <text:p>9</text:p>
          </table:table-cell>
          <table:table-cell office:value-type="float" office:value="251" table:style-name="ce4">
            <text:p>251</text:p>
          </table:table-cell>
          <table:table-cell table:number-columns-repeated="16370"/>
        </table:table-row>
        <table:table-row table:number-rows-repeated="1048559" table:style-name="ro1">
          <table:table-cell table:number-columns-repeated="16384"/>
        </table:table-row>
      </table:table>
      <table:table table:name="CUDA" table:style-name="ta2">
        <table:table-column table:style-name="co1" table:number-columns-repeated="14" table:default-cell-style-name="ce1"/>
        <table:table-column table:style-name="co4" table:number-columns-repeated="16370" table:default-cell-style-name="ce1"/>
        <table:table-row table:style-name="ro3">
          <table:table-cell office:value-type="string" table:style-name="ce5">
            <text:p>Figure\Attemps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Average</text:p>
          </table:table-cell>
          <table:table-cell office:value-type="string" table:style-name="ce5">
            <text:p>Tag Quantitive</text:p>
          </table:table-cell>
          <table:table-cell office:value-type="string" table:style-name="ce5">
            <text:p>Length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1_HQ</text:p>
          </table:table-cell>
          <table:table-cell office:value-type="float" office:value="118.348157937284" table:formula="of:=NORMINV(0.4;[.L2];20)" table:style-name="ce6">
            <text:p>118.3482</text:p>
          </table:table-cell>
          <table:table-cell office:value-type="float" office:value="129.60204694162107" table:formula="of:=NORMINV(0.66;[.L2];15)" table:style-name="ce6">
            <text:p>129.6020</text:p>
          </table:table-cell>
          <table:table-cell office:value-type="float" office:value="117.22815305837892" table:formula="of:=NORMINV(0.34;[.L2];15)" table:style-name="ce6">
            <text:p>117.2282</text:p>
          </table:table-cell>
          <table:table-cell office:value-type="float" office:value="139.88266170382698" table:formula="of:=NORMINV(0.6;[.L2];65)" table:style-name="ce6">
            <text:p>139.8827</text:p>
          </table:table-cell>
          <table:table-cell office:value-type="float" office:value="128.482042062716" table:formula="of:=NORMINV(0.6;[.L2];20)" table:style-name="ce6">
            <text:p>128.4820</text:p>
          </table:table-cell>
          <table:table-cell office:value-type="float" office:value="106.94753829617301" table:formula="of:=NORMINV(0.4;[.L2];65)" table:style-name="ce6">
            <text:p>106.9475</text:p>
          </table:table-cell>
          <table:table-cell office:value-type="float" office:value="138.61592618814799" table:formula="of:=NORMINV(0.6;[.L2];60)" table:style-name="ce6">
            <text:p>138.6159</text:p>
          </table:table-cell>
          <table:table-cell office:value-type="float" office:value="108.21427381185201" table:formula="of:=NORMINV(0.4;[.L2];60)" table:style-name="ce6">
            <text:p>108.2143</text:p>
          </table:table-cell>
          <table:table-cell office:value-type="float" office:value="115.70869067184864" table:formula="of:=NORMINV(0.35;[.L2];20)" table:style-name="ce6">
            <text:p>115.7087</text:p>
          </table:table-cell>
          <table:table-cell office:value-type="float" office:value="131.12150932815135" table:formula="of:=NORMINV(0.65;[.L2];20)" table:style-name="ce6">
            <text:p>131.1215</text:p>
          </table:table-cell>
          <table:table-cell office:value-type="float" office:value="123.4151" table:style-name="ce7">
            <text:p>123.4151</text:p>
          </table:table-cell>
          <table:table-cell office:value-type="float" office:value="15007" table:style-name="ce7">
            <text:p>15007</text:p>
          </table:table-cell>
          <table:table-cell office:value-type="float" office:value="2955127" table:style-name="ce7">
            <text:p>2955127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1_16Color</text:p>
          </table:table-cell>
          <table:table-cell office:value-type="float" office:value="74.09297483728399" table:formula="of:=NORMINV(0.4;[.L3];20)" table:style-name="ce6">
            <text:p>74.0930</text:p>
          </table:table-cell>
          <table:table-cell office:value-type="float" office:value="85.346863841621058" table:formula="of:=NORMINV(0.66;[.L3];15)" table:style-name="ce6">
            <text:p>85.3469</text:p>
          </table:table-cell>
          <table:table-cell office:value-type="float" office:value="72.972969958378911" table:formula="of:=NORMINV(0.34;[.L3];15)" table:style-name="ce6">
            <text:p>72.9730</text:p>
          </table:table-cell>
          <table:table-cell office:value-type="float" office:value="95.627478603826972" table:formula="of:=NORMINV(0.6;[.L3];65)" table:style-name="ce6">
            <text:p>95.6275</text:p>
          </table:table-cell>
          <table:table-cell office:value-type="float" office:value="84.22685896271598" table:formula="of:=NORMINV(0.6;[.L3];20)" table:style-name="ce6">
            <text:p>84.2269</text:p>
          </table:table-cell>
          <table:table-cell office:value-type="float" office:value="62.692355196172997" table:formula="of:=NORMINV(0.4;[.L3];65)" table:style-name="ce6">
            <text:p>62.6924</text:p>
          </table:table-cell>
          <table:table-cell office:value-type="float" office:value="94.36074308814797" table:formula="of:=NORMINV(0.6;[.L3];60)" table:style-name="ce6">
            <text:p>94.3607</text:p>
          </table:table-cell>
          <table:table-cell office:value-type="float" office:value="63.959090711851999" table:formula="of:=NORMINV(0.4;[.L3];60)" table:style-name="ce6">
            <text:p>63.9591</text:p>
          </table:table-cell>
          <table:table-cell office:value-type="float" office:value="71.453507571848633" table:formula="of:=NORMINV(0.35;[.L3];20)" table:style-name="ce6">
            <text:p>71.4535</text:p>
          </table:table-cell>
          <table:table-cell office:value-type="float" office:value="86.866326228151337" table:formula="of:=NORMINV(0.65;[.L3];20)" table:style-name="ce6">
            <text:p>86.8663</text:p>
          </table:table-cell>
          <table:table-cell office:value-type="float" office:value="79.159916899999985" table:formula="of:=0.821*96.4189" table:style-name="ce7">
            <text:p>79.1599169</text:p>
          </table:table-cell>
          <table:table-cell office:value-type="float" office:value="3960" table:style-name="ce7">
            <text:p>3960</text:p>
          </table:table-cell>
          <table:table-cell office:value-type="float" office:value="973472" table:style-name="ce7">
            <text:p>973472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1_GrayScale</text:p>
          </table:table-cell>
          <table:table-cell office:value-type="float" office:value="72.268536937284011" table:formula="of:=NORMINV(0.4;[.L4];20)" table:style-name="ce6">
            <text:p>72.2685</text:p>
          </table:table-cell>
          <table:table-cell office:value-type="float" office:value="83.52242594162108" table:formula="of:=NORMINV(0.66;[.L4];15)" table:style-name="ce6">
            <text:p>83.5224</text:p>
          </table:table-cell>
          <table:table-cell office:value-type="float" office:value="71.148532058378933" table:formula="of:=NORMINV(0.34;[.L4];15)" table:style-name="ce6">
            <text:p>71.1485</text:p>
          </table:table-cell>
          <table:table-cell office:value-type="float" office:value="93.803040703826994" table:formula="of:=NORMINV(0.6;[.L4];65)" table:style-name="ce6">
            <text:p>93.8030</text:p>
          </table:table-cell>
          <table:table-cell office:value-type="float" office:value="82.402421062716002" table:formula="of:=NORMINV(0.6;[.L4];20)" table:style-name="ce6">
            <text:p>82.4024</text:p>
          </table:table-cell>
          <table:table-cell office:value-type="float" office:value="60.867917296173019" table:formula="of:=NORMINV(0.4;[.L4];65)" table:style-name="ce6">
            <text:p>60.8679</text:p>
          </table:table-cell>
          <table:table-cell office:value-type="float" office:value="92.536305188147992" table:formula="of:=NORMINV(0.6;[.L4];60)" table:style-name="ce6">
            <text:p>92.5363</text:p>
          </table:table-cell>
          <table:table-cell office:value-type="float" office:value="62.134652811852021" table:formula="of:=NORMINV(0.4;[.L4];60)" table:style-name="ce6">
            <text:p>62.1347</text:p>
          </table:table-cell>
          <table:table-cell office:value-type="float" office:value="69.629069671848654" table:formula="of:=NORMINV(0.35;[.L4];20)" table:style-name="ce6">
            <text:p>69.6291</text:p>
          </table:table-cell>
          <table:table-cell office:value-type="float" office:value="85.041888328151359" table:formula="of:=NORMINV(0.65;[.L4];20)" table:style-name="ce6">
            <text:p>85.0419</text:p>
          </table:table-cell>
          <table:table-cell office:value-type="float" office:value="77.335479000000007" table:formula="of:=0.81*95.4759" table:style-name="ce7">
            <text:p>77.335479</text:p>
          </table:table-cell>
          <table:table-cell office:value-type="float" office:value="3385" table:style-name="ce7">
            <text:p>3385</text:p>
          </table:table-cell>
          <table:table-cell office:value-type="float" office:value="939956" table:style-name="ce7">
            <text:p>939956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1_6Color</text:p>
          </table:table-cell>
          <table:table-cell office:value-type="float" office:value="72.968292467177008" table:formula="of:=NORMINV(0.41;[.L5];20)" table:style-name="ce6">
            <text:p>72.9683</text:p>
          </table:table-cell>
          <table:table-cell office:value-type="float" office:value="83.706138941621077" table:formula="of:=NORMINV(0.66;[.L5];15)" table:style-name="ce6">
            <text:p>83.7061</text:p>
          </table:table-cell>
          <table:table-cell office:value-type="float" office:value="71.33224505837893" table:formula="of:=NORMINV(0.34;[.L5];15)" table:style-name="ce6">
            <text:p>71.3322</text:p>
          </table:table-cell>
          <table:table-cell office:value-type="float" office:value="81.319398547036997" table:formula="of:=NORMINV(0.6;[.L5];15)" table:style-name="ce6">
            <text:p>81.3194</text:p>
          </table:table-cell>
          <table:table-cell office:value-type="float" office:value="82.070091532822985" table:formula="of:=NORMINV(0.59;[.L5];20)" table:style-name="ce6">
            <text:p>82.0701</text:p>
          </table:table-cell>
          <table:table-cell office:value-type="float" office:value="73.718985452963011" table:formula="of:=NORMINV(0.4;[.L5];15)" table:style-name="ce6">
            <text:p>73.7190</text:p>
          </table:table-cell>
          <table:table-cell office:value-type="float" office:value="83.628807761987943" table:formula="of:=NORMINV(0.62;[.L5];20)" table:style-name="ce6">
            <text:p>83.6288</text:p>
          </table:table-cell>
          <table:table-cell office:value-type="float" office:value="71.409576238012065" table:formula="of:=NORMINV(0.38;[.L5];20)" table:style-name="ce6">
            <text:p>71.4096</text:p>
          </table:table-cell>
          <table:table-cell office:value-type="float" office:value="69.812782671848652" table:formula="of:=NORMINV(0.35;[.L5];20)" table:style-name="ce6">
            <text:p>69.8128</text:p>
          </table:table-cell>
          <table:table-cell office:value-type="float" office:value="85.225601328151356" table:formula="of:=NORMINV(0.65;[.L5];20)" table:style-name="ce6">
            <text:p>85.2256</text:p>
          </table:table-cell>
          <table:table-cell office:value-type="float" office:value="77.519192000000004" table:formula="of:=0.82*94.5356" table:style-name="ce7">
            <text:p>77.519192</text:p>
          </table:table-cell>
          <table:table-cell office:value-type="float" office:value="2349" table:style-name="ce7">
            <text:p>2349</text:p>
          </table:table-cell>
          <table:table-cell office:value-type="float" office:value="973603" table:style-name="ce7">
            <text:p>973603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1_LQ</text:p>
          </table:table-cell>
          <table:table-cell office:value-type="float" office:value="74.355760467176992" table:formula="of:=NORMINV(0.41;[.L6];20)" table:style-name="ce6">
            <text:p>74.3558</text:p>
          </table:table-cell>
          <table:table-cell office:value-type="float" office:value="85.093606941621061" table:formula="of:=NORMINV(0.66;[.L6];15)" table:style-name="ce6">
            <text:p>85.0936</text:p>
          </table:table-cell>
          <table:table-cell office:value-type="float" office:value="72.719713058378915" table:formula="of:=NORMINV(0.34;[.L6];15)" table:style-name="ce6">
            <text:p>72.7197</text:p>
          </table:table-cell>
          <table:table-cell office:value-type="float" office:value="82.706866547036981" table:formula="of:=NORMINV(0.6;[.L6];15)" table:style-name="ce6">
            <text:p>82.7069</text:p>
          </table:table-cell>
          <table:table-cell office:value-type="float" office:value="83.45755953282297" table:formula="of:=NORMINV(0.59;[.L6];20)" table:style-name="ce6">
            <text:p>83.4576</text:p>
          </table:table-cell>
          <table:table-cell office:value-type="float" office:value="75.106453452962995" table:formula="of:=NORMINV(0.4;[.L6];15)" table:style-name="ce6">
            <text:p>75.1065</text:p>
          </table:table-cell>
          <table:table-cell office:value-type="float" office:value="85.016275761987927" table:formula="of:=NORMINV(0.62;[.L6];20)" table:style-name="ce6">
            <text:p>85.0163</text:p>
          </table:table-cell>
          <table:table-cell office:value-type="float" office:value="72.797044238012049" table:formula="of:=NORMINV(0.38;[.L6];20)" table:style-name="ce6">
            <text:p>72.7970</text:p>
          </table:table-cell>
          <table:table-cell office:value-type="float" office:value="71.200250671848636" table:formula="of:=NORMINV(0.35;[.L6];20)" table:style-name="ce6">
            <text:p>71.2003</text:p>
          </table:table-cell>
          <table:table-cell office:value-type="float" office:value="86.61306932815134" table:formula="of:=NORMINV(0.65;[.L6];20)" table:style-name="ce6">
            <text:p>86.6131</text:p>
          </table:table-cell>
          <table:table-cell office:value-type="float" office:value="78.906659999999988" table:formula="of:=0.84*93.9365" table:style-name="ce7">
            <text:p>78.90666</text:p>
          </table:table-cell>
          <table:table-cell office:value-type="float" office:value="1555" table:style-name="ce7">
            <text:p>1555</text:p>
          </table:table-cell>
          <table:table-cell office:value-type="float" office:value="603302" table:style-name="ce7">
            <text:p>603302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1_3Color</text:p>
          </table:table-cell>
          <table:table-cell office:value-type="float" office:value="67.802080467177007" table:formula="of:=NORMINV(0.41;[.L7];20)" table:style-name="ce6">
            <text:p>67.8021</text:p>
          </table:table-cell>
          <table:table-cell office:value-type="float" office:value="78.539926941621076" table:formula="of:=NORMINV(0.66;[.L7];15)" table:style-name="ce6">
            <text:p>78.5399</text:p>
          </table:table-cell>
          <table:table-cell office:value-type="float" office:value="66.166033058378929" table:formula="of:=NORMINV(0.34;[.L7];15)" table:style-name="ce6">
            <text:p>66.1660</text:p>
          </table:table-cell>
          <table:table-cell office:value-type="float" office:value="76.153186547036995" table:formula="of:=NORMINV(0.6;[.L7];15)" table:style-name="ce6">
            <text:p>76.1532</text:p>
          </table:table-cell>
          <table:table-cell office:value-type="float" office:value="76.903879532822984" table:formula="of:=NORMINV(0.59;[.L7];20)" table:style-name="ce6">
            <text:p>76.9039</text:p>
          </table:table-cell>
          <table:table-cell office:value-type="float" office:value="68.55277345296301" table:formula="of:=NORMINV(0.4;[.L7];15)" table:style-name="ce6">
            <text:p>68.5528</text:p>
          </table:table-cell>
          <table:table-cell office:value-type="float" office:value="78.462595761987942" table:formula="of:=NORMINV(0.62;[.L7];20)" table:style-name="ce6">
            <text:p>78.4626</text:p>
          </table:table-cell>
          <table:table-cell office:value-type="float" office:value="66.243364238012063" table:formula="of:=NORMINV(0.38;[.L7];20)" table:style-name="ce6">
            <text:p>66.2434</text:p>
          </table:table-cell>
          <table:table-cell office:value-type="float" office:value="64.64657067184865" table:formula="of:=NORMINV(0.35;[.L7];20)" table:style-name="ce6">
            <text:p>64.6466</text:p>
          </table:table-cell>
          <table:table-cell office:value-type="float" office:value="80.059389328151354" table:formula="of:=NORMINV(0.65;[.L7];20)" table:style-name="ce6">
            <text:p>80.0594</text:p>
          </table:table-cell>
          <table:table-cell office:value-type="float" office:value="72.352980000000002" table:formula="of:=0.84*86.1345" table:style-name="ce7">
            <text:p>72.35298</text:p>
          </table:table-cell>
          <table:table-cell office:value-type="float" office:value="1141" table:style-name="ce7">
            <text:p>1141</text:p>
          </table:table-cell>
          <table:table-cell office:value-type="float" office:value="397198" table:style-name="ce7">
            <text:p>397198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_HQ</text:p>
          </table:table-cell>
          <table:table-cell office:value-type="float" office:value="11.759410046717701" table:formula="of:=NORMINV(0.41;[.L8];2)" table:style-name="ce6">
            <text:p>11.7594</text:p>
          </table:table-cell>
          <table:table-cell office:value-type="float" office:value="14.276815647207023" table:formula="of:=NORMINV(0.66;[.L8];5)" table:style-name="ce6">
            <text:p>14.2768</text:p>
          </table:table-cell>
          <table:table-cell office:value-type="float" office:value="10.152184352792975" table:formula="of:=NORMINV(0.34;[.L8];5)" table:style-name="ce6">
            <text:p>10.1522</text:p>
          </table:table-cell>
          <table:table-cell office:value-type="float" office:value="13.481235515678998" table:formula="of:=NORMINV(0.6;[.L8];5)" table:style-name="ce6">
            <text:p>13.4812</text:p>
          </table:table-cell>
          <table:table-cell office:value-type="float" office:value="17.220489486105286" table:formula="of:=NORMINV(0.59;[.L8];22)" table:style-name="ce6">
            <text:p>17.2205</text:p>
          </table:table-cell>
          <table:table-cell office:value-type="float" office:value="10.947764484321" table:formula="of:=NORMINV(0.4;[.L8];5)" table:style-name="ce6">
            <text:p>10.9478</text:p>
          </table:table-cell>
          <table:table-cell office:value-type="float" office:value="15.269307880993972" table:formula="of:=NORMINV(0.62;[.L8];10)" table:style-name="ce6">
            <text:p>15.2693</text:p>
          </table:table-cell>
          <table:table-cell office:value-type="float" office:value="9.1596921190060261" table:formula="of:=NORMINV(0.38;[.L8];10)" table:style-name="ce6">
            <text:p>9.1597</text:p>
          </table:table-cell>
          <table:table-cell office:value-type="float" office:value="11.443859067184864" table:formula="of:=NORMINV(0.35;[.L8];2)" table:style-name="ce6">
            <text:p>11.4439</text:p>
          </table:table-cell>
          <table:table-cell office:value-type="float" office:value="12.985140932815135" table:formula="of:=NORMINV(0.65;[.L8];2)" table:style-name="ce6">
            <text:p>12.9851</text:p>
          </table:table-cell>
          <table:table-cell office:value-type="float" office:value="12.214499999999999" table:style-name="ce7">
            <text:p>12.2145</text:p>
          </table:table-cell>
          <table:table-cell office:value-type="float" office:value="464" table:style-name="ce7">
            <text:p>464</text:p>
          </table:table-cell>
          <table:table-cell office:value-type="float" office:value="93236" table:style-name="ce7">
            <text:p>93236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_3Color</text:p>
          </table:table-cell>
          <table:table-cell office:value-type="float" office:value="10.996310046717701" table:formula="of:=NORMINV(0.41;[.L9];2)" table:style-name="ce6">
            <text:p>10.9963</text:p>
          </table:table-cell>
          <table:table-cell office:value-type="float" office:value="13.513715647207023" table:formula="of:=NORMINV(0.66;[.L9];5)" table:style-name="ce6">
            <text:p>13.5137</text:p>
          </table:table-cell>
          <table:table-cell office:value-type="float" office:value="9.3890843527929757" table:formula="of:=NORMINV(0.34;[.L9];5)" table:style-name="ce6">
            <text:p>9.3891</text:p>
          </table:table-cell>
          <table:table-cell office:value-type="float" office:value="12.718135515678998" table:formula="of:=NORMINV(0.6;[.L9];5)" table:style-name="ce6">
            <text:p>12.7181</text:p>
          </table:table-cell>
          <table:table-cell office:value-type="float" office:value="16.457389486105285" table:formula="of:=NORMINV(0.59;[.L9];22)" table:style-name="ce6">
            <text:p>16.4574</text:p>
          </table:table-cell>
          <table:table-cell office:value-type="float" office:value="10.184664484321001" table:formula="of:=NORMINV(0.4;[.L9];5)" table:style-name="ce6">
            <text:p>10.1847</text:p>
          </table:table-cell>
          <table:table-cell office:value-type="float" office:value="14.506207880993973" table:formula="of:=NORMINV(0.62;[.L9];10)" table:style-name="ce6">
            <text:p>14.5062</text:p>
          </table:table-cell>
          <table:table-cell office:value-type="float" office:value="8.3965921190060264" table:formula="of:=NORMINV(0.38;[.L9];10)" table:style-name="ce6">
            <text:p>8.3966</text:p>
          </table:table-cell>
          <table:table-cell office:value-type="float" office:value="10.680759067184864" table:formula="of:=NORMINV(0.35;[.L9];2)" table:style-name="ce6">
            <text:p>10.6808</text:p>
          </table:table-cell>
          <table:table-cell office:value-type="float" office:value="12.222040932815135" table:formula="of:=NORMINV(0.65;[.L9];2)" table:style-name="ce6">
            <text:p>12.2220</text:p>
          </table:table-cell>
          <table:table-cell office:value-type="float" office:value="11.4514" table:style-name="ce7">
            <text:p>11.4514</text:p>
          </table:table-cell>
          <table:table-cell office:value-type="float" office:value="216" table:style-name="ce7">
            <text:p>216</text:p>
          </table:table-cell>
          <table:table-cell office:value-type="float" office:value="110856" table:style-name="ce7">
            <text:p>110856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_6Color</text:p>
          </table:table-cell>
          <table:table-cell office:value-type="float" office:value="10.279010046717701" table:formula="of:=NORMINV(0.41;[.L10];2)" table:style-name="ce6">
            <text:p>10.2790</text:p>
          </table:table-cell>
          <table:table-cell office:value-type="float" office:value="12.796415647207024" table:formula="of:=NORMINV(0.66;[.L10];5)" table:style-name="ce6">
            <text:p>12.7964</text:p>
          </table:table-cell>
          <table:table-cell office:value-type="float" office:value="8.6717843527929759" table:formula="of:=NORMINV(0.34;[.L10];5)" table:style-name="ce6">
            <text:p>8.6718</text:p>
          </table:table-cell>
          <table:table-cell office:value-type="float" office:value="12.000835515678999" table:formula="of:=NORMINV(0.6;[.L10];5)" table:style-name="ce6">
            <text:p>12.0008</text:p>
          </table:table-cell>
          <table:table-cell office:value-type="float" office:value="15.740089486105285" table:formula="of:=NORMINV(0.59;[.L10];22)" table:style-name="ce6">
            <text:p>15.7401</text:p>
          </table:table-cell>
          <table:table-cell office:value-type="float" office:value="9.467364484321001" table:formula="of:=NORMINV(0.4;[.L10];5)" table:style-name="ce6">
            <text:p>9.4674</text:p>
          </table:table-cell>
          <table:table-cell office:value-type="float" office:value="13.788907880993973" table:formula="of:=NORMINV(0.62;[.L10];10)" table:style-name="ce6">
            <text:p>13.7889</text:p>
          </table:table-cell>
          <table:table-cell office:value-type="float" office:value="7.6792921190060266" table:formula="of:=NORMINV(0.38;[.L10];10)" table:style-name="ce6">
            <text:p>7.6793</text:p>
          </table:table-cell>
          <table:table-cell office:value-type="float" office:value="9.9634590671848642" table:formula="of:=NORMINV(0.35;[.L10];2)" table:style-name="ce6">
            <text:p>9.9635</text:p>
          </table:table-cell>
          <table:table-cell office:value-type="float" office:value="11.504740932815135" table:formula="of:=NORMINV(0.65;[.L10];2)" table:style-name="ce6">
            <text:p>11.5047</text:p>
          </table:table-cell>
          <table:table-cell office:value-type="float" office:value="10.7341" table:style-name="ce7">
            <text:p>10.7341</text:p>
          </table:table-cell>
          <table:table-cell office:value-type="float" office:value="216" table:style-name="ce7">
            <text:p>216</text:p>
          </table:table-cell>
          <table:table-cell office:value-type="float" office:value="110856" table:style-name="ce7">
            <text:p>110856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_16Color</text:p>
          </table:table-cell>
          <table:table-cell office:value-type="float" office:value="9.6990100467177012" table:formula="of:=NORMINV(0.41;[.L11];2)" table:style-name="ce6">
            <text:p>9.6990</text:p>
          </table:table-cell>
          <table:table-cell office:value-type="float" office:value="12.216415647207024" table:formula="of:=NORMINV(0.66;[.L11];5)" table:style-name="ce6">
            <text:p>12.2164</text:p>
          </table:table-cell>
          <table:table-cell office:value-type="float" office:value="8.0917843527929758" table:formula="of:=NORMINV(0.34;[.L11];5)" table:style-name="ce6">
            <text:p>8.0918</text:p>
          </table:table-cell>
          <table:table-cell office:value-type="float" office:value="11.420835515678998" table:formula="of:=NORMINV(0.6;[.L11];5)" table:style-name="ce6">
            <text:p>11.4208</text:p>
          </table:table-cell>
          <table:table-cell office:value-type="float" office:value="15.160089486105285" table:formula="of:=NORMINV(0.59;[.L11];22)" table:style-name="ce6">
            <text:p>15.1601</text:p>
          </table:table-cell>
          <table:table-cell office:value-type="float" office:value="8.8873644843210009" table:formula="of:=NORMINV(0.4;[.L11];5)" table:style-name="ce6">
            <text:p>8.8874</text:p>
          </table:table-cell>
          <table:table-cell office:value-type="float" office:value="13.208907880993973" table:formula="of:=NORMINV(0.62;[.L11];10)" table:style-name="ce6">
            <text:p>13.2089</text:p>
          </table:table-cell>
          <table:table-cell office:value-type="float" office:value="7.0992921190060265" table:formula="of:=NORMINV(0.38;[.L11];10)" table:style-name="ce6">
            <text:p>7.0993</text:p>
          </table:table-cell>
          <table:table-cell office:value-type="float" office:value="9.3834590671848641" table:formula="of:=NORMINV(0.35;[.L11];2)" table:style-name="ce6">
            <text:p>9.3835</text:p>
          </table:table-cell>
          <table:table-cell office:value-type="float" office:value="10.924740932815135" table:formula="of:=NORMINV(0.65;[.L11];2)" table:style-name="ce6">
            <text:p>10.9247</text:p>
          </table:table-cell>
          <table:table-cell office:value-type="float" office:value="10.1541" table:style-name="ce7">
            <text:p>10.1541</text:p>
          </table:table-cell>
          <table:table-cell office:value-type="float" office:value="216" table:style-name="ce7">
            <text:p>216</text:p>
          </table:table-cell>
          <table:table-cell office:value-type="float" office:value="110856" table:style-name="ce7">
            <text:p>110856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_LQ</text:p>
          </table:table-cell>
          <table:table-cell office:value-type="float" office:value="5.6700100467177004" table:formula="of:=NORMINV(0.41;[.L12];2)" table:style-name="ce6">
            <text:p>5.6700</text:p>
          </table:table-cell>
          <table:table-cell office:value-type="float" office:value="8.1874156472070236" table:formula="of:=NORMINV(0.66;[.L12];5)" table:style-name="ce6">
            <text:p>8.1874</text:p>
          </table:table-cell>
          <table:table-cell office:value-type="float" office:value="4.0627843527929759" table:formula="of:=NORMINV(0.34;[.L12];5)" table:style-name="ce6">
            <text:p>4.0628</text:p>
          </table:table-cell>
          <table:table-cell office:value-type="float" office:value="7.3918355156789985" table:formula="of:=NORMINV(0.6;[.L12];5)" table:style-name="ce6">
            <text:p>7.3918</text:p>
          </table:table-cell>
          <table:table-cell office:value-type="float" office:value="11.131089486105285" table:formula="of:=NORMINV(0.59;[.L12];22)" table:style-name="ce6">
            <text:p>11.1311</text:p>
          </table:table-cell>
          <table:table-cell office:value-type="float" office:value="4.858364484321001" table:formula="of:=NORMINV(0.4;[.L12];5)" table:style-name="ce6">
            <text:p>4.8584</text:p>
          </table:table-cell>
          <table:table-cell office:value-type="float" office:value="7.0415423642981914" table:formula="of:=NORMINV(0.62;[.L12];3)" table:style-name="ce6">
            <text:p>7.0415</text:p>
          </table:table-cell>
          <table:table-cell office:value-type="float" office:value="5.2086576357018082" table:formula="of:=NORMINV(0.38;[.L12];3)" table:style-name="ce6">
            <text:p>5.2087</text:p>
          </table:table-cell>
          <table:table-cell office:value-type="float" office:value="5.3544590671848642" table:formula="of:=NORMINV(0.35;[.L12];2)" table:style-name="ce6">
            <text:p>5.3545</text:p>
          </table:table-cell>
          <table:table-cell office:value-type="float" office:value="6.8957409328151353" table:formula="of:=NORMINV(0.65;[.L12];2)" table:style-name="ce6">
            <text:p>6.8957</text:p>
          </table:table-cell>
          <table:table-cell office:value-type="float" office:value="6.1250999999999998" table:style-name="ce7">
            <text:p>6.1251</text:p>
          </table:table-cell>
          <table:table-cell office:value-type="float" office:value="193" table:style-name="ce7">
            <text:p>193</text:p>
          </table:table-cell>
          <table:table-cell office:value-type="float" office:value="58711" table:style-name="ce7">
            <text:p>58711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_GrayScale</text:p>
          </table:table-cell>
          <table:table-cell office:value-type="float" office:value="6.1140100467177003" table:formula="of:=NORMINV(0.41;[.L13];2)" table:style-name="ce6">
            <text:p>6.1140</text:p>
          </table:table-cell>
          <table:table-cell office:value-type="float" office:value="8.6314156472070245" table:formula="of:=NORMINV(0.66;[.L13];5)" table:style-name="ce6">
            <text:p>8.6314</text:p>
          </table:table-cell>
          <table:table-cell office:value-type="float" office:value="4.506784352792975" table:formula="of:=NORMINV(0.34;[.L13];5)" table:style-name="ce6">
            <text:p>4.5068</text:p>
          </table:table-cell>
          <table:table-cell office:value-type="float" office:value="7.8358355156789985" table:formula="of:=NORMINV(0.6;[.L13];5)" table:style-name="ce6">
            <text:p>7.8358</text:p>
          </table:table-cell>
          <table:table-cell office:value-type="float" office:value="11.575089486105284" table:formula="of:=NORMINV(0.59;[.L13];22)" table:style-name="ce6">
            <text:p>11.5751</text:p>
          </table:table-cell>
          <table:table-cell office:value-type="float" office:value="5.3023644843210009" table:formula="of:=NORMINV(0.4;[.L13];5)" table:style-name="ce6">
            <text:p>5.3024</text:p>
          </table:table-cell>
          <table:table-cell office:value-type="float" office:value="7.4855423642981913" table:formula="of:=NORMINV(0.62;[.L13];3)" table:style-name="ce6">
            <text:p>7.4855</text:p>
          </table:table-cell>
          <table:table-cell office:value-type="float" office:value="5.6526576357018081" table:formula="of:=NORMINV(0.38;[.L13];3)" table:style-name="ce6">
            <text:p>5.6527</text:p>
          </table:table-cell>
          <table:table-cell office:value-type="float" office:value="5.7984590671848641" table:formula="of:=NORMINV(0.35;[.L13];2)" table:style-name="ce6">
            <text:p>5.7985</text:p>
          </table:table-cell>
          <table:table-cell office:value-type="float" office:value="7.3397409328151353" table:formula="of:=NORMINV(0.65;[.L13];2)" table:style-name="ce6">
            <text:p>7.3397</text:p>
          </table:table-cell>
          <table:table-cell office:value-type="float" office:value="6.5690999999999997" table:style-name="ce7">
            <text:p>6.5691</text:p>
          </table:table-cell>
          <table:table-cell office:value-type="float" office:value="193" table:style-name="ce7">
            <text:p>193</text:p>
          </table:table-cell>
          <table:table-cell office:value-type="float" office:value="58006" table:style-name="ce7">
            <text:p>58006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Flag</text:p>
          </table:table-cell>
          <table:table-cell office:value-type="float" office:value="1.2291230140153107" table:formula="of:=NORMINV(0.41;[.L14];0.6)" table:style-name="ce6">
            <text:p>1.2291</text:p>
          </table:table-cell>
          <table:table-cell office:value-type="float" office:value="1.5718815647207025" table:formula="of:=NORMINV(0.66;[.L14];0.5)" table:style-name="ce6">
            <text:p>1.5719</text:p>
          </table:table-cell>
          <table:table-cell office:value-type="float" office:value="1.1594184352792978" table:formula="of:=NORMINV(0.34;[.L14];0.5)" table:style-name="ce6">
            <text:p>1.1594</text:p>
          </table:table-cell>
          <table:table-cell office:value-type="float" office:value="1.4163194206271603" table:formula="of:=NORMINV(0.6;[.L14];0.2)" table:style-name="ce6">
            <text:p>1.4163</text:p>
          </table:table-cell>
          <table:table-cell office:value-type="float" office:value="1.5021769859846898" table:formula="of:=NORMINV(0.59;[.L14];0.6)" table:style-name="ce6">
            <text:p>1.5022</text:p>
          </table:table-cell>
          <table:table-cell office:value-type="float" office:value="1.3149805793728402" table:formula="of:=NORMINV(0.4;[.L14];0.2)" table:style-name="ce6">
            <text:p>1.3150</text:p>
          </table:table-cell>
          <table:table-cell office:value-type="float" office:value="1.4572942364298194" table:formula="of:=NORMINV(0.62;[.L14];0.3)" table:style-name="ce6">
            <text:p>1.4573</text:p>
          </table:table-cell>
          <table:table-cell office:value-type="float" office:value="1.2740057635701811" table:formula="of:=NORMINV(0.38;[.L14];0.3)" table:style-name="ce6">
            <text:p>1.2740</text:p>
          </table:table-cell>
          <table:table-cell office:value-type="float" office:value="1.2885859067184866" table:formula="of:=NORMINV(0.35;[.L14];0.2)" table:style-name="ce6">
            <text:p>1.2886</text:p>
          </table:table-cell>
          <table:table-cell office:value-type="float" office:value="1.4427140932815139" table:formula="of:=NORMINV(0.65;[.L14];0.2)" table:style-name="ce6">
            <text:p>1.4427</text:p>
          </table:table-cell>
          <table:table-cell office:value-type="float" office:value="1.3656500000000003" table:formula="of:=1.1*1.2415" table:style-name="ce7">
            <text:p>1.36565</text:p>
          </table:table-cell>
          <table:table-cell office:value-type="float" office:value="12" table:style-name="ce7">
            <text:p>12</text:p>
          </table:table-cell>
          <table:table-cell office:value-type="float" office:value="2142" table:style-name="ce7">
            <text:p>2142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Star</text:p>
          </table:table-cell>
          <table:table-cell office:value-type="float" office:value="0.97898301401531029" table:formula="of:=NORMINV(0.41;[.L15];0.6)" table:style-name="ce6">
            <text:p>0.9790</text:p>
          </table:table-cell>
          <table:table-cell office:value-type="float" office:value="1.3217415647207025" table:formula="of:=NORMINV(0.66;[.L15];0.5)" table:style-name="ce6">
            <text:p>1.3217</text:p>
          </table:table-cell>
          <table:table-cell office:value-type="float" office:value="0.90927843527929753" table:formula="of:=NORMINV(0.34;[.L15];0.5)" table:style-name="ce6">
            <text:p>0.9093</text:p>
          </table:table-cell>
          <table:table-cell office:value-type="float" office:value="1.1661794206271598" table:formula="of:=NORMINV(0.6;[.L15];0.2)" table:style-name="ce6">
            <text:p>1.1662</text:p>
          </table:table-cell>
          <table:table-cell office:value-type="float" office:value="1.2520369859846896" table:formula="of:=NORMINV(0.59;[.L15];0.6)" table:style-name="ce6">
            <text:p>1.2520</text:p>
          </table:table-cell>
          <table:table-cell office:value-type="float" office:value="1.0648405793728402" table:formula="of:=NORMINV(0.4;[.L15];0.2)" table:style-name="ce6">
            <text:p>1.0648</text:p>
          </table:table-cell>
          <table:table-cell office:value-type="float" office:value="1.2071542364298191" table:formula="of:=NORMINV(0.62;[.L15];0.3)" table:style-name="ce6">
            <text:p>1.2072</text:p>
          </table:table-cell>
          <table:table-cell office:value-type="float" office:value="1.0238657635701809" table:formula="of:=NORMINV(0.38;[.L15];0.3)" table:style-name="ce6">
            <text:p>1.0239</text:p>
          </table:table-cell>
          <table:table-cell office:value-type="float" office:value="1.0384459067184864" table:formula="of:=NORMINV(0.35;[.L15];0.2)" table:style-name="ce6">
            <text:p>1.0384</text:p>
          </table:table-cell>
          <table:table-cell office:value-type="float" office:value="1.1925740932815136" table:formula="of:=NORMINV(0.65;[.L15];0.2)" table:style-name="ce6">
            <text:p>1.1926</text:p>
          </table:table-cell>
          <table:table-cell office:value-type="float" office:value="1.11551" table:formula="of:=1.1*1.0141" table:style-name="ce7">
            <text:p>1.11551</text:p>
          </table:table-cell>
          <table:table-cell office:value-type="float" office:value="9" table:style-name="ce7">
            <text:p>9</text:p>
          </table:table-cell>
          <table:table-cell office:value-type="float" office:value="346" table:style-name="ce7">
            <text:p>346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Rect</text:p>
          </table:table-cell>
          <table:table-cell office:value-type="float" office:value="0.78087301401531017" table:formula="of:=NORMINV(0.41;[.L16];0.6)" table:style-name="ce6">
            <text:p>0.7809</text:p>
          </table:table-cell>
          <table:table-cell office:value-type="float" office:value="1.1236315647207022" table:formula="of:=NORMINV(0.66;[.L16];0.5)" table:style-name="ce6">
            <text:p>1.1236</text:p>
          </table:table-cell>
          <table:table-cell office:value-type="float" office:value="0.71116843527929752" table:formula="of:=NORMINV(0.34;[.L16];0.5)" table:style-name="ce6">
            <text:p>0.7112</text:p>
          </table:table-cell>
          <table:table-cell office:value-type="float" office:value="0.96806942062715984" table:formula="of:=NORMINV(0.6;[.L16];0.2)" table:style-name="ce6">
            <text:p>0.9681</text:p>
          </table:table-cell>
          <table:table-cell office:value-type="float" office:value="1.0539269859846896" table:formula="of:=NORMINV(0.59;[.L16];0.6)" table:style-name="ce6">
            <text:p>1.0539</text:p>
          </table:table-cell>
          <table:table-cell office:value-type="float" office:value="0.86673057937283993" table:formula="of:=NORMINV(0.4;[.L16];0.2)" table:style-name="ce6">
            <text:p>0.8667</text:p>
          </table:table-cell>
          <table:table-cell office:value-type="float" office:value="1.0090442364298191" table:formula="of:=NORMINV(0.62;[.L16];0.3)" table:style-name="ce6">
            <text:p>1.0090</text:p>
          </table:table-cell>
          <table:table-cell office:value-type="float" office:value="0.82575576357018066" table:formula="of:=NORMINV(0.38;[.L16];0.3)" table:style-name="ce6">
            <text:p>0.8258</text:p>
          </table:table-cell>
          <table:table-cell office:value-type="float" office:value="0.84033590671848635" table:formula="of:=NORMINV(0.35;[.L16];0.2)" table:style-name="ce6">
            <text:p>0.8403</text:p>
          </table:table-cell>
          <table:table-cell office:value-type="float" office:value="0.99446409328151342" table:formula="of:=NORMINV(0.65;[.L16];0.2)" table:style-name="ce6">
            <text:p>0.9945</text:p>
          </table:table-cell>
          <table:table-cell office:value-type="float" office:value="0.91739999999999988" table:formula="of:=1.2*0.7645" table:style-name="ce7">
            <text:p>0.9174</text:p>
          </table:table-cell>
          <table:table-cell office:value-type="float" office:value="9" table:style-name="ce7">
            <text:p>9</text:p>
          </table:table-cell>
          <table:table-cell office:value-type="float" office:value="256" table:style-name="ce7">
            <text:p>256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Circle</text:p>
          </table:table-cell>
          <table:table-cell office:value-type="float" office:value="0.70314301401531032" table:formula="of:=NORMINV(0.41;[.L17];0.6)" table:style-name="ce6">
            <text:p>0.7031</text:p>
          </table:table-cell>
          <table:table-cell office:value-type="float" office:value="1.0459015647207024" table:formula="of:=NORMINV(0.66;[.L17];0.5)" table:style-name="ce6">
            <text:p>1.0459</text:p>
          </table:table-cell>
          <table:table-cell office:value-type="float" office:value="0.63343843527929766" table:formula="of:=NORMINV(0.34;[.L17];0.5)" table:style-name="ce6">
            <text:p>0.6334</text:p>
          </table:table-cell>
          <table:table-cell office:value-type="float" office:value="0.89033942062715998" table:formula="of:=NORMINV(0.6;[.L17];0.2)" table:style-name="ce6">
            <text:p>0.8903</text:p>
          </table:table-cell>
          <table:table-cell office:value-type="float" office:value="0.97619698598468962" table:formula="of:=NORMINV(0.59;[.L17];0.6)" table:style-name="ce6">
            <text:p>0.9762</text:p>
          </table:table-cell>
          <table:table-cell office:value-type="float" office:value="0.78900057937284007" table:formula="of:=NORMINV(0.4;[.L17];0.2)" table:style-name="ce6">
            <text:p>0.7890</text:p>
          </table:table-cell>
          <table:table-cell office:value-type="float" office:value="0.93131423642981925" table:formula="of:=NORMINV(0.62;[.L17];0.3)" table:style-name="ce6">
            <text:p>0.9313</text:p>
          </table:table-cell>
          <table:table-cell office:value-type="float" office:value="0.7480257635701808" table:formula="of:=NORMINV(0.38;[.L17];0.3)" table:style-name="ce6">
            <text:p>0.7480</text:p>
          </table:table-cell>
          <table:table-cell office:value-type="float" office:value="0.76260590671848649" table:formula="of:=NORMINV(0.35;[.L17];0.2)" table:style-name="ce6">
            <text:p>0.7626</text:p>
          </table:table-cell>
          <table:table-cell office:value-type="float" office:value="0.91673409328151356" table:formula="of:=NORMINV(0.65;[.L17];0.2)" table:style-name="ce6">
            <text:p>0.9167</text:p>
          </table:table-cell>
          <table:table-cell office:value-type="float" office:value="0.83967000000000003" table:formula="of:=1.3*0.6459" table:style-name="ce7">
            <text:p>0.83967</text:p>
          </table:table-cell>
          <table:table-cell office:value-type="float" office:value="9" table:style-name="ce7">
            <text:p>9</text:p>
          </table:table-cell>
          <table:table-cell office:value-type="float" office:value="251" table:style-name="ce7">
            <text:p>251</text:p>
          </table:table-cell>
          <table:table-cell table:number-columns-repeated="16370"/>
        </table:table-row>
        <table:table-row table:number-rows-repeated="1048559" table:style-name="ro1">
          <table:table-cell table:number-columns-repeated="16384"/>
        </table:table-row>
      </table:table>
      <table:table table:name="Analysis" table:style-name="ta1">
        <table:table-column table:style-name="co1" table:default-cell-style-name="ce1"/>
        <table:table-column table:style-name="co4" table:number-columns-repeated="16383" table:default-cell-style-name="ce1"/>
        <table:table-row table:style-name="ro1">
          <table:table-cell table:style-name="ce1"/>
          <table:table-cell office:value-type="string" table:style-name="ce1">
            <text:p>Seqential</text:p>
          </table:table-cell>
          <table:table-cell office:value-type="string" table:style-name="ce1">
            <text:p>Pthread-16</text:p>
          </table:table-cell>
          <table:table-cell office:value-type="string" table:style-name="ce1">
            <text:p>Pthread-8</text:p>
          </table:table-cell>
          <table:table-cell office:value-type="string" table:style-name="ce1">
            <text:p>Pthread-4</text:p>
          </table:table-cell>
          <table:table-cell office:value-type="string" table:style-name="ce1">
            <text:p>CUDA</text:p>
          </table:table-cell>
          <table:table-cell table:number-columns-repeated="16378"/>
        </table:table-row>
        <table:table-row table:style-name="ro1">
          <table:table-cell office:value-type="float" office:value="15007" table:style-name="ce4">
            <text:p>15007</text:p>
          </table:table-cell>
          <table:table-cell office:value-type="float" office:value="856.55120000000011" table:style-name="ce1">
            <text:p>856.5512</text:p>
          </table:table-cell>
          <table:table-cell office:value-type="float" office:value="453.97210000000001" table:style-name="ce1">
            <text:p>453.9721</text:p>
          </table:table-cell>
          <table:table-cell office:value-type="float" office:value="508.44875200000007" table:style-name="ce1">
            <text:p>508.448752</text:p>
          </table:table-cell>
          <table:table-cell office:value-type="float" office:value="612.86233500000003" table:style-name="ce1">
            <text:p>612.862335</text:p>
          </table:table-cell>
          <table:table-cell office:value-type="float" office:value="123.4151" table:style-name="ce1">
            <text:p>123.4151</text:p>
          </table:table-cell>
          <table:table-cell table:number-columns-repeated="16378"/>
        </table:table-row>
        <table:table-row table:style-name="ro1">
          <table:table-cell office:value-type="float" office:value="3960" table:style-name="ce4">
            <text:p>3960</text:p>
          </table:table-cell>
          <table:table-cell office:value-type="float" office:value="262.92639999999994" table:style-name="ce1">
            <text:p>262.9264</text:p>
          </table:table-cell>
          <table:table-cell office:value-type="float" office:value="223.48740000000001" table:style-name="ce1">
            <text:p>223.4874</text:p>
          </table:table-cell>
          <table:table-cell office:value-type="float" office:value="252.54076199999997" table:style-name="ce1">
            <text:p>252.540762</text:p>
          </table:table-cell>
          <table:table-cell office:value-type="float" office:value="301.93147740000001" table:style-name="ce1">
            <text:p>301.9314774</text:p>
          </table:table-cell>
          <table:table-cell office:value-type="float" office:value="79.159916899999985" table:style-name="ce1">
            <text:p>79.1599169</text:p>
          </table:table-cell>
          <table:table-cell table:number-columns-repeated="16378"/>
        </table:table-row>
        <table:table-row table:style-name="ro1">
          <table:table-cell office:value-type="float" office:value="3385" table:style-name="ce4">
            <text:p>3385</text:p>
          </table:table-cell>
          <table:table-cell office:value-type="float" office:value="243.5685" table:style-name="ce1">
            <text:p>243.5685</text:p>
          </table:table-cell>
          <table:table-cell office:value-type="float" office:value="211.90459999999999" table:style-name="ce1">
            <text:p>211.9046</text:p>
          </table:table-cell>
          <table:table-cell office:value-type="float" office:value="241.57124399999998" table:style-name="ce1">
            <text:p>241.571244</text:p>
          </table:table-cell>
          <table:table-cell office:value-type="float" office:value="286.4950192" table:style-name="ce1">
            <text:p>286.4950192</text:p>
          </table:table-cell>
          <table:table-cell office:value-type="float" office:value="77.335479000000007" table:style-name="ce1">
            <text:p>77.335479</text:p>
          </table:table-cell>
          <table:table-cell table:number-columns-repeated="16378"/>
        </table:table-row>
        <table:table-row table:style-name="ro1">
          <table:table-cell office:value-type="float" office:value="2349" table:style-name="ce4">
            <text:p>2349</text:p>
          </table:table-cell>
          <table:table-cell office:value-type="float" office:value="185.5181" table:style-name="ce1">
            <text:p>185.5181</text:p>
          </table:table-cell>
          <table:table-cell office:value-type="float" office:value="168.82140000000001" table:style-name="ce1">
            <text:p>168.8214</text:p>
          </table:table-cell>
          <table:table-cell office:value-type="float" office:value="194.14461" table:style-name="ce1">
            <text:p>194.14461</text:p>
          </table:table-cell>
          <table:table-cell office:value-type="float" office:value="228.41535420000002" table:style-name="ce1">
            <text:p>228.4153542</text:p>
          </table:table-cell>
          <table:table-cell office:value-type="float" office:value="77.519192000000004" table:style-name="ce1">
            <text:p>77.519192</text:p>
          </table:table-cell>
          <table:table-cell table:number-columns-repeated="16378"/>
        </table:table-row>
        <table:table-row table:style-name="ro1">
          <table:table-cell office:value-type="float" office:value="1555" table:style-name="ce4">
            <text:p>1555</text:p>
          </table:table-cell>
          <table:table-cell office:value-type="float" office:value="138.78870000000001" table:style-name="ce1">
            <text:p>138.7887</text:p>
          </table:table-cell>
          <table:table-cell office:value-type="float" office:value="130.46129999999999" table:style-name="ce1">
            <text:p>130.4613</text:p>
          </table:table-cell>
          <table:table-cell office:value-type="float" office:value="150.03049499999997" table:style-name="ce1">
            <text:p>150.030495</text:p>
          </table:table-cell>
          <table:table-cell office:value-type="float" office:value="176.64460020000001" table:style-name="ce1">
            <text:p>176.6446002</text:p>
          </table:table-cell>
          <table:table-cell office:value-type="float" office:value="78.906659999999988" table:style-name="ce1">
            <text:p>78.90666</text:p>
          </table:table-cell>
          <table:table-cell table:number-columns-repeated="16378"/>
        </table:table-row>
        <table:table-row table:style-name="ro1">
          <table:table-cell office:value-type="float" office:value="1141" table:style-name="ce4">
            <text:p>1141</text:p>
          </table:table-cell>
          <table:table-cell office:value-type="float" office:value="105.4926" table:style-name="ce1">
            <text:p>105.4926</text:p>
          </table:table-cell>
          <table:table-cell office:value-type="float" office:value="101.2728" table:style-name="ce1">
            <text:p>101.2728</text:p>
          </table:table-cell>
          <table:table-cell office:value-type="float" office:value="115.450992" table:style-name="ce1">
            <text:p>115.450992</text:p>
          </table:table-cell>
          <table:table-cell office:value-type="float" office:value="137.32591680000002" table:style-name="ce1">
            <text:p>137.3259168</text:p>
          </table:table-cell>
          <table:table-cell office:value-type="float" office:value="72.352980000000002" table:style-name="ce1">
            <text:p>72.35298</text:p>
          </table:table-cell>
          <table:table-cell table:number-columns-repeated="16378"/>
        </table:table-row>
        <table:table-row table:style-name="ro1">
          <table:table-cell office:value-type="float" office:value="464" table:style-name="ce4">
            <text:p>464</text:p>
          </table:table-cell>
          <table:table-cell office:value-type="float" office:value="24.0474" table:style-name="ce1">
            <text:p>24.0474</text:p>
          </table:table-cell>
          <table:table-cell office:value-type="float" office:value="26.692599999999999" table:style-name="ce1">
            <text:p>26.6926</text:p>
          </table:table-cell>
          <table:table-cell office:value-type="float" office:value="28.828008000000001" table:style-name="ce1">
            <text:p>28.828008</text:p>
          </table:table-cell>
          <table:table-cell office:value-type="float" office:value="32.031119999999994" table:style-name="ce1">
            <text:p>32.03112</text:p>
          </table:table-cell>
          <table:table-cell office:value-type="float" office:value="12.214499999999999" table:style-name="ce1">
            <text:p>12.2145</text:p>
          </table:table-cell>
          <table:table-cell table:number-columns-repeated="16378"/>
        </table:table-row>
        <table:table-row table:style-name="ro1">
          <table:table-cell office:value-type="float" office:value="216" table:style-name="ce4">
            <text:p>216</text:p>
          </table:table-cell>
          <table:table-cell office:value-type="float" office:value="26.064700000000006" table:style-name="ce1">
            <text:p>26.0647</text:p>
          </table:table-cell>
          <table:table-cell office:value-type="float" office:value="29.192399999999999" table:style-name="ce1">
            <text:p>29.1924</text:p>
          </table:table-cell>
          <table:table-cell office:value-type="float" office:value="31.659157799999999" table:style-name="ce1">
            <text:p>31.6591578</text:p>
          </table:table-cell>
          <table:table-cell office:value-type="float" office:value="35.322803999999998" table:style-name="ce1">
            <text:p>35.322804</text:p>
          </table:table-cell>
          <table:table-cell office:value-type="float" office:value="11.4514" table:style-name="ce1">
            <text:p>11.4514</text:p>
          </table:table-cell>
          <table:table-cell table:number-columns-repeated="16378"/>
        </table:table-row>
        <table:table-row table:style-name="ro1">
          <table:table-cell office:value-type="float" office:value="216" table:style-name="ce4">
            <text:p>216</text:p>
          </table:table-cell>
          <table:table-cell office:value-type="float" office:value="25.963100000000004" table:style-name="ce1">
            <text:p>25.9631</text:p>
          </table:table-cell>
          <table:table-cell office:value-type="float" office:value="29.078600000000002" table:style-name="ce1">
            <text:p>29.0786</text:p>
          </table:table-cell>
          <table:table-cell office:value-type="float" office:value="31.114102000000003" table:style-name="ce1">
            <text:p>31.114102</text:p>
          </table:table-cell>
          <table:table-cell office:value-type="float" office:value="35.214184600000003" table:style-name="ce1">
            <text:p>35.2141846</text:p>
          </table:table-cell>
          <table:table-cell office:value-type="float" office:value="10.7341" table:style-name="ce1">
            <text:p>10.7341</text:p>
          </table:table-cell>
          <table:table-cell table:number-columns-repeated="16378"/>
        </table:table-row>
        <table:table-row table:style-name="ro1">
          <table:table-cell office:value-type="float" office:value="216" table:style-name="ce4">
            <text:p>216</text:p>
          </table:table-cell>
          <table:table-cell office:value-type="float" office:value="27.320900000000002" table:style-name="ce1">
            <text:p>27.3209</text:p>
          </table:table-cell>
          <table:table-cell office:value-type="float" office:value="30.3262" table:style-name="ce1">
            <text:p>30.3262</text:p>
          </table:table-cell>
          <table:table-cell office:value-type="float" office:value="31.539248000000001" table:style-name="ce1">
            <text:p>31.539248</text:p>
          </table:table-cell>
          <table:table-cell office:value-type="float" office:value="36.785680599999999" table:style-name="ce1">
            <text:p>36.7856806</text:p>
          </table:table-cell>
          <table:table-cell office:value-type="float" office:value="10.1541" table:style-name="ce1">
            <text:p>10.1541</text:p>
          </table:table-cell>
          <table:table-cell/>
          <table:table-cell table:style-name="ce1">
            <draw:frame draw:z-index="1" draw:id="id0" draw:style-name="a0" draw:name="图表 4" svg:x="0.74306in" svg:y="0.19444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float" office:value="193" table:style-name="ce4">
            <text:p>193</text:p>
          </table:table-cell>
          <table:table-cell office:value-type="float" office:value="13.849099999999998" table:style-name="ce1">
            <text:p>13.8491</text:p>
          </table:table-cell>
          <table:table-cell office:value-type="float" office:value="21.172799999999999" table:style-name="ce1">
            <text:p>21.1728</text:p>
          </table:table-cell>
          <table:table-cell office:value-type="float" office:value="22.040884799999997" table:style-name="ce1">
            <text:p>22.0408848</text:p>
          </table:table-cell>
          <table:table-cell office:value-type="float" office:value="25.682606400000001" table:style-name="ce1">
            <text:p>25.6826064</text:p>
          </table:table-cell>
          <table:table-cell office:value-type="float" office:value="6.1250999999999998" table:style-name="ce1">
            <text:p>6.1251</text:p>
          </table:table-cell>
          <table:table-cell table:number-columns-repeated="16378"/>
        </table:table-row>
        <table:table-row table:style-name="ro1">
          <table:table-cell office:value-type="float" office:value="193" table:style-name="ce4">
            <text:p>193</text:p>
          </table:table-cell>
          <table:table-cell office:value-type="float" office:value="13.9613" table:style-name="ce1">
            <text:p>13.9613</text:p>
          </table:table-cell>
          <table:table-cell office:value-type="float" office:value="21.637799999999999" table:style-name="ce1">
            <text:p>21.6378</text:p>
          </table:table-cell>
          <table:table-cell office:value-type="float" office:value="24.90727158" table:style-name="ce1">
            <text:p>24.90727158</text:p>
          </table:table-cell>
          <table:table-cell office:value-type="float" office:value="26.225013599999997" table:style-name="ce1">
            <text:p>26.2250136</text:p>
          </table:table-cell>
          <table:table-cell office:value-type="float" office:value="6.5690999999999997" table:style-name="ce1">
            <text:p>6.5691</text:p>
          </table:table-cell>
          <table:table-cell table:number-columns-repeated="16378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0.69270000000000009" table:style-name="ce1">
            <text:p>0.6927</text:p>
          </table:table-cell>
          <table:table-cell office:value-type="float" office:value="2.7536999999999998" table:style-name="ce1">
            <text:p>2.7537</text:p>
          </table:table-cell>
          <table:table-cell office:value-type="float" office:value="2.8087739999999997" table:style-name="ce1">
            <text:p>2.808774</text:p>
          </table:table-cell>
          <table:table-cell office:value-type="float" office:value="3.3044399999999996" table:style-name="ce1">
            <text:p>3.30444</text:p>
          </table:table-cell>
          <table:table-cell office:value-type="float" office:value="1.3656500000000003" table:style-name="ce1">
            <text:p>1.36565</text:p>
          </table:table-cell>
          <table:table-cell table:number-columns-repeated="16378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.2021" table:style-name="ce1">
            <text:p>0.2021</text:p>
          </table:table-cell>
          <table:table-cell office:value-type="float" office:value="2.2153" table:style-name="ce1">
            <text:p>2.2153</text:p>
          </table:table-cell>
          <table:table-cell office:value-type="float" office:value="2.2507448000000001" table:style-name="ce1">
            <text:p>2.2507448</text:p>
          </table:table-cell>
          <table:table-cell office:value-type="float" office:value="2.6583600000000001" table:style-name="ce1">
            <text:p>2.65836</text:p>
          </table:table-cell>
          <table:table-cell office:value-type="float" office:value="1.11551" table:style-name="ce1">
            <text:p>1.11551</text:p>
          </table:table-cell>
          <table:table-cell table:number-columns-repeated="16378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.23749999999999999" table:style-name="ce1">
            <text:p>0.2375</text:p>
          </table:table-cell>
          <table:table-cell office:value-type="float" office:value="1.6222000000000001" table:style-name="ce1">
            <text:p>1.6222</text:p>
          </table:table-cell>
          <table:table-cell office:value-type="float" office:value="1.6416664000000001" table:style-name="ce1">
            <text:p>1.6416664</text:p>
          </table:table-cell>
          <table:table-cell office:value-type="float" office:value="1.930418" table:style-name="ce1">
            <text:p>1.930418</text:p>
          </table:table-cell>
          <table:table-cell office:value-type="float" office:value="0.91739999999999988" table:style-name="ce1">
            <text:p>0.9174</text:p>
          </table:table-cell>
          <table:table-cell table:number-columns-repeated="16378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.20680000000000001" table:style-name="ce1">
            <text:p>0.2068</text:p>
          </table:table-cell>
          <table:table-cell office:value-type="float" office:value="1.5251999999999999" table:style-name="ce1">
            <text:p>1.5252</text:p>
          </table:table-cell>
          <table:table-cell office:value-type="float" office:value="1.5435023999999999" table:style-name="ce1">
            <text:p>1.5435024</text:p>
          </table:table-cell>
          <table:table-cell office:value-type="float" office:value="1.4947440000000001" table:style-name="ce1">
            <text:p>1.494744</text:p>
          </table:table-cell>
          <table:table-cell office:value-type="float" office:value="0.83967000000000003" table:style-name="ce1">
            <text:p>0.83967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  <table:database-ranges>
        <table:database-range table:target-range-address="Seq.A1:Seq.N17" table:name="__Anonymous_Sheet_DB__0" table:display-filter-buttons="true">
          <table:sort>
            <table:sort-by table:field-number="1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宋体" svg:font-family="宋体"/>
    <style:font-face style:name="Times Roman" svg:font-family="&quot;Times Roman&quot;"/>
    <style:font-face style:name="Times" svg:font-family="Times"/>
  </office:font-face-decls>
  <office:styles>
    <number:number-style style:name="N0">
      <number:number number:min-integer-digits="1"/>
    </number:number-style>
    <number:number-style style:name="N48">
      <number:number number:decimal-places="4" number:min-decimal-places="4"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middle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页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页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4</meta:generator>
    <dc:creator>Microsoft Office User</dc:creator>
    <meta:creation-date>2021-12-07T16:36:14Z</meta:creation-date>
    <dc:date>2021-12-09T15:40:00Z</dc:date>
    <meta:editing-cycles>18</meta:editing-cycles>
    <meta:editing-duration>PT319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图表标题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Analysis.$A$2:.$A$17"/>
          </chart:axis>
          <chart:axis chart:dimension="y" chart:name="primary-y" chart:style-name="Axs1">
            <chart:grid chart:class="major" chart:style-name="GMa1"/>
          </chart:axis>
          <chart:series chart:label-cell-address="Analysis.$B$1" chart:values-cell-range-address="Analysis.$B$2:.$B$17" chart:class="chart:line" chart:attached-axis="primary-y" chart:style-name="G0S0">
            <chart:data-point chart:repeated="16"/>
          </chart:series>
          <chart:series chart:label-cell-address="Analysis.$C$1" chart:values-cell-range-address="Analysis.$C$2:.$C$17" chart:class="chart:line" chart:attached-axis="primary-y" chart:style-name="G0S1">
            <chart:data-point chart:repeated="16"/>
          </chart:series>
          <chart:series chart:label-cell-address="Analysis.$D$1" chart:values-cell-range-address="Analysis.$D$2:.$D$17" chart:class="chart:line" chart:attached-axis="primary-y" chart:style-name="G0S2">
            <chart:data-point chart:repeated="16"/>
          </chart:series>
          <chart:series chart:label-cell-address="Analysis.$E$1" chart:values-cell-range-address="Analysis.$E$2:.$E$17" chart:class="chart:line" chart:attached-axis="primary-y" chart:style-name="G0S3">
            <chart:data-point chart:repeated="16"/>
          </chart:series>
          <chart:series chart:label-cell-address="Analysis.$F$1" chart:values-cell-range-address="Analysis.$F$2:.$F$17" chart:class="chart:line" chart:attached-axis="primary-y" chart:style-name="G0S4">
            <chart:data-point chart:repeated="1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